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645.68pt" svg:y="363.66pt">
            <loext:p draw:notify-on-update-of-ranges="all.B1:all.AK1 all.A2:all.A2 all.B2:all.AK2 all.A9:all.A9 all.B9:all.AK9 all.A16:all.A16 all.B16:all.AK16 all.A23:all.A23 all.B23:all.A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9pt" svg:y="426.76pt">
            <loext:p draw:notify-on-update-of-ranges="all.B1:all.AK1 all.A6:all.A6 all.B6:all.AK6 all.A13:all.A13 all.B13:all.AK13 all.A20:all.A20 all.B20:all.AK20 all.A27:all.A27 all.B27:all.A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27.89pt" svg:y="699.48pt">
            <loext:p draw:notify-on-update-of-ranges="all.B1:all.AK1 all.A7:all.A7 all.B7:all.AK7 all.A14:all.A14 all.B14:all.AK14 all.A21:all.A21 all.B21:all.AK21 all.A28:all.A28 all.B28:all.AK28 all.A32:all.A32 all.B32:all.A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10250.54" calcext:value-type="float">
            <text:p>10250.54</text:p>
          </table:table-cell>
          <table:table-cell office:value-type="float" office:value="5214.6746190476" calcext:value-type="float">
            <text:p>5214.6746190476</text:p>
          </table:table-cell>
          <table:table-cell office:value-type="float" office:value="3697.2988571429" calcext:value-type="float">
            <text:p>3697.2988571429</text:p>
          </table:table-cell>
          <table:table-cell office:value-type="float" office:value="2723.6254285714" calcext:value-type="float">
            <text:p>2723.6254285714</text:p>
          </table:table-cell>
          <table:table-cell office:value-type="float" office:value="2264.3820952381" calcext:value-type="float">
            <text:p>2264.3820952381</text:p>
          </table:table-cell>
          <table:table-cell office:value-type="float" office:value="1871.5470952381" calcext:value-type="float">
            <text:p>1871.5470952381</text:p>
          </table:table-cell>
          <table:table-cell office:value-type="float" office:value="1655.8490476191" calcext:value-type="float">
            <text:p>1655.8490476191</text:p>
          </table:table-cell>
          <table:table-cell office:value-type="float" office:value="1443.3795714286" calcext:value-type="float">
            <text:p>1443.3795714286</text:p>
          </table:table-cell>
          <table:table-cell office:value-type="float" office:value="1312.5980952381" calcext:value-type="float">
            <text:p>1312.5980952381</text:p>
          </table:table-cell>
          <table:table-cell office:value-type="float" office:value="1198.3184285714" calcext:value-type="float">
            <text:p>1198.3184285714</text:p>
          </table:table-cell>
          <table:table-cell office:value-type="float" office:value="1116.4570476191" calcext:value-type="float">
            <text:p>1116.4570476191</text:p>
          </table:table-cell>
          <table:table-cell office:value-type="float" office:value="1048.8777619048" calcext:value-type="float">
            <text:p>1048.8777619048</text:p>
          </table:table-cell>
          <table:table-cell office:value-type="float" office:value="994.0569047619" calcext:value-type="float">
            <text:p>994.0569047619</text:p>
          </table:table-cell>
          <table:table-cell office:value-type="float" office:value="946.9243333333" calcext:value-type="float">
            <text:p>946.9243333333</text:p>
          </table:table-cell>
          <table:table-cell office:value-type="float" office:value="898.3555714286" calcext:value-type="float">
            <text:p>898.3555714286</text:p>
          </table:table-cell>
          <table:table-cell office:value-type="float" office:value="855.5536666667" calcext:value-type="float">
            <text:p>855.5536666667</text:p>
          </table:table-cell>
          <table:table-cell office:value-type="float" office:value="860.3478571429" calcext:value-type="float">
            <text:p>860.3478571429</text:p>
          </table:table-cell>
          <table:table-cell office:value-type="float" office:value="829.8643809524" calcext:value-type="float">
            <text:p>829.8643809524</text:p>
          </table:table-cell>
          <table:table-cell office:value-type="float" office:value="752.0374285714" calcext:value-type="float">
            <text:p>752.0374285714</text:p>
          </table:table-cell>
          <table:table-cell office:value-type="float" office:value="784.7483333333" calcext:value-type="float">
            <text:p>784.7483333333</text:p>
          </table:table-cell>
          <table:table-cell office:value-type="float" office:value="736.5311428571" calcext:value-type="float">
            <text:p>736.5311428571</text:p>
          </table:table-cell>
          <table:table-cell office:value-type="float" office:value="725.0917619048" calcext:value-type="float">
            <text:p>725.0917619048</text:p>
          </table:table-cell>
          <table:table-cell office:value-type="float" office:value="671.0061428571" calcext:value-type="float">
            <text:p>671.0061428571</text:p>
          </table:table-cell>
          <table:table-cell office:value-type="float" office:value="674.9446666667" calcext:value-type="float">
            <text:p>674.9446666667</text:p>
          </table:table-cell>
          <table:table-cell office:value-type="float" office:value="673.5189047619" calcext:value-type="float">
            <text:p>673.5189047619</text:p>
          </table:table-cell>
          <table:table-cell office:value-type="float" office:value="672.4134285714" calcext:value-type="float">
            <text:p>672.4134285714</text:p>
          </table:table-cell>
          <table:table-cell office:value-type="float" office:value="663.9006666667" calcext:value-type="float">
            <text:p>663.9006666667</text:p>
          </table:table-cell>
          <table:table-cell office:value-type="float" office:value="639.9925238095" calcext:value-type="float">
            <text:p>639.9925238095</text:p>
          </table:table-cell>
          <table:table-cell office:value-type="float" office:value="649.7108095238" calcext:value-type="float">
            <text:p>649.7108095238</text:p>
          </table:table-cell>
          <table:table-cell office:value-type="float" office:value="653.5208095238" calcext:value-type="float">
            <text:p>653.5208095238</text:p>
          </table:table-cell>
          <table:table-cell office:value-type="float" office:value="632.1742380952" calcext:value-type="float">
            <text:p>632.1742380952</text:p>
          </table:table-cell>
          <table:table-cell office:value-type="float" office:value="612.7461904762" calcext:value-type="float">
            <text:p>612.7461904762</text:p>
          </table:table-cell>
          <table:table-cell office:value-type="float" office:value="639.3712380952" calcext:value-type="float">
            <text:p>639.3712380952</text:p>
          </table:table-cell>
          <table:table-cell office:value-type="float" office:value="625.9566666667" calcext:value-type="float">
            <text:p>625.9566666667</text:p>
          </table:table-cell>
          <table:table-cell office:value-type="float" office:value="595.5236190476" calcext:value-type="float">
            <text:p>595.5236190476</text:p>
          </table:table-cell>
          <table:table-cell office:value-type="float" office:value="608.586952381" calcext:value-type="float">
            <text:p>608.586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10364.549" calcext:value-type="float">
            <text:p>10364.549</text:p>
          </table:table-cell>
          <table:table-cell office:value-type="float" office:value="5278.428" calcext:value-type="float">
            <text:p>5278.428</text:p>
          </table:table-cell>
          <table:table-cell office:value-type="float" office:value="3818.884" calcext:value-type="float">
            <text:p>3818.884</text:p>
          </table:table-cell>
          <table:table-cell office:value-type="float" office:value="2757.431" calcext:value-type="float">
            <text:p>2757.431</text:p>
          </table:table-cell>
          <table:table-cell office:value-type="float" office:value="2303.115" calcext:value-type="float">
            <text:p>2303.115</text:p>
          </table:table-cell>
          <table:table-cell office:value-type="float" office:value="1906.725" calcext:value-type="float">
            <text:p>1906.725</text:p>
          </table:table-cell>
          <table:table-cell office:value-type="float" office:value="1674.223" calcext:value-type="float">
            <text:p>1674.223</text:p>
          </table:table-cell>
          <table:table-cell office:value-type="float" office:value="1466.005" calcext:value-type="float">
            <text:p>1466.005</text:p>
          </table:table-cell>
          <table:table-cell office:value-type="float" office:value="1330.261" calcext:value-type="float">
            <text:p>1330.261</text:p>
          </table:table-cell>
          <table:table-cell office:value-type="float" office:value="1230.065" calcext:value-type="float">
            <text:p>1230.065</text:p>
          </table:table-cell>
          <table:table-cell office:value-type="float" office:value="1153.546" calcext:value-type="float">
            <text:p>1153.546</text:p>
          </table:table-cell>
          <table:table-cell office:value-type="float" office:value="1077.183" calcext:value-type="float">
            <text:p>1077.183</text:p>
          </table:table-cell>
          <table:table-cell office:value-type="float" office:value="1061.735" calcext:value-type="float">
            <text:p>1061.735</text:p>
          </table:table-cell>
          <table:table-cell office:value-type="float" office:value="1032.827" calcext:value-type="float">
            <text:p>1032.827</text:p>
          </table:table-cell>
          <table:table-cell office:value-type="float" office:value="988.652" calcext:value-type="float">
            <text:p>988.652</text:p>
          </table:table-cell>
          <table:table-cell office:value-type="float" office:value="956.309" calcext:value-type="float">
            <text:p>956.309</text:p>
          </table:table-cell>
          <table:table-cell office:value-type="float" office:value="937.389" calcext:value-type="float">
            <text:p>937.389</text:p>
          </table:table-cell>
          <table:table-cell office:value-type="float" office:value="931.402" calcext:value-type="float">
            <text:p>931.402</text:p>
          </table:table-cell>
          <table:table-cell office:value-type="float" office:value="908.522" calcext:value-type="float">
            <text:p>908.522</text:p>
          </table:table-cell>
          <table:table-cell office:value-type="float" office:value="940.458" calcext:value-type="float">
            <text:p>940.458</text:p>
          </table:table-cell>
          <table:table-cell office:value-type="float" office:value="870.26" calcext:value-type="float">
            <text:p>870.26</text:p>
          </table:table-cell>
          <table:table-cell office:value-type="float" office:value="867.63" calcext:value-type="float">
            <text:p>867.63</text:p>
          </table:table-cell>
          <table:table-cell office:value-type="float" office:value="784.021" calcext:value-type="float">
            <text:p>784.021</text:p>
          </table:table-cell>
          <table:table-cell office:value-type="float" office:value="811.964" calcext:value-type="float">
            <text:p>811.964</text:p>
          </table:table-cell>
          <table:table-cell office:value-type="float" office:value="818.802" calcext:value-type="float">
            <text:p>818.802</text:p>
          </table:table-cell>
          <table:table-cell office:value-type="float" office:value="788.999" calcext:value-type="float">
            <text:p>788.999</text:p>
          </table:table-cell>
          <table:table-cell office:value-type="float" office:value="774.561" calcext:value-type="float">
            <text:p>774.561</text:p>
          </table:table-cell>
          <table:table-cell office:value-type="float" office:value="745.503" calcext:value-type="float">
            <text:p>745.503</text:p>
          </table:table-cell>
          <table:table-cell office:value-type="float" office:value="737.156" calcext:value-type="float">
            <text:p>737.156</text:p>
          </table:table-cell>
          <table:table-cell office:value-type="float" office:value="802.184" calcext:value-type="float">
            <text:p>802.184</text:p>
          </table:table-cell>
          <table:table-cell office:value-type="float" office:value="700.038" calcext:value-type="float">
            <text:p>700.038</text:p>
          </table:table-cell>
          <table:table-cell office:value-type="float" office:value="753.952" calcext:value-type="float">
            <text:p>753.952</text:p>
          </table:table-cell>
          <table:table-cell office:value-type="float" office:value="755.9" calcext:value-type="float">
            <text:p>755.9</text:p>
          </table:table-cell>
          <table:table-cell office:value-type="float" office:value="742.697" calcext:value-type="float">
            <text:p>742.697</text:p>
          </table:table-cell>
          <table:table-cell office:value-type="float" office:value="678.582" calcext:value-type="float">
            <text:p>678.582</text:p>
          </table:table-cell>
          <table:table-cell office:value-type="float" office:value="740.856" calcext:value-type="float">
            <text:p>740.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10106.121" calcext:value-type="float">
            <text:p>10106.121</text:p>
          </table:table-cell>
          <table:table-cell office:value-type="float" office:value="5111.703" calcext:value-type="float">
            <text:p>5111.703</text:p>
          </table:table-cell>
          <table:table-cell office:value-type="float" office:value="3586.225" calcext:value-type="float">
            <text:p>3586.225</text:p>
          </table:table-cell>
          <table:table-cell office:value-type="float" office:value="2694.55" calcext:value-type="float">
            <text:p>2694.55</text:p>
          </table:table-cell>
          <table:table-cell office:value-type="float" office:value="2208.538" calcext:value-type="float">
            <text:p>2208.538</text:p>
          </table:table-cell>
          <table:table-cell office:value-type="float" office:value="1844.179" calcext:value-type="float">
            <text:p>1844.179</text:p>
          </table:table-cell>
          <table:table-cell office:value-type="float" office:value="1636.203" calcext:value-type="float">
            <text:p>1636.203</text:p>
          </table:table-cell>
          <table:table-cell office:value-type="float" office:value="1421.28" calcext:value-type="float">
            <text:p>1421.28</text:p>
          </table:table-cell>
          <table:table-cell office:value-type="float" office:value="1287.652" calcext:value-type="float">
            <text:p>1287.652</text:p>
          </table:table-cell>
          <table:table-cell office:value-type="float" office:value="1147.789" calcext:value-type="float">
            <text:p>1147.789</text:p>
          </table:table-cell>
          <table:table-cell office:value-type="float" office:value="1073.311" calcext:value-type="float">
            <text:p>1073.311</text:p>
          </table:table-cell>
          <table:table-cell office:value-type="float" office:value="1006.075" calcext:value-type="float">
            <text:p>1006.075</text:p>
          </table:table-cell>
          <table:table-cell office:value-type="float" office:value="925.654" calcext:value-type="float">
            <text:p>925.654</text:p>
          </table:table-cell>
          <table:table-cell office:value-type="float" office:value="864.841" calcext:value-type="float">
            <text:p>864.841</text:p>
          </table:table-cell>
          <table:table-cell office:value-type="float" office:value="813.766" calcext:value-type="float">
            <text:p>813.766</text:p>
          </table:table-cell>
          <table:table-cell office:value-type="float" office:value="768.419" calcext:value-type="float">
            <text:p>768.419</text:p>
          </table:table-cell>
          <table:table-cell office:value-type="float" office:value="732.863" calcext:value-type="float">
            <text:p>732.863</text:p>
          </table:table-cell>
          <table:table-cell office:value-type="float" office:value="705.137" calcext:value-type="float">
            <text:p>705.137</text:p>
          </table:table-cell>
          <table:table-cell office:value-type="float" office:value="679.463" calcext:value-type="float">
            <text:p>679.463</text:p>
          </table:table-cell>
          <table:table-cell office:value-type="float" office:value="678.397" calcext:value-type="float">
            <text:p>678.397</text:p>
          </table:table-cell>
          <table:table-cell office:value-type="float" office:value="652.989" calcext:value-type="float">
            <text:p>652.989</text:p>
          </table:table-cell>
          <table:table-cell office:value-type="float" office:value="644.287" calcext:value-type="float">
            <text:p>644.287</text:p>
          </table:table-cell>
          <table:table-cell office:value-type="float" office:value="627.312" calcext:value-type="float">
            <text:p>627.312</text:p>
          </table:table-cell>
          <table:table-cell office:value-type="float" office:value="622.936" calcext:value-type="float">
            <text:p>622.936</text:p>
          </table:table-cell>
          <table:table-cell office:value-type="float" office:value="613.387" calcext:value-type="float">
            <text:p>613.387</text:p>
          </table:table-cell>
          <table:table-cell office:value-type="float" office:value="597.929" calcext:value-type="float">
            <text:p>597.929</text:p>
          </table:table-cell>
          <table:table-cell office:value-type="float" office:value="589.35" calcext:value-type="float">
            <text:p>589.35</text:p>
          </table:table-cell>
          <table:table-cell office:value-type="float" office:value="592.341" calcext:value-type="float">
            <text:p>592.341</text:p>
          </table:table-cell>
          <table:table-cell office:value-type="float" office:value="588.988" calcext:value-type="float">
            <text:p>588.988</text:p>
          </table:table-cell>
          <table:table-cell office:value-type="float" office:value="573.194" calcext:value-type="float">
            <text:p>573.194</text:p>
          </table:table-cell>
          <table:table-cell office:value-type="float" office:value="573.73" calcext:value-type="float">
            <text:p>573.73</text:p>
          </table:table-cell>
          <table:table-cell office:value-type="float" office:value="560.312" calcext:value-type="float">
            <text:p>560.312</text:p>
          </table:table-cell>
          <table:table-cell office:value-type="float" office:value="558.154" calcext:value-type="float">
            <text:p>558.154</text:p>
          </table:table-cell>
          <table:table-cell office:value-type="float" office:value="548.515" calcext:value-type="float">
            <text:p>548.515</text:p>
          </table:table-cell>
          <table:table-cell office:value-type="float" office:value="544.406" calcext:value-type="float">
            <text:p>544.406</text:p>
          </table:table-cell>
          <table:table-cell office:value-type="float" office:value="550.137" calcext:value-type="float">
            <text:p>550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58.9192737959" calcext:value-type="float">
            <text:p>58.9192737959</text:p>
          </table:table-cell>
          <table:table-cell office:value-type="float" office:value="43.9939287828" calcext:value-type="float">
            <text:p>43.9939287828</text:p>
          </table:table-cell>
          <table:table-cell office:value-type="float" office:value="65.3456657119" calcext:value-type="float">
            <text:p>65.3456657119</text:p>
          </table:table-cell>
          <table:table-cell office:value-type="float" office:value="14.1275147587" calcext:value-type="float">
            <text:p>14.1275147587</text:p>
          </table:table-cell>
          <table:table-cell office:value-type="float" office:value="27.2895609289" calcext:value-type="float">
            <text:p>27.2895609289</text:p>
          </table:table-cell>
          <table:table-cell office:value-type="float" office:value="14.7151196458" calcext:value-type="float">
            <text:p>14.7151196458</text:p>
          </table:table-cell>
          <table:table-cell office:value-type="float" office:value="11.8500037109" calcext:value-type="float">
            <text:p>11.8500037109</text:p>
          </table:table-cell>
          <table:table-cell office:value-type="float" office:value="11.8254195764" calcext:value-type="float">
            <text:p>11.8254195764</text:p>
          </table:table-cell>
          <table:table-cell office:value-type="float" office:value="12.2594392282" calcext:value-type="float">
            <text:p>12.2594392282</text:p>
          </table:table-cell>
          <table:table-cell office:value-type="float" office:value="18.7555833142" calcext:value-type="float">
            <text:p>18.7555833142</text:p>
          </table:table-cell>
          <table:table-cell office:value-type="float" office:value="22.0101789826" calcext:value-type="float">
            <text:p>22.0101789826</text:p>
          </table:table-cell>
          <table:table-cell office:value-type="float" office:value="17.2036057584" calcext:value-type="float">
            <text:p>17.2036057584</text:p>
          </table:table-cell>
          <table:table-cell office:value-type="float" office:value="41.3908866562" calcext:value-type="float">
            <text:p>41.3908866562</text:p>
          </table:table-cell>
          <table:table-cell office:value-type="float" office:value="49.0798302058" calcext:value-type="float">
            <text:p>49.0798302058</text:p>
          </table:table-cell>
          <table:table-cell office:value-type="float" office:value="54.0346322848" calcext:value-type="float">
            <text:p>54.0346322848</text:p>
          </table:table-cell>
          <table:table-cell office:value-type="float" office:value="56.2655110821" calcext:value-type="float">
            <text:p>56.2655110821</text:p>
          </table:table-cell>
          <table:table-cell office:value-type="float" office:value="60.8626874483" calcext:value-type="float">
            <text:p>60.8626874483</text:p>
          </table:table-cell>
          <table:table-cell office:value-type="float" office:value="60.499471608" calcext:value-type="float">
            <text:p>60.499471608</text:p>
          </table:table-cell>
          <table:table-cell office:value-type="float" office:value="72.0711131387" calcext:value-type="float">
            <text:p>72.0711131387</text:p>
          </table:table-cell>
          <table:table-cell office:value-type="float" office:value="74.9190314549" calcext:value-type="float">
            <text:p>74.9190314549</text:p>
          </table:table-cell>
          <table:table-cell office:value-type="float" office:value="66.0755361002" calcext:value-type="float">
            <text:p>66.0755361002</text:p>
          </table:table-cell>
          <table:table-cell office:value-type="float" office:value="64.7623797091" calcext:value-type="float">
            <text:p>64.7623797091</text:p>
          </table:table-cell>
          <table:table-cell office:value-type="float" office:value="42.7094785994" calcext:value-type="float">
            <text:p>42.7094785994</text:p>
          </table:table-cell>
          <table:table-cell office:value-type="float" office:value="48.7789582734" calcext:value-type="float">
            <text:p>48.7789582734</text:p>
          </table:table-cell>
          <table:table-cell office:value-type="float" office:value="57.0544691211" calcext:value-type="float">
            <text:p>57.0544691211</text:p>
          </table:table-cell>
          <table:table-cell office:value-type="float" office:value="60.7631000901" calcext:value-type="float">
            <text:p>60.7631000901</text:p>
          </table:table-cell>
          <table:table-cell office:value-type="float" office:value="57.9052129608" calcext:value-type="float">
            <text:p>57.9052129608</text:p>
          </table:table-cell>
          <table:table-cell office:value-type="float" office:value="47.9026469369" calcext:value-type="float">
            <text:p>47.9026469369</text:p>
          </table:table-cell>
          <table:table-cell office:value-type="float" office:value="49.1925507517" calcext:value-type="float">
            <text:p>49.1925507517</text:p>
          </table:table-cell>
          <table:table-cell office:value-type="float" office:value="63.4880540847" calcext:value-type="float">
            <text:p>63.4880540847</text:p>
          </table:table-cell>
          <table:table-cell office:value-type="float" office:value="40.8069132071" calcext:value-type="float">
            <text:p>40.8069132071</text:p>
          </table:table-cell>
          <table:table-cell office:value-type="float" office:value="52.6356617396" calcext:value-type="float">
            <text:p>52.6356617396</text:p>
          </table:table-cell>
          <table:table-cell office:value-type="float" office:value="54.9989208657" calcext:value-type="float">
            <text:p>54.9989208657</text:p>
          </table:table-cell>
          <table:table-cell office:value-type="float" office:value="62.5634899788" calcext:value-type="float">
            <text:p>62.5634899788</text:p>
          </table:table-cell>
          <table:table-cell office:value-type="float" office:value="34.0528468949" calcext:value-type="float">
            <text:p>34.0528468949</text:p>
          </table:table-cell>
          <table:table-cell office:value-type="float" office:value="58.6898761785" calcext:value-type="float">
            <text:p>58.6898761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30]/[.B2]" office:value-type="float" office:value="0.721065446308194" calcext:value-type="float">
            <text:p>0.7210654463</text:p>
          </table:table-cell>
          <table:table-cell table:formula="of:=[.B30]/[.C2]" office:value-type="float" office:value="1.41740582873605" calcext:value-type="float">
            <text:p>1.4174058287</text:p>
          </table:table-cell>
          <table:table-cell table:formula="of:=[.B30]/[.D2]" office:value-type="float" office:value="1.99911083349958" calcext:value-type="float">
            <text:p>1.9991108335</text:p>
          </table:table-cell>
          <table:table-cell table:formula="of:=[.B30]/[.E2]" office:value-type="float" office:value="2.71377632271443" calcext:value-type="float">
            <text:p>2.7137763227</text:p>
          </table:table-cell>
          <table:table-cell table:formula="of:=[.B30]/[.F2]" office:value-type="float" office:value="3.26416209328965" calcext:value-type="float">
            <text:p>3.2641620933</text:p>
          </table:table-cell>
          <table:table-cell table:formula="of:=[.B30]/[.G2]" office:value-type="float" office:value="3.9493049460557" calcext:value-type="float">
            <text:p>3.9493049461</text:p>
          </table:table-cell>
          <table:table-cell table:formula="of:=[.B30]/[.H2]" office:value-type="float" office:value="4.46375846314479" calcext:value-type="float">
            <text:p>4.4637584631</text:p>
          </table:table-cell>
          <table:table-cell table:formula="of:=[.B30]/[.I2]" office:value-type="float" office:value="5.12083608934854" calcext:value-type="float">
            <text:p>5.1208360893</text:p>
          </table:table-cell>
          <table:table-cell table:formula="of:=[.B30]/[.J2]" office:value-type="float" office:value="5.63105357749224" calcext:value-type="float">
            <text:p>5.6310535775</text:p>
          </table:table-cell>
          <table:table-cell table:formula="of:=[.B30]/[.K2]" office:value-type="float" office:value="6.16806853985522" calcext:value-type="float">
            <text:p>6.1680685399</text:p>
          </table:table-cell>
          <table:table-cell table:formula="of:=[.B30]/[.L2]" office:value-type="float" office:value="6.62032651928915" calcext:value-type="float">
            <text:p>6.6203265193</text:p>
          </table:table-cell>
          <table:table-cell table:formula="of:=[.B30]/[.M2]" office:value-type="float" office:value="7.04687473455163" calcext:value-type="float">
            <text:p>7.0468747346</text:p>
          </table:table-cell>
          <table:table-cell table:formula="of:=[.B30]/[.N2]" office:value-type="float" office:value="7.43550008514894" calcext:value-type="float">
            <text:p>7.4355000851</text:p>
          </table:table-cell>
          <table:table-cell table:formula="of:=[.B30]/[.O2]" office:value-type="float" office:value="7.80559749054246" calcext:value-type="float">
            <text:p>7.8055974905</text:p>
          </table:table-cell>
          <table:table-cell table:formula="of:=[.B30]/[.P2]" office:value-type="float" office:value="8.22759988925771" calcext:value-type="float">
            <text:p>8.2275998893</text:p>
          </table:table-cell>
          <table:table-cell table:formula="of:=[.B30]/[.Q2]" office:value-type="float" office:value="8.63921281384614" calcext:value-type="float">
            <text:p>8.6392128138</text:p>
          </table:table-cell>
          <table:table-cell table:formula="of:=[.B30]/[.R2]" office:value-type="float" office:value="8.59107178408691" calcext:value-type="float">
            <text:p>8.5910717841</text:p>
          </table:table-cell>
          <table:table-cell table:formula="of:=[.B30]/[.S2]" office:value-type="float" office:value="8.90664832670286" calcext:value-type="float">
            <text:p>8.9066483267</text:p>
          </table:table-cell>
          <table:table-cell table:formula="of:=[.B30]/[.T2]" office:value-type="float" office:value="9.8283807682828" calcext:value-type="float">
            <text:p>9.8283807683</text:p>
          </table:table-cell>
          <table:table-cell table:formula="of:=[.B30]/[.U2]" office:value-type="float" office:value="9.41870136710535" calcext:value-type="float">
            <text:p>9.4187013671</text:p>
          </table:table-cell>
          <table:table-cell table:formula="of:=[.B30]/[.V2]" office:value-type="float" office:value="10.035298943814" calcext:value-type="float">
            <text:p>10.0352989438</text:p>
          </table:table-cell>
          <table:table-cell table:formula="of:=[.B30]/[.W2]" office:value-type="float" office:value="10.1936204330652" calcext:value-type="float">
            <text:p>10.1936204331</text:p>
          </table:table-cell>
          <table:table-cell table:formula="of:=[.B30]/[.X2]" office:value-type="float" office:value="11.0152645824199" calcext:value-type="float">
            <text:p>11.0152645824</text:p>
          </table:table-cell>
          <table:table-cell table:formula="of:=[.B30]/[.Y2]" office:value-type="float" office:value="10.9509868957154" calcext:value-type="float">
            <text:p>10.9509868957</text:p>
          </table:table-cell>
          <table:table-cell table:formula="of:=[.B30]/[.Z2]" office:value-type="float" office:value="10.9741688729776" calcext:value-type="float">
            <text:p>10.974168873</text:p>
          </table:table-cell>
          <table:table-cell table:formula="of:=[.B30]/[.AA2]" office:value-type="float" office:value="10.9922108719683" calcext:value-type="float">
            <text:p>10.992210872</text:p>
          </table:table-cell>
          <table:table-cell table:formula="of:=[.B30]/[.AB2]" office:value-type="float" office:value="11.1331567674275" calcext:value-type="float">
            <text:p>11.1331567674</text:p>
          </table:table-cell>
          <table:table-cell table:formula="of:=[.B30]/[.AC2]" office:value-type="float" office:value="11.5490570983609" calcext:value-type="float">
            <text:p>11.5490570984</text:p>
          </table:table-cell>
          <table:table-cell table:formula="of:=[.B30]/[.AD2]" office:value-type="float" office:value="11.3763078767574" calcext:value-type="float">
            <text:p>11.3763078768</text:p>
          </table:table-cell>
          <table:table-cell table:formula="of:=[.B30]/[.AE2]" office:value-type="float" office:value="11.3099844599988" calcext:value-type="float">
            <text:p>11.30998446</text:p>
          </table:table-cell>
          <table:table-cell table:formula="of:=[.B30]/[.AF2]" office:value-type="float" office:value="11.6918877021479" calcext:value-type="float">
            <text:p>11.6918877021</text:p>
          </table:table-cell>
          <table:table-cell table:formula="of:=[.B30]/[.AG2]" office:value-type="float" office:value="12.0625967405131" calcext:value-type="float">
            <text:p>12.0625967405</text:p>
          </table:table-cell>
          <table:table-cell table:formula="of:=[.B30]/[.AH2]" office:value-type="float" office:value="11.560279473972" calcext:value-type="float">
            <text:p>11.560279474</text:p>
          </table:table-cell>
          <table:table-cell table:formula="of:=[.B30]/[.AI2]" office:value-type="float" office:value="11.8080221740583" calcext:value-type="float">
            <text:p>11.8080221741</text:p>
          </table:table-cell>
          <table:table-cell table:formula="of:=[.B30]/[.AJ2]" office:value-type="float" office:value="12.4114476128095" calcext:value-type="float">
            <text:p>12.4114476128</text:p>
          </table:table-cell>
          <table:table-cell table:formula="of:=[.B30]/[.AK2]" office:value-type="float" office:value="12.1450355961176" calcext:value-type="float">
            <text:p>12.1450355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eff</text:p>
          </table:table-cell>
          <table:table-cell table:formula="of:=[.B6]/[.B1]" office:value-type="float" office:value="0.721065446308194" calcext:value-type="float">
            <text:p>0.7210654463</text:p>
          </table:table-cell>
          <table:table-cell table:formula="of:=[.C6]/[.C1]" office:value-type="float" office:value="0.708702914368024" calcext:value-type="float">
            <text:p>0.7087029144</text:p>
          </table:table-cell>
          <table:table-cell table:formula="of:=[.D6]/[.D1]" office:value-type="float" office:value="0.666370277833194" calcext:value-type="float">
            <text:p>0.6663702778</text:p>
          </table:table-cell>
          <table:table-cell table:formula="of:=[.E6]/[.E1]" office:value-type="float" office:value="0.678444080678607" calcext:value-type="float">
            <text:p>0.6784440807</text:p>
          </table:table-cell>
          <table:table-cell table:formula="of:=[.F6]/[.F1]" office:value-type="float" office:value="0.65283241865793" calcext:value-type="float">
            <text:p>0.6528324187</text:p>
          </table:table-cell>
          <table:table-cell table:formula="of:=[.G6]/[.G1]" office:value-type="float" office:value="0.658217491009283" calcext:value-type="float">
            <text:p>0.658217491</text:p>
          </table:table-cell>
          <table:table-cell table:formula="of:=[.H6]/[.H1]" office:value-type="float" office:value="0.637679780449256" calcext:value-type="float">
            <text:p>0.6376797804</text:p>
          </table:table-cell>
          <table:table-cell table:formula="of:=[.I6]/[.I1]" office:value-type="float" office:value="0.640104511168567" calcext:value-type="float">
            <text:p>0.6401045112</text:p>
          </table:table-cell>
          <table:table-cell table:formula="of:=[.J6]/[.J1]" office:value-type="float" office:value="0.62567261972136" calcext:value-type="float">
            <text:p>0.6256726197</text:p>
          </table:table-cell>
          <table:table-cell table:formula="of:=[.K6]/[.K1]" office:value-type="float" office:value="0.616806853985522" calcext:value-type="float">
            <text:p>0.616806854</text:p>
          </table:table-cell>
          <table:table-cell table:formula="of:=[.L6]/[.L1]" office:value-type="float" office:value="0.601847865389923" calcext:value-type="float">
            <text:p>0.6018478654</text:p>
          </table:table-cell>
          <table:table-cell table:formula="of:=[.M6]/[.M1]" office:value-type="float" office:value="0.587239561212636" calcext:value-type="float">
            <text:p>0.5872395612</text:p>
          </table:table-cell>
          <table:table-cell table:formula="of:=[.N6]/[.N1]" office:value-type="float" office:value="0.571961545011457" calcext:value-type="float">
            <text:p>0.571961545</text:p>
          </table:table-cell>
          <table:table-cell table:formula="of:=[.O6]/[.O1]" office:value-type="float" office:value="0.55754267789589" calcext:value-type="float">
            <text:p>0.5575426779</text:p>
          </table:table-cell>
          <table:table-cell table:formula="of:=[.P6]/[.P1]" office:value-type="float" office:value="0.548506659283848" calcext:value-type="float">
            <text:p>0.5485066593</text:p>
          </table:table-cell>
          <table:table-cell table:formula="of:=[.Q6]/[.Q1]" office:value-type="float" office:value="0.539950800865384" calcext:value-type="float">
            <text:p>0.5399508009</text:p>
          </table:table-cell>
          <table:table-cell table:formula="of:=[.R6]/[.R1]" office:value-type="float" office:value="0.505357163769818" calcext:value-type="float">
            <text:p>0.5053571638</text:p>
          </table:table-cell>
          <table:table-cell table:formula="of:=[.S6]/[.S1]" office:value-type="float" office:value="0.494813795927937" calcext:value-type="float">
            <text:p>0.4948137959</text:p>
          </table:table-cell>
          <table:table-cell table:formula="of:=[.T6]/[.T1]" office:value-type="float" office:value="0.517283198330674" calcext:value-type="float">
            <text:p>0.5172831983</text:p>
          </table:table-cell>
          <table:table-cell table:formula="of:=[.U6]/[.U1]" office:value-type="float" office:value="0.470935068355268" calcext:value-type="float">
            <text:p>0.4709350684</text:p>
          </table:table-cell>
          <table:table-cell table:formula="of:=[.V6]/[.V1]" office:value-type="float" office:value="0.477871378276859" calcext:value-type="float">
            <text:p>0.4778713783</text:p>
          </table:table-cell>
          <table:table-cell table:formula="of:=[.W6]/[.W1]" office:value-type="float" office:value="0.463346383321144" calcext:value-type="float">
            <text:p>0.4633463833</text:p>
          </table:table-cell>
          <table:table-cell table:formula="of:=[.X6]/[.X1]" office:value-type="float" office:value="0.478924547061735" calcext:value-type="float">
            <text:p>0.4789245471</text:p>
          </table:table-cell>
          <table:table-cell table:formula="of:=[.Y6]/[.Y1]" office:value-type="float" office:value="0.456291120654806" calcext:value-type="float">
            <text:p>0.4562911207</text:p>
          </table:table-cell>
          <table:table-cell table:formula="of:=[.Z6]/[.Z1]" office:value-type="float" office:value="0.438966754919104" calcext:value-type="float">
            <text:p>0.4389667549</text:p>
          </table:table-cell>
          <table:table-cell table:formula="of:=[.AA6]/[.AA1]" office:value-type="float" office:value="0.422777341229549" calcext:value-type="float">
            <text:p>0.4227773412</text:p>
          </table:table-cell>
          <table:table-cell table:formula="of:=[.AB6]/[.AB1]" office:value-type="float" office:value="0.412339139534352" calcext:value-type="float">
            <text:p>0.4123391395</text:p>
          </table:table-cell>
          <table:table-cell table:formula="of:=[.AC6]/[.AC1]" office:value-type="float" office:value="0.41246632494146" calcext:value-type="float">
            <text:p>0.4124663249</text:p>
          </table:table-cell>
          <table:table-cell table:formula="of:=[.AD6]/[.AD1]" office:value-type="float" office:value="0.392286478508874" calcext:value-type="float">
            <text:p>0.3922864785</text:p>
          </table:table-cell>
          <table:table-cell table:formula="of:=[.AE6]/[.AE1]" office:value-type="float" office:value="0.376999481999959" calcext:value-type="float">
            <text:p>0.376999482</text:p>
          </table:table-cell>
          <table:table-cell table:formula="of:=[.AF6]/[.AF1]" office:value-type="float" office:value="0.377157667811223" calcext:value-type="float">
            <text:p>0.3771576678</text:p>
          </table:table-cell>
          <table:table-cell table:formula="of:=[.AG6]/[.AG1]" office:value-type="float" office:value="0.376956148141033" calcext:value-type="float">
            <text:p>0.3769561481</text:p>
          </table:table-cell>
          <table:table-cell table:formula="of:=[.AH6]/[.AH1]" office:value-type="float" office:value="0.350311499211272" calcext:value-type="float">
            <text:p>0.3503114992</text:p>
          </table:table-cell>
          <table:table-cell table:formula="of:=[.AI6]/[.AI1]" office:value-type="float" office:value="0.347294769825243" calcext:value-type="float">
            <text:p>0.3472947698</text:p>
          </table:table-cell>
          <table:table-cell table:formula="of:=[.AJ6]/[.AJ1]" office:value-type="float" office:value="0.354612788937414" calcext:value-type="float">
            <text:p>0.3546127889</text:p>
          </table:table-cell>
          <table:table-cell table:formula="of:=[.AK6]/[.AK1]" office:value-type="float" office:value="0.337362099892157" calcext:value-type="float">
            <text:p>0.3373620999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11492.6889" calcext:value-type="float">
            <text:p>11492.6889</text:p>
          </table:table-cell>
          <table:table-cell office:value-type="float" office:value="5728.998952381" calcext:value-type="float">
            <text:p>5728.998952381</text:p>
          </table:table-cell>
          <table:table-cell office:value-type="float" office:value="4081.582952381" calcext:value-type="float">
            <text:p>4081.582952381</text:p>
          </table:table-cell>
          <table:table-cell office:value-type="float" office:value="2986.7993809524" calcext:value-type="float">
            <text:p>2986.7993809524</text:p>
          </table:table-cell>
          <table:table-cell office:value-type="float" office:value="2484.7153809524" calcext:value-type="float">
            <text:p>2484.7153809524</text:p>
          </table:table-cell>
          <table:table-cell office:value-type="float" office:value="2055.9625714286" calcext:value-type="float">
            <text:p>2055.9625714286</text:p>
          </table:table-cell>
          <table:table-cell office:value-type="float" office:value="1805.047" calcext:value-type="float">
            <text:p>1805.047</text:p>
          </table:table-cell>
          <table:table-cell office:value-type="float" office:value="1576.791" calcext:value-type="float">
            <text:p>1576.791</text:p>
          </table:table-cell>
          <table:table-cell office:value-type="float" office:value="1427.2700952381" calcext:value-type="float">
            <text:p>1427.2700952381</text:p>
          </table:table-cell>
          <table:table-cell office:value-type="float" office:value="1296.2540476191" calcext:value-type="float">
            <text:p>1296.2540476191</text:p>
          </table:table-cell>
          <table:table-cell office:value-type="float" office:value="1198.7798095238" calcext:value-type="float">
            <text:p>1198.7798095238</text:p>
          </table:table-cell>
          <table:table-cell office:value-type="float" office:value="1134.3390476191" calcext:value-type="float">
            <text:p>1134.3390476191</text:p>
          </table:table-cell>
          <table:table-cell office:value-type="float" office:value="1076.0786190476" calcext:value-type="float">
            <text:p>1076.0786190476</text:p>
          </table:table-cell>
          <table:table-cell office:value-type="float" office:value="1045.0310952381" calcext:value-type="float">
            <text:p>1045.0310952381</text:p>
          </table:table-cell>
          <table:table-cell office:value-type="float" office:value="991.3478095238" calcext:value-type="float">
            <text:p>991.3478095238</text:p>
          </table:table-cell>
          <table:table-cell office:value-type="float" office:value="942.7066190476" calcext:value-type="float">
            <text:p>942.7066190476</text:p>
          </table:table-cell>
          <table:table-cell office:value-type="float" office:value="926.0888095238" calcext:value-type="float">
            <text:p>926.0888095238</text:p>
          </table:table-cell>
          <table:table-cell office:value-type="float" office:value="869.5146190476" calcext:value-type="float">
            <text:p>869.5146190476</text:p>
          </table:table-cell>
          <table:table-cell office:value-type="float" office:value="844.7147142857" calcext:value-type="float">
            <text:p>844.7147142857</text:p>
          </table:table-cell>
          <table:table-cell office:value-type="float" office:value="830.4745714286" calcext:value-type="float">
            <text:p>830.4745714286</text:p>
          </table:table-cell>
          <table:table-cell office:value-type="float" office:value="809.3604761905" calcext:value-type="float">
            <text:p>809.3604761905</text:p>
          </table:table-cell>
          <table:table-cell office:value-type="float" office:value="752.9210952381" calcext:value-type="float">
            <text:p>752.9210952381</text:p>
          </table:table-cell>
          <table:table-cell office:value-type="float" office:value="731.1333809524" calcext:value-type="float">
            <text:p>731.1333809524</text:p>
          </table:table-cell>
          <table:table-cell office:value-type="float" office:value="736.6575238095" calcext:value-type="float">
            <text:p>736.6575238095</text:p>
          </table:table-cell>
          <table:table-cell office:value-type="float" office:value="719.9634285714" calcext:value-type="float">
            <text:p>719.9634285714</text:p>
          </table:table-cell>
          <table:table-cell office:value-type="float" office:value="698.3748571429" calcext:value-type="float">
            <text:p>698.3748571429</text:p>
          </table:table-cell>
          <table:table-cell office:value-type="float" office:value="684.8950952381" calcext:value-type="float">
            <text:p>684.8950952381</text:p>
          </table:table-cell>
          <table:table-cell office:value-type="float" office:value="688.5410952381" calcext:value-type="float">
            <text:p>688.5410952381</text:p>
          </table:table-cell>
          <table:table-cell office:value-type="float" office:value="668.9745238095" calcext:value-type="float">
            <text:p>668.9745238095</text:p>
          </table:table-cell>
          <table:table-cell office:value-type="float" office:value="655.4833333333" calcext:value-type="float">
            <text:p>655.4833333333</text:p>
          </table:table-cell>
          <table:table-cell office:value-type="float" office:value="650.7567142857" calcext:value-type="float">
            <text:p>650.7567142857</text:p>
          </table:table-cell>
          <table:table-cell office:value-type="float" office:value="648.8407619048" calcext:value-type="float">
            <text:p>648.8407619048</text:p>
          </table:table-cell>
          <table:table-cell office:value-type="float" office:value="627.018" calcext:value-type="float">
            <text:p>627.018</text:p>
          </table:table-cell>
          <table:table-cell office:value-type="float" office:value="612.706047619" calcext:value-type="float">
            <text:p>612.706047619</text:p>
          </table:table-cell>
          <table:table-cell office:value-type="float" office:value="622.232" calcext:value-type="float">
            <text:p>622.232</text:p>
          </table:table-cell>
          <table:table-cell office:value-type="float" office:value="626.332047619" calcext:value-type="float">
            <text:p>626.332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11685.292" calcext:value-type="float">
            <text:p>11685.292</text:p>
          </table:table-cell>
          <table:table-cell office:value-type="float" office:value="5806.345" calcext:value-type="float">
            <text:p>5806.345</text:p>
          </table:table-cell>
          <table:table-cell office:value-type="float" office:value="4287.694" calcext:value-type="float">
            <text:p>4287.694</text:p>
          </table:table-cell>
          <table:table-cell office:value-type="float" office:value="3062.502" calcext:value-type="float">
            <text:p>3062.502</text:p>
          </table:table-cell>
          <table:table-cell office:value-type="float" office:value="2531.302" calcext:value-type="float">
            <text:p>2531.302</text:p>
          </table:table-cell>
          <table:table-cell office:value-type="float" office:value="2085.959" calcext:value-type="float">
            <text:p>2085.959</text:p>
          </table:table-cell>
          <table:table-cell office:value-type="float" office:value="1841.707" calcext:value-type="float">
            <text:p>1841.707</text:p>
          </table:table-cell>
          <table:table-cell office:value-type="float" office:value="1602.54" calcext:value-type="float">
            <text:p>1602.54</text:p>
          </table:table-cell>
          <table:table-cell office:value-type="float" office:value="1464.167" calcext:value-type="float">
            <text:p>1464.167</text:p>
          </table:table-cell>
          <table:table-cell office:value-type="float" office:value="1325.737" calcext:value-type="float">
            <text:p>1325.737</text:p>
          </table:table-cell>
          <table:table-cell office:value-type="float" office:value="1227.145" calcext:value-type="float">
            <text:p>1227.145</text:p>
          </table:table-cell>
          <table:table-cell office:value-type="float" office:value="1183.11" calcext:value-type="float">
            <text:p>1183.11</text:p>
          </table:table-cell>
          <table:table-cell office:value-type="float" office:value="1126.42" calcext:value-type="float">
            <text:p>1126.42</text:p>
          </table:table-cell>
          <table:table-cell office:value-type="float" office:value="1087.844" calcext:value-type="float">
            <text:p>1087.844</text:p>
          </table:table-cell>
          <table:table-cell office:value-type="float" office:value="1068.096" calcext:value-type="float">
            <text:p>1068.096</text:p>
          </table:table-cell>
          <table:table-cell office:value-type="float" office:value="1021.107" calcext:value-type="float">
            <text:p>1021.107</text:p>
          </table:table-cell>
          <table:table-cell office:value-type="float" office:value="995.671" calcext:value-type="float">
            <text:p>995.671</text:p>
          </table:table-cell>
          <table:table-cell office:value-type="float" office:value="974.396" calcext:value-type="float">
            <text:p>974.396</text:p>
          </table:table-cell>
          <table:table-cell office:value-type="float" office:value="962.46" calcext:value-type="float">
            <text:p>962.46</text:p>
          </table:table-cell>
          <table:table-cell office:value-type="float" office:value="895.743" calcext:value-type="float">
            <text:p>895.743</text:p>
          </table:table-cell>
          <table:table-cell office:value-type="float" office:value="874.885" calcext:value-type="float">
            <text:p>874.885</text:p>
          </table:table-cell>
          <table:table-cell office:value-type="float" office:value="874.882" calcext:value-type="float">
            <text:p>874.882</text:p>
          </table:table-cell>
          <table:table-cell office:value-type="float" office:value="833.985" calcext:value-type="float">
            <text:p>833.985</text:p>
          </table:table-cell>
          <table:table-cell office:value-type="float" office:value="826.999" calcext:value-type="float">
            <text:p>826.999</text:p>
          </table:table-cell>
          <table:table-cell office:value-type="float" office:value="807.026" calcext:value-type="float">
            <text:p>807.026</text:p>
          </table:table-cell>
          <table:table-cell office:value-type="float" office:value="784.686" calcext:value-type="float">
            <text:p>784.686</text:p>
          </table:table-cell>
          <table:table-cell office:value-type="float" office:value="785.367" calcext:value-type="float">
            <text:p>785.367</text:p>
          </table:table-cell>
          <table:table-cell office:value-type="float" office:value="841.021" calcext:value-type="float">
            <text:p>841.021</text:p>
          </table:table-cell>
          <table:table-cell office:value-type="float" office:value="761.258" calcext:value-type="float">
            <text:p>761.258</text:p>
          </table:table-cell>
          <table:table-cell office:value-type="float" office:value="760.711" calcext:value-type="float">
            <text:p>760.711</text:p>
          </table:table-cell>
          <table:table-cell office:value-type="float" office:value="818.097" calcext:value-type="float">
            <text:p>818.097</text:p>
          </table:table-cell>
          <table:table-cell office:value-type="float" office:value="778.509" calcext:value-type="float">
            <text:p>778.509</text:p>
          </table:table-cell>
          <table:table-cell office:value-type="float" office:value="754.853" calcext:value-type="float">
            <text:p>754.853</text:p>
          </table:table-cell>
          <table:table-cell office:value-type="float" office:value="702.929" calcext:value-type="float">
            <text:p>702.929</text:p>
          </table:table-cell>
          <table:table-cell office:value-type="float" office:value="763.77" calcext:value-type="float">
            <text:p>763.77</text:p>
          </table:table-cell>
          <table:table-cell office:value-type="float" office:value="805.102" calcext:value-type="float">
            <text:p>805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11402.736" calcext:value-type="float">
            <text:p>11402.736</text:p>
          </table:table-cell>
          <table:table-cell office:value-type="float" office:value="5683.107" calcext:value-type="float">
            <text:p>5683.107</text:p>
          </table:table-cell>
          <table:table-cell office:value-type="float" office:value="3947.462" calcext:value-type="float">
            <text:p>3947.462</text:p>
          </table:table-cell>
          <table:table-cell office:value-type="float" office:value="2953.089" calcext:value-type="float">
            <text:p>2953.089</text:p>
          </table:table-cell>
          <table:table-cell office:value-type="float" office:value="2447.824" calcext:value-type="float">
            <text:p>2447.824</text:p>
          </table:table-cell>
          <table:table-cell office:value-type="float" office:value="2035.513" calcext:value-type="float">
            <text:p>2035.513</text:p>
          </table:table-cell>
          <table:table-cell office:value-type="float" office:value="1775.889" calcext:value-type="float">
            <text:p>1775.889</text:p>
          </table:table-cell>
          <table:table-cell office:value-type="float" office:value="1531.845" calcext:value-type="float">
            <text:p>1531.845</text:p>
          </table:table-cell>
          <table:table-cell office:value-type="float" office:value="1411.781" calcext:value-type="float">
            <text:p>1411.781</text:p>
          </table:table-cell>
          <table:table-cell office:value-type="float" office:value="1251.671" calcext:value-type="float">
            <text:p>1251.671</text:p>
          </table:table-cell>
          <table:table-cell office:value-type="float" office:value="1153.352" calcext:value-type="float">
            <text:p>1153.352</text:p>
          </table:table-cell>
          <table:table-cell office:value-type="float" office:value="1067.579" calcext:value-type="float">
            <text:p>1067.579</text:p>
          </table:table-cell>
          <table:table-cell office:value-type="float" office:value="1003.313" calcext:value-type="float">
            <text:p>1003.313</text:p>
          </table:table-cell>
          <table:table-cell office:value-type="float" office:value="960.215" calcext:value-type="float">
            <text:p>960.215</text:p>
          </table:table-cell>
          <table:table-cell office:value-type="float" office:value="874.138" calcext:value-type="float">
            <text:p>874.138</text:p>
          </table:table-cell>
          <table:table-cell office:value-type="float" office:value="857.638" calcext:value-type="float">
            <text:p>857.638</text:p>
          </table:table-cell>
          <table:table-cell office:value-type="float" office:value="810.674" calcext:value-type="float">
            <text:p>810.674</text:p>
          </table:table-cell>
          <table:table-cell office:value-type="float" office:value="742.662" calcext:value-type="float">
            <text:p>742.662</text:p>
          </table:table-cell>
          <table:table-cell office:value-type="float" office:value="736.516" calcext:value-type="float">
            <text:p>736.516</text:p>
          </table:table-cell>
          <table:table-cell office:value-type="float" office:value="710.974" calcext:value-type="float">
            <text:p>710.974</text:p>
          </table:table-cell>
          <table:table-cell office:value-type="float" office:value="713.688" calcext:value-type="float">
            <text:p>713.688</text:p>
          </table:table-cell>
          <table:table-cell office:value-type="float" office:value="673.387" calcext:value-type="float">
            <text:p>673.387</text:p>
          </table:table-cell>
          <table:table-cell office:value-type="float" office:value="657.553" calcext:value-type="float">
            <text:p>657.553</text:p>
          </table:table-cell>
          <table:table-cell office:value-type="float" office:value="671.639" calcext:value-type="float">
            <text:p>671.639</text:p>
          </table:table-cell>
          <table:table-cell office:value-type="float" office:value="653.592" calcext:value-type="float">
            <text:p>653.592</text:p>
          </table:table-cell>
          <table:table-cell office:value-type="float" office:value="648.283" calcext:value-type="float">
            <text:p>648.283</text:p>
          </table:table-cell>
          <table:table-cell office:value-type="float" office:value="630.377" calcext:value-type="float">
            <text:p>630.377</text:p>
          </table:table-cell>
          <table:table-cell office:value-type="float" office:value="622.672" calcext:value-type="float">
            <text:p>622.672</text:p>
          </table:table-cell>
          <table:table-cell office:value-type="float" office:value="619.251" calcext:value-type="float">
            <text:p>619.251</text:p>
          </table:table-cell>
          <table:table-cell office:value-type="float" office:value="610.189" calcext:value-type="float">
            <text:p>610.189</text:p>
          </table:table-cell>
          <table:table-cell office:value-type="float" office:value="603.328" calcext:value-type="float">
            <text:p>603.328</text:p>
          </table:table-cell>
          <table:table-cell office:value-type="float" office:value="593.379" calcext:value-type="float">
            <text:p>593.379</text:p>
          </table:table-cell>
          <table:table-cell office:value-type="float" office:value="588.695" calcext:value-type="float">
            <text:p>588.695</text:p>
          </table:table-cell>
          <table:table-cell office:value-type="float" office:value="580.181" calcext:value-type="float">
            <text:p>580.181</text:p>
          </table:table-cell>
          <table:table-cell office:value-type="float" office:value="572.692" calcext:value-type="float">
            <text:p>572.692</text:p>
          </table:table-cell>
          <table:table-cell office:value-type="float" office:value="581.723" calcext:value-type="float">
            <text:p>581.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68.5013057101" calcext:value-type="float">
            <text:p>68.5013057101</text:p>
          </table:table-cell>
          <table:table-cell office:value-type="float" office:value="36.1404722472" calcext:value-type="float">
            <text:p>36.1404722472</text:p>
          </table:table-cell>
          <table:table-cell office:value-type="float" office:value="82.3049406345" calcext:value-type="float">
            <text:p>82.3049406345</text:p>
          </table:table-cell>
          <table:table-cell office:value-type="float" office:value="27.8550303634" calcext:value-type="float">
            <text:p>27.8550303634</text:p>
          </table:table-cell>
          <table:table-cell office:value-type="float" office:value="21.9235931692" calcext:value-type="float">
            <text:p>21.9235931692</text:p>
          </table:table-cell>
          <table:table-cell office:value-type="float" office:value="12.3141305035" calcext:value-type="float">
            <text:p>12.3141305035</text:p>
          </table:table-cell>
          <table:table-cell office:value-type="float" office:value="17.3301056258" calcext:value-type="float">
            <text:p>17.3301056258</text:p>
          </table:table-cell>
          <table:table-cell office:value-type="float" office:value="14.463274771" calcext:value-type="float">
            <text:p>14.463274771</text:p>
          </table:table-cell>
          <table:table-cell office:value-type="float" office:value="13.2022821471" calcext:value-type="float">
            <text:p>13.2022821471</text:p>
          </table:table-cell>
          <table:table-cell office:value-type="float" office:value="16.8444994033" calcext:value-type="float">
            <text:p>16.8444994033</text:p>
          </table:table-cell>
          <table:table-cell office:value-type="float" office:value="18.6279360414" calcext:value-type="float">
            <text:p>18.6279360414</text:p>
          </table:table-cell>
          <table:table-cell office:value-type="float" office:value="28.485488789" calcext:value-type="float">
            <text:p>28.485488789</text:p>
          </table:table-cell>
          <table:table-cell office:value-type="float" office:value="29.6691118817" calcext:value-type="float">
            <text:p>29.6691118817</text:p>
          </table:table-cell>
          <table:table-cell office:value-type="float" office:value="33.9384210518" calcext:value-type="float">
            <text:p>33.9384210518</text:p>
          </table:table-cell>
          <table:table-cell office:value-type="float" office:value="56.3996734899" calcext:value-type="float">
            <text:p>56.3996734899</text:p>
          </table:table-cell>
          <table:table-cell office:value-type="float" office:value="43.9309807465" calcext:value-type="float">
            <text:p>43.9309807465</text:p>
          </table:table-cell>
          <table:table-cell office:value-type="float" office:value="50.9822970722" calcext:value-type="float">
            <text:p>50.9822970722</text:p>
          </table:table-cell>
          <table:table-cell office:value-type="float" office:value="65.4582776893" calcext:value-type="float">
            <text:p>65.4582776893</text:p>
          </table:table-cell>
          <table:table-cell office:value-type="float" office:value="59.3436309987" calcext:value-type="float">
            <text:p>59.3436309987</text:p>
          </table:table-cell>
          <table:table-cell office:value-type="float" office:value="56.8007566425" calcext:value-type="float">
            <text:p>56.8007566425</text:p>
          </table:table-cell>
          <table:table-cell office:value-type="float" office:value="39.8868821038" calcext:value-type="float">
            <text:p>39.8868821038</text:p>
          </table:table-cell>
          <table:table-cell office:value-type="float" office:value="59.1648788175" calcext:value-type="float">
            <text:p>59.1648788175</text:p>
          </table:table-cell>
          <table:table-cell office:value-type="float" office:value="50.7952246943" calcext:value-type="float">
            <text:p>50.7952246943</text:p>
          </table:table-cell>
          <table:table-cell office:value-type="float" office:value="43.8723922104" calcext:value-type="float">
            <text:p>43.8723922104</text:p>
          </table:table-cell>
          <table:table-cell office:value-type="float" office:value="52.4646823936" calcext:value-type="float">
            <text:p>52.4646823936</text:p>
          </table:table-cell>
          <table:table-cell office:value-type="float" office:value="45.0710797444" calcext:value-type="float">
            <text:p>45.0710797444</text:p>
          </table:table-cell>
          <table:table-cell office:value-type="float" office:value="45.928971212" calcext:value-type="float">
            <text:p>45.928971212</text:p>
          </table:table-cell>
          <table:table-cell office:value-type="float" office:value="57.5302598777" calcext:value-type="float">
            <text:p>57.5302598777</text:p>
          </table:table-cell>
          <table:table-cell office:value-type="float" office:value="43.5779567575" calcext:value-type="float">
            <text:p>43.5779567575</text:p>
          </table:table-cell>
          <table:table-cell office:value-type="float" office:value="39.3726220404" calcext:value-type="float">
            <text:p>39.3726220404</text:p>
          </table:table-cell>
          <table:table-cell office:value-type="float" office:value="58.0855973862" calcext:value-type="float">
            <text:p>58.0855973862</text:p>
          </table:table-cell>
          <table:table-cell office:value-type="float" office:value="55.4503233542" calcext:value-type="float">
            <text:p>55.4503233542</text:p>
          </table:table-cell>
          <table:table-cell office:value-type="float" office:value="47.6266814086" calcext:value-type="float">
            <text:p>47.6266814086</text:p>
          </table:table-cell>
          <table:table-cell office:value-type="float" office:value="30.0191594327" calcext:value-type="float">
            <text:p>30.0191594327</text:p>
          </table:table-cell>
          <table:table-cell office:value-type="float" office:value="50.9160336731" calcext:value-type="float">
            <text:p>50.9160336731</text:p>
          </table:table-cell>
          <table:table-cell office:value-type="float" office:value="52.6307874171" calcext:value-type="float">
            <text:p>52.6307874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30]/[.B9]" office:value-type="float" office:value="0.643131495537132" calcext:value-type="float">
            <text:p>0.6431314955</text:p>
          </table:table-cell>
          <table:table-cell table:formula="of:=[.B30]/[.C9]" office:value-type="float" office:value="1.29015736631059" calcext:value-type="float">
            <text:p>1.2901573663</text:p>
          </table:table-cell>
          <table:table-cell table:formula="of:=[.B30]/[.D9]" office:value-type="float" office:value="1.81089304964101" calcext:value-type="float">
            <text:p>1.8108930496</text:p>
          </table:table-cell>
          <table:table-cell table:formula="of:=[.B30]/[.E9]" office:value-type="float" office:value="2.47465907725049" calcext:value-type="float">
            <text:p>2.4746590773</text:p>
          </table:table-cell>
          <table:table-cell table:formula="of:=[.B30]/[.F9]" office:value-type="float" office:value="2.97471100982475" calcext:value-type="float">
            <text:p>2.9747110098</text:p>
          </table:table-cell>
          <table:table-cell table:formula="of:=[.B30]/[.G9]" office:value-type="float" office:value="3.59506067995396" calcext:value-type="float">
            <text:p>3.59506068</text:p>
          </table:table-cell>
          <table:table-cell table:formula="of:=[.B30]/[.H9]" office:value-type="float" office:value="4.09480207440582" calcext:value-type="float">
            <text:p>4.0948020744</text:p>
          </table:table-cell>
          <table:table-cell table:formula="of:=[.B30]/[.I9]" office:value-type="float" office:value="4.68756493409716" calcext:value-type="float">
            <text:p>4.6875649341</text:p>
          </table:table-cell>
          <table:table-cell table:formula="of:=[.B30]/[.J9]" office:value-type="float" office:value="5.17863453081525" calcext:value-type="float">
            <text:p>5.1786345308</text:p>
          </table:table-cell>
          <table:table-cell table:formula="of:=[.B30]/[.K9]" office:value-type="float" office:value="5.70205370897473" calcext:value-type="float">
            <text:p>5.702053709</text:p>
          </table:table-cell>
          <table:table-cell table:formula="of:=[.B30]/[.L9]" office:value-type="float" office:value="6.16569460152662" calcext:value-type="float">
            <text:p>6.1656946015</text:p>
          </table:table-cell>
          <table:table-cell table:formula="of:=[.B30]/[.M9]" office:value-type="float" office:value="6.51596206223691" calcext:value-type="float">
            <text:p>6.5159620622</text:p>
          </table:table-cell>
          <table:table-cell table:formula="of:=[.B30]/[.N9]" office:value-type="float" office:value="6.86874552580721" calcext:value-type="float">
            <text:p>6.8687455258</text:p>
          </table:table-cell>
          <table:table-cell table:formula="of:=[.B30]/[.O9]" office:value-type="float" office:value="7.07281365471327" calcext:value-type="float">
            <text:p>7.0728136547</text:p>
          </table:table-cell>
          <table:table-cell table:formula="of:=[.B30]/[.P9]" office:value-type="float" office:value="7.45581936933967" calcext:value-type="float">
            <text:p>7.4558193693</text:p>
          </table:table-cell>
          <table:table-cell table:formula="of:=[.B30]/[.Q9]" office:value-type="float" office:value="7.84052010525535" calcext:value-type="float">
            <text:p>7.8405201053</text:p>
          </table:table-cell>
          <table:table-cell table:formula="of:=[.B30]/[.R9]" office:value-type="float" office:value="7.98121100696666" calcext:value-type="float">
            <text:p>7.981211007</text:p>
          </table:table-cell>
          <table:table-cell table:formula="of:=[.B30]/[.S9]" office:value-type="float" office:value="8.50050135798278" calcext:value-type="float">
            <text:p>8.500501358</text:p>
          </table:table-cell>
          <table:table-cell table:formula="of:=[.B30]/[.T9]" office:value-type="float" office:value="8.75006682729586" calcext:value-type="float">
            <text:p>8.7500668273</text:p>
          </table:table-cell>
          <table:table-cell table:formula="of:=[.B30]/[.U9]" office:value-type="float" office:value="8.90010417451471" calcext:value-type="float">
            <text:p>8.9001041745</text:p>
          </table:table-cell>
          <table:table-cell table:formula="of:=[.B30]/[.V9]" office:value-type="float" office:value="9.13228458447766" calcext:value-type="float">
            <text:p>9.1322845845</text:p>
          </table:table-cell>
          <table:table-cell table:formula="of:=[.B30]/[.W9]" office:value-type="float" office:value="9.81684567844737" calcext:value-type="float">
            <text:p>9.8168456784</text:p>
          </table:table-cell>
          <table:table-cell table:formula="of:=[.B30]/[.X9]" office:value-type="float" office:value="10.1093868677858" calcext:value-type="float">
            <text:p>10.1093868678</text:p>
          </table:table-cell>
          <table:table-cell table:formula="of:=[.B30]/[.Y9]" office:value-type="float" office:value="10.0335772880959" calcext:value-type="float">
            <text:p>10.0335772881</text:p>
          </table:table-cell>
          <table:table-cell table:formula="of:=[.B30]/[.Z9]" office:value-type="float" office:value="10.2662300704167" calcext:value-type="float">
            <text:p>10.2662300704</text:p>
          </table:table-cell>
          <table:table-cell table:formula="of:=[.B30]/[.AA9]" office:value-type="float" office:value="10.5835857697374" calcext:value-type="float">
            <text:p>10.5835857697</text:p>
          </table:table-cell>
          <table:table-cell table:formula="of:=[.B30]/[.AB9]" office:value-type="float" office:value="10.7918865989695" calcext:value-type="float">
            <text:p>10.791886599</text:p>
          </table:table-cell>
          <table:table-cell table:formula="of:=[.B30]/[.AC9]" office:value-type="float" office:value="10.734740818112" calcext:value-type="float">
            <text:p>10.7347408181</text:p>
          </table:table-cell>
          <table:table-cell table:formula="of:=[.B30]/[.AD9]" office:value-type="float" office:value="11.0487170092964" calcext:value-type="float">
            <text:p>11.0487170093</text:p>
          </table:table-cell>
          <table:table-cell table:formula="of:=[.B30]/[.AE9]" office:value-type="float" office:value="11.276122250757" calcext:value-type="float">
            <text:p>11.2761222508</text:p>
          </table:table-cell>
          <table:table-cell table:formula="of:=[.B30]/[.AF9]" office:value-type="float" office:value="11.3580237249078" calcext:value-type="float">
            <text:p>11.3580237249</text:p>
          </table:table-cell>
          <table:table-cell table:formula="of:=[.B30]/[.AG9]" office:value-type="float" office:value="11.3915626667803" calcext:value-type="float">
            <text:p>11.3915626668</text:p>
          </table:table-cell>
          <table:table-cell table:formula="of:=[.B30]/[.AH9]" office:value-type="float" office:value="11.7880351122296" calcext:value-type="float">
            <text:p>11.7880351122</text:p>
          </table:table-cell>
          <table:table-cell table:formula="of:=[.B30]/[.AI9]" office:value-type="float" office:value="12.0633870495043" calcext:value-type="float">
            <text:p>12.0633870495</text:p>
          </table:table-cell>
          <table:table-cell table:formula="of:=[.B30]/[.AJ9]" office:value-type="float" office:value="11.8787047274971" calcext:value-type="float">
            <text:p>11.8787047275</text:p>
          </table:table-cell>
          <table:table-cell table:formula="of:=[.B30]/[.AK9]" office:value-type="float" office:value="11.8009452463722" calcext:value-type="float">
            <text:p>11.8009452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eff</text:p>
          </table:table-cell>
          <table:table-cell table:formula="of:=[.B13]/[.B1]" office:value-type="float" office:value="0.643131495537132" calcext:value-type="float">
            <text:p>0.6431314955</text:p>
          </table:table-cell>
          <table:table-cell table:formula="of:=[.C13]/[.C1]" office:value-type="float" office:value="0.645078683155295" calcext:value-type="float">
            <text:p>0.6450786832</text:p>
          </table:table-cell>
          <table:table-cell table:formula="of:=[.D13]/[.D1]" office:value-type="float" office:value="0.603631016547004" calcext:value-type="float">
            <text:p>0.6036310165</text:p>
          </table:table-cell>
          <table:table-cell table:formula="of:=[.E13]/[.E1]" office:value-type="float" office:value="0.618664769312622" calcext:value-type="float">
            <text:p>0.6186647693</text:p>
          </table:table-cell>
          <table:table-cell table:formula="of:=[.F13]/[.F1]" office:value-type="float" office:value="0.59494220196495" calcext:value-type="float">
            <text:p>0.594942202</text:p>
          </table:table-cell>
          <table:table-cell table:formula="of:=[.G13]/[.G1]" office:value-type="float" office:value="0.599176779992327" calcext:value-type="float">
            <text:p>0.59917678</text:p>
          </table:table-cell>
          <table:table-cell table:formula="of:=[.H13]/[.H1]" office:value-type="float" office:value="0.584971724915117" calcext:value-type="float">
            <text:p>0.5849717249</text:p>
          </table:table-cell>
          <table:table-cell table:formula="of:=[.I13]/[.I1]" office:value-type="float" office:value="0.585945616762145" calcext:value-type="float">
            <text:p>0.5859456168</text:p>
          </table:table-cell>
          <table:table-cell table:formula="of:=[.J13]/[.J1]" office:value-type="float" office:value="0.57540383675725" calcext:value-type="float">
            <text:p>0.5754038368</text:p>
          </table:table-cell>
          <table:table-cell table:formula="of:=[.K13]/[.K1]" office:value-type="float" office:value="0.570205370897473" calcext:value-type="float">
            <text:p>0.5702053709</text:p>
          </table:table-cell>
          <table:table-cell table:formula="of:=[.L13]/[.L1]" office:value-type="float" office:value="0.560517691047874" calcext:value-type="float">
            <text:p>0.560517691</text:p>
          </table:table-cell>
          <table:table-cell table:formula="of:=[.M13]/[.M1]" office:value-type="float" office:value="0.542996838519742" calcext:value-type="float">
            <text:p>0.5429968385</text:p>
          </table:table-cell>
          <table:table-cell table:formula="of:=[.N13]/[.N1]" office:value-type="float" office:value="0.528365040446708" calcext:value-type="float">
            <text:p>0.5283650404</text:p>
          </table:table-cell>
          <table:table-cell table:formula="of:=[.O13]/[.O1]" office:value-type="float" office:value="0.505200975336662" calcext:value-type="float">
            <text:p>0.5052009753</text:p>
          </table:table-cell>
          <table:table-cell table:formula="of:=[.P13]/[.P1]" office:value-type="float" office:value="0.497054624622645" calcext:value-type="float">
            <text:p>0.4970546246</text:p>
          </table:table-cell>
          <table:table-cell table:formula="of:=[.Q13]/[.Q1]" office:value-type="float" office:value="0.490032506578459" calcext:value-type="float">
            <text:p>0.4900325066</text:p>
          </table:table-cell>
          <table:table-cell table:formula="of:=[.R13]/[.R1]" office:value-type="float" office:value="0.469483000409803" calcext:value-type="float">
            <text:p>0.4694830004</text:p>
          </table:table-cell>
          <table:table-cell table:formula="of:=[.S13]/[.S1]" office:value-type="float" office:value="0.472250075443488" calcext:value-type="float">
            <text:p>0.4722500754</text:p>
          </table:table-cell>
          <table:table-cell table:formula="of:=[.T13]/[.T1]" office:value-type="float" office:value="0.460529833015571" calcext:value-type="float">
            <text:p>0.460529833</text:p>
          </table:table-cell>
          <table:table-cell table:formula="of:=[.U13]/[.U1]" office:value-type="float" office:value="0.445005208725736" calcext:value-type="float">
            <text:p>0.4450052087</text:p>
          </table:table-cell>
          <table:table-cell table:formula="of:=[.V13]/[.V1]" office:value-type="float" office:value="0.434870694498936" calcext:value-type="float">
            <text:p>0.4348706945</text:p>
          </table:table-cell>
          <table:table-cell table:formula="of:=[.W13]/[.W1]" office:value-type="float" office:value="0.446220258111244" calcext:value-type="float">
            <text:p>0.4462202581</text:p>
          </table:table-cell>
          <table:table-cell table:formula="of:=[.X13]/[.X1]" office:value-type="float" office:value="0.439538559468946" calcext:value-type="float">
            <text:p>0.4395385595</text:p>
          </table:table-cell>
          <table:table-cell table:formula="of:=[.Y13]/[.Y1]" office:value-type="float" office:value="0.418065720337331" calcext:value-type="float">
            <text:p>0.4180657203</text:p>
          </table:table-cell>
          <table:table-cell table:formula="of:=[.Z13]/[.Z1]" office:value-type="float" office:value="0.410649202816667" calcext:value-type="float">
            <text:p>0.4106492028</text:p>
          </table:table-cell>
          <table:table-cell table:formula="of:=[.AA13]/[.AA1]" office:value-type="float" office:value="0.407060991143747" calcext:value-type="float">
            <text:p>0.4070609911</text:p>
          </table:table-cell>
          <table:table-cell table:formula="of:=[.AB13]/[.AB1]" office:value-type="float" office:value="0.399699503665538" calcext:value-type="float">
            <text:p>0.3996995037</text:p>
          </table:table-cell>
          <table:table-cell table:formula="of:=[.AC13]/[.AC1]" office:value-type="float" office:value="0.383383600646859" calcext:value-type="float">
            <text:p>0.3833836006</text:p>
          </table:table-cell>
          <table:table-cell table:formula="of:=[.AD13]/[.AD1]" office:value-type="float" office:value="0.380990241699877" calcext:value-type="float">
            <text:p>0.3809902417</text:p>
          </table:table-cell>
          <table:table-cell table:formula="of:=[.AE13]/[.AE1]" office:value-type="float" office:value="0.3758707416919" calcext:value-type="float">
            <text:p>0.3758707417</text:p>
          </table:table-cell>
          <table:table-cell table:formula="of:=[.AF13]/[.AF1]" office:value-type="float" office:value="0.366387862093799" calcext:value-type="float">
            <text:p>0.3663878621</text:p>
          </table:table-cell>
          <table:table-cell table:formula="of:=[.AG13]/[.AG1]" office:value-type="float" office:value="0.355986333336884" calcext:value-type="float">
            <text:p>0.3559863333</text:p>
          </table:table-cell>
          <table:table-cell table:formula="of:=[.AH13]/[.AH1]" office:value-type="float" office:value="0.35721318521908" calcext:value-type="float">
            <text:p>0.3572131852</text:p>
          </table:table-cell>
          <table:table-cell table:formula="of:=[.AI13]/[.AI1]" office:value-type="float" office:value="0.354805501456008" calcext:value-type="float">
            <text:p>0.3548055015</text:p>
          </table:table-cell>
          <table:table-cell table:formula="of:=[.AJ13]/[.AJ1]" office:value-type="float" office:value="0.339391563642775" calcext:value-type="float">
            <text:p>0.3393915636</text:p>
          </table:table-cell>
          <table:table-cell table:formula="of:=[.AK13]/[.AK1]" office:value-type="float" office:value="0.32780403462145" calcext:value-type="float">
            <text:p>0.3278040346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8360.46055" calcext:value-type="float">
            <text:p>8360.46055</text:p>
          </table:table-cell>
          <table:table-cell office:value-type="float" office:value="4276.9304761905" calcext:value-type="float">
            <text:p>4276.9304761905</text:p>
          </table:table-cell>
          <table:table-cell office:value-type="float" office:value="3001.0267619048" calcext:value-type="float">
            <text:p>3001.0267619048</text:p>
          </table:table-cell>
          <table:table-cell office:value-type="float" office:value="2257.2187619048" calcext:value-type="float">
            <text:p>2257.2187619048</text:p>
          </table:table-cell>
          <table:table-cell office:value-type="float" office:value="1873.4717142857" calcext:value-type="float">
            <text:p>1873.4717142857</text:p>
          </table:table-cell>
          <table:table-cell office:value-type="float" office:value="1566.5542380952" calcext:value-type="float">
            <text:p>1566.5542380952</text:p>
          </table:table-cell>
          <table:table-cell office:value-type="float" office:value="1371.169952381" calcext:value-type="float">
            <text:p>1371.169952381</text:p>
          </table:table-cell>
          <table:table-cell office:value-type="float" office:value="1201.1527619048" calcext:value-type="float">
            <text:p>1201.1527619048</text:p>
          </table:table-cell>
          <table:table-cell office:value-type="float" office:value="1089.5314761905" calcext:value-type="float">
            <text:p>1089.5314761905</text:p>
          </table:table-cell>
          <table:table-cell office:value-type="float" office:value="1003.1275714286" calcext:value-type="float">
            <text:p>1003.1275714286</text:p>
          </table:table-cell>
          <table:table-cell office:value-type="float" office:value="937.6155238095" calcext:value-type="float">
            <text:p>937.6155238095</text:p>
          </table:table-cell>
          <table:table-cell office:value-type="float" office:value="878.6500952381" calcext:value-type="float">
            <text:p>878.6500952381</text:p>
          </table:table-cell>
          <table:table-cell office:value-type="float" office:value="841.6288095238" calcext:value-type="float">
            <text:p>841.6288095238</text:p>
          </table:table-cell>
          <table:table-cell office:value-type="float" office:value="805.0603809524" calcext:value-type="float">
            <text:p>805.0603809524</text:p>
          </table:table-cell>
          <table:table-cell office:value-type="float" office:value="777.565" calcext:value-type="float">
            <text:p>777.565</text:p>
          </table:table-cell>
          <table:table-cell office:value-type="float" office:value="739.4803809524" calcext:value-type="float">
            <text:p>739.4803809524</text:p>
          </table:table-cell>
          <table:table-cell office:value-type="float" office:value="709.6825714286" calcext:value-type="float">
            <text:p>709.6825714286</text:p>
          </table:table-cell>
          <table:table-cell office:value-type="float" office:value="701.574952381" calcext:value-type="float">
            <text:p>701.574952381</text:p>
          </table:table-cell>
          <table:table-cell office:value-type="float" office:value="671.3717142857" calcext:value-type="float">
            <text:p>671.3717142857</text:p>
          </table:table-cell>
          <table:table-cell office:value-type="float" office:value="644.0442380952" calcext:value-type="float">
            <text:p>644.0442380952</text:p>
          </table:table-cell>
          <table:table-cell office:value-type="float" office:value="634.9353333333" calcext:value-type="float">
            <text:p>634.9353333333</text:p>
          </table:table-cell>
          <table:table-cell office:value-type="float" office:value="610.3520952381" calcext:value-type="float">
            <text:p>610.3520952381</text:p>
          </table:table-cell>
          <table:table-cell office:value-type="float" office:value="611.5090952381" calcext:value-type="float">
            <text:p>611.5090952381</text:p>
          </table:table-cell>
          <table:table-cell office:value-type="float" office:value="567.517047619" calcext:value-type="float">
            <text:p>567.517047619</text:p>
          </table:table-cell>
          <table:table-cell office:value-type="float" office:value="567.6899047619" calcext:value-type="float">
            <text:p>567.6899047619</text:p>
          </table:table-cell>
          <table:table-cell office:value-type="float" office:value="572.8213809524" calcext:value-type="float">
            <text:p>572.8213809524</text:p>
          </table:table-cell>
          <table:table-cell office:value-type="float" office:value="534.5861428571" calcext:value-type="float">
            <text:p>534.5861428571</text:p>
          </table:table-cell>
          <table:table-cell office:value-type="float" office:value="545.5582380952" calcext:value-type="float">
            <text:p>545.5582380952</text:p>
          </table:table-cell>
          <table:table-cell office:value-type="float" office:value="550.8186190476" calcext:value-type="float">
            <text:p>550.8186190476</text:p>
          </table:table-cell>
          <table:table-cell office:value-type="float" office:value="527.5053333333" calcext:value-type="float">
            <text:p>527.5053333333</text:p>
          </table:table-cell>
          <table:table-cell office:value-type="float" office:value="540.660952381" calcext:value-type="float">
            <text:p>540.660952381</text:p>
          </table:table-cell>
          <table:table-cell office:value-type="float" office:value="531.1434285714" calcext:value-type="float">
            <text:p>531.1434285714</text:p>
          </table:table-cell>
          <table:table-cell office:value-type="float" office:value="512.2010952381" calcext:value-type="float">
            <text:p>512.2010952381</text:p>
          </table:table-cell>
          <table:table-cell office:value-type="float" office:value="513.9771428571" calcext:value-type="float">
            <text:p>513.9771428571</text:p>
          </table:table-cell>
          <table:table-cell office:value-type="float" office:value="525.0986666667" calcext:value-type="float">
            <text:p>525.0986666667</text:p>
          </table:table-cell>
          <table:table-cell office:value-type="float" office:value="503.6599047619" calcext:value-type="float">
            <text:p>503.659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8471.6" calcext:value-type="float">
            <text:p>8471.6</text:p>
          </table:table-cell>
          <table:table-cell office:value-type="float" office:value="4344.595" calcext:value-type="float">
            <text:p>4344.595</text:p>
          </table:table-cell>
          <table:table-cell office:value-type="float" office:value="3128.512" calcext:value-type="float">
            <text:p>3128.512</text:p>
          </table:table-cell>
          <table:table-cell office:value-type="float" office:value="2293.612" calcext:value-type="float">
            <text:p>2293.612</text:p>
          </table:table-cell>
          <table:table-cell office:value-type="float" office:value="1911.943" calcext:value-type="float">
            <text:p>1911.943</text:p>
          </table:table-cell>
          <table:table-cell office:value-type="float" office:value="1603.467" calcext:value-type="float">
            <text:p>1603.467</text:p>
          </table:table-cell>
          <table:table-cell office:value-type="float" office:value="1400.782" calcext:value-type="float">
            <text:p>1400.782</text:p>
          </table:table-cell>
          <table:table-cell office:value-type="float" office:value="1235.534" calcext:value-type="float">
            <text:p>1235.534</text:p>
          </table:table-cell>
          <table:table-cell office:value-type="float" office:value="1114.045" calcext:value-type="float">
            <text:p>1114.045</text:p>
          </table:table-cell>
          <table:table-cell office:value-type="float" office:value="1039.987" calcext:value-type="float">
            <text:p>1039.987</text:p>
          </table:table-cell>
          <table:table-cell office:value-type="float" office:value="963.761" calcext:value-type="float">
            <text:p>963.761</text:p>
          </table:table-cell>
          <table:table-cell office:value-type="float" office:value="917.98" calcext:value-type="float">
            <text:p>917.98</text:p>
          </table:table-cell>
          <table:table-cell office:value-type="float" office:value="895.034" calcext:value-type="float">
            <text:p>895.034</text:p>
          </table:table-cell>
          <table:table-cell office:value-type="float" office:value="873.276" calcext:value-type="float">
            <text:p>873.276</text:p>
          </table:table-cell>
          <table:table-cell office:value-type="float" office:value="833.855" calcext:value-type="float">
            <text:p>833.855</text:p>
          </table:table-cell>
          <table:table-cell office:value-type="float" office:value="816.518" calcext:value-type="float">
            <text:p>816.518</text:p>
          </table:table-cell>
          <table:table-cell office:value-type="float" office:value="780.352" calcext:value-type="float">
            <text:p>780.352</text:p>
          </table:table-cell>
          <table:table-cell office:value-type="float" office:value="772.339" calcext:value-type="float">
            <text:p>772.339</text:p>
          </table:table-cell>
          <table:table-cell office:value-type="float" office:value="734.857" calcext:value-type="float">
            <text:p>734.857</text:p>
          </table:table-cell>
          <table:table-cell office:value-type="float" office:value="717.859" calcext:value-type="float">
            <text:p>717.859</text:p>
          </table:table-cell>
          <table:table-cell office:value-type="float" office:value="709.038" calcext:value-type="float">
            <text:p>709.038</text:p>
          </table:table-cell>
          <table:table-cell office:value-type="float" office:value="707.521" calcext:value-type="float">
            <text:p>707.521</text:p>
          </table:table-cell>
          <table:table-cell office:value-type="float" office:value="748.421" calcext:value-type="float">
            <text:p>748.421</text:p>
          </table:table-cell>
          <table:table-cell office:value-type="float" office:value="652.602" calcext:value-type="float">
            <text:p>652.602</text:p>
          </table:table-cell>
          <table:table-cell office:value-type="float" office:value="633.303" calcext:value-type="float">
            <text:p>633.303</text:p>
          </table:table-cell>
          <table:table-cell office:value-type="float" office:value="642.28" calcext:value-type="float">
            <text:p>642.28</text:p>
          </table:table-cell>
          <table:table-cell office:value-type="float" office:value="640.506" calcext:value-type="float">
            <text:p>640.506</text:p>
          </table:table-cell>
          <table:table-cell office:value-type="float" office:value="656.183" calcext:value-type="float">
            <text:p>656.183</text:p>
          </table:table-cell>
          <table:table-cell office:value-type="float" office:value="697.412" calcext:value-type="float">
            <text:p>697.412</text:p>
          </table:table-cell>
          <table:table-cell office:value-type="float" office:value="616.839" calcext:value-type="float">
            <text:p>616.839</text:p>
          </table:table-cell>
          <table:table-cell office:value-type="float" office:value="765.557" calcext:value-type="float">
            <text:p>765.557</text:p>
          </table:table-cell>
          <table:table-cell office:value-type="float" office:value="651.277" calcext:value-type="float">
            <text:p>651.277</text:p>
          </table:table-cell>
          <table:table-cell office:value-type="float" office:value="645.612" calcext:value-type="float">
            <text:p>645.612</text:p>
          </table:table-cell>
          <table:table-cell office:value-type="float" office:value="609.836" calcext:value-type="float">
            <text:p>609.836</text:p>
          </table:table-cell>
          <table:table-cell office:value-type="float" office:value="629.443" calcext:value-type="float">
            <text:p>629.443</text:p>
          </table:table-cell>
          <table:table-cell office:value-type="float" office:value="630.228" calcext:value-type="float">
            <text:p>630.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8205.814" calcext:value-type="float">
            <text:p>8205.814</text:p>
          </table:table-cell>
          <table:table-cell office:value-type="float" office:value="4224.014" calcext:value-type="float">
            <text:p>4224.014</text:p>
          </table:table-cell>
          <table:table-cell office:value-type="float" office:value="2905.336" calcext:value-type="float">
            <text:p>2905.336</text:p>
          </table:table-cell>
          <table:table-cell office:value-type="float" office:value="2230.591" calcext:value-type="float">
            <text:p>2230.591</text:p>
          </table:table-cell>
          <table:table-cell office:value-type="float" office:value="1831.004" calcext:value-type="float">
            <text:p>1831.004</text:p>
          </table:table-cell>
          <table:table-cell office:value-type="float" office:value="1528.469" calcext:value-type="float">
            <text:p>1528.469</text:p>
          </table:table-cell>
          <table:table-cell office:value-type="float" office:value="1335.877" calcext:value-type="float">
            <text:p>1335.877</text:p>
          </table:table-cell>
          <table:table-cell office:value-type="float" office:value="1167" calcext:value-type="float">
            <text:p>1167</text:p>
          </table:table-cell>
          <table:table-cell office:value-type="float" office:value="1056.423" calcext:value-type="float">
            <text:p>1056.423</text:p>
          </table:table-cell>
          <table:table-cell office:value-type="float" office:value="962.798" calcext:value-type="float">
            <text:p>962.798</text:p>
          </table:table-cell>
          <table:table-cell office:value-type="float" office:value="910.703" calcext:value-type="float">
            <text:p>910.703</text:p>
          </table:table-cell>
          <table:table-cell office:value-type="float" office:value="836.962" calcext:value-type="float">
            <text:p>836.962</text:p>
          </table:table-cell>
          <table:table-cell office:value-type="float" office:value="788.267" calcext:value-type="float">
            <text:p>788.267</text:p>
          </table:table-cell>
          <table:table-cell office:value-type="float" office:value="726.771" calcext:value-type="float">
            <text:p>726.771</text:p>
          </table:table-cell>
          <table:table-cell office:value-type="float" office:value="735.274" calcext:value-type="float">
            <text:p>735.274</text:p>
          </table:table-cell>
          <table:table-cell office:value-type="float" office:value="668.24" calcext:value-type="float">
            <text:p>668.24</text:p>
          </table:table-cell>
          <table:table-cell office:value-type="float" office:value="631.169" calcext:value-type="float">
            <text:p>631.169</text:p>
          </table:table-cell>
          <table:table-cell office:value-type="float" office:value="601.849" calcext:value-type="float">
            <text:p>601.849</text:p>
          </table:table-cell>
          <table:table-cell office:value-type="float" office:value="583.467" calcext:value-type="float">
            <text:p>583.467</text:p>
          </table:table-cell>
          <table:table-cell office:value-type="float" office:value="563.689" calcext:value-type="float">
            <text:p>563.689</text:p>
          </table:table-cell>
          <table:table-cell office:value-type="float" office:value="557.532" calcext:value-type="float">
            <text:p>557.532</text:p>
          </table:table-cell>
          <table:table-cell office:value-type="float" office:value="536.868" calcext:value-type="float">
            <text:p>536.868</text:p>
          </table:table-cell>
          <table:table-cell office:value-type="float" office:value="539.455" calcext:value-type="float">
            <text:p>539.455</text:p>
          </table:table-cell>
          <table:table-cell office:value-type="float" office:value="516.308" calcext:value-type="float">
            <text:p>516.308</text:p>
          </table:table-cell>
          <table:table-cell office:value-type="float" office:value="522.718" calcext:value-type="float">
            <text:p>522.718</text:p>
          </table:table-cell>
          <table:table-cell office:value-type="float" office:value="513.411" calcext:value-type="float">
            <text:p>513.411</text:p>
          </table:table-cell>
          <table:table-cell office:value-type="float" office:value="497.028" calcext:value-type="float">
            <text:p>497.028</text:p>
          </table:table-cell>
          <table:table-cell office:value-type="float" office:value="496.929" calcext:value-type="float">
            <text:p>496.929</text:p>
          </table:table-cell>
          <table:table-cell office:value-type="float" office:value="480.296" calcext:value-type="float">
            <text:p>480.296</text:p>
          </table:table-cell>
          <table:table-cell office:value-type="float" office:value="475.614" calcext:value-type="float">
            <text:p>475.614</text:p>
          </table:table-cell>
          <table:table-cell office:value-type="float" office:value="482.558" calcext:value-type="float">
            <text:p>482.558</text:p>
          </table:table-cell>
          <table:table-cell office:value-type="float" office:value="471.085" calcext:value-type="float">
            <text:p>471.085</text:p>
          </table:table-cell>
          <table:table-cell office:value-type="float" office:value="456.14" calcext:value-type="float">
            <text:p>456.14</text:p>
          </table:table-cell>
          <table:table-cell office:value-type="float" office:value="466.314" calcext:value-type="float">
            <text:p>466.314</text:p>
          </table:table-cell>
          <table:table-cell office:value-type="float" office:value="450.413" calcext:value-type="float">
            <text:p>450.413</text:p>
          </table:table-cell>
          <table:table-cell office:value-type="float" office:value="454.002" calcext:value-type="float">
            <text:p>454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51.4068001302" calcext:value-type="float">
            <text:p>51.4068001302</text:p>
          </table:table-cell>
          <table:table-cell office:value-type="float" office:value="32.2399796753" calcext:value-type="float">
            <text:p>32.2399796753</text:p>
          </table:table-cell>
          <table:table-cell office:value-type="float" office:value="55.4435548129" calcext:value-type="float">
            <text:p>55.4435548129</text:p>
          </table:table-cell>
          <table:table-cell office:value-type="float" office:value="18.9255400977" calcext:value-type="float">
            <text:p>18.9255400977</text:p>
          </table:table-cell>
          <table:table-cell office:value-type="float" office:value="23.6274328634" calcext:value-type="float">
            <text:p>23.6274328634</text:p>
          </table:table-cell>
          <table:table-cell office:value-type="float" office:value="21.5696252515" calcext:value-type="float">
            <text:p>21.5696252515</text:p>
          </table:table-cell>
          <table:table-cell office:value-type="float" office:value="18.4948098922" calcext:value-type="float">
            <text:p>18.4948098922</text:p>
          </table:table-cell>
          <table:table-cell office:value-type="float" office:value="18.2371595017" calcext:value-type="float">
            <text:p>18.2371595017</text:p>
          </table:table-cell>
          <table:table-cell office:value-type="float" office:value="14.9843377952" calcext:value-type="float">
            <text:p>14.9843377952</text:p>
          </table:table-cell>
          <table:table-cell office:value-type="float" office:value="21.7928943318" calcext:value-type="float">
            <text:p>21.7928943318</text:p>
          </table:table-cell>
          <table:table-cell office:value-type="float" office:value="15.1198920751" calcext:value-type="float">
            <text:p>15.1198920751</text:p>
          </table:table-cell>
          <table:table-cell office:value-type="float" office:value="23.0168042502" calcext:value-type="float">
            <text:p>23.0168042502</text:p>
          </table:table-cell>
          <table:table-cell office:value-type="float" office:value="29.1983660735" calcext:value-type="float">
            <text:p>29.1983660735</text:p>
          </table:table-cell>
          <table:table-cell office:value-type="float" office:value="37.8037135841" calcext:value-type="float">
            <text:p>37.8037135841</text:p>
          </table:table-cell>
          <table:table-cell office:value-type="float" office:value="27.0250427437" calcext:value-type="float">
            <text:p>27.0250427437</text:p>
          </table:table-cell>
          <table:table-cell office:value-type="float" office:value="40.6915678101" calcext:value-type="float">
            <text:p>40.6915678101</text:p>
          </table:table-cell>
          <table:table-cell office:value-type="float" office:value="42.5396118278" calcext:value-type="float">
            <text:p>42.5396118278</text:p>
          </table:table-cell>
          <table:table-cell office:value-type="float" office:value="47.133192674" calcext:value-type="float">
            <text:p>47.133192674</text:p>
          </table:table-cell>
          <table:table-cell office:value-type="float" office:value="46.6964407146" calcext:value-type="float">
            <text:p>46.6964407146</text:p>
          </table:table-cell>
          <table:table-cell office:value-type="float" office:value="46.7238498124" calcext:value-type="float">
            <text:p>46.7238498124</text:p>
          </table:table-cell>
          <table:table-cell office:value-type="float" office:value="38.0144897655" calcext:value-type="float">
            <text:p>38.0144897655</text:p>
          </table:table-cell>
          <table:table-cell office:value-type="float" office:value="46.5748330807" calcext:value-type="float">
            <text:p>46.5748330807</text:p>
          </table:table-cell>
          <table:table-cell office:value-type="float" office:value="51.4962219807" calcext:value-type="float">
            <text:p>51.4962219807</text:p>
          </table:table-cell>
          <table:table-cell office:value-type="float" office:value="36.6246513628" calcext:value-type="float">
            <text:p>36.6246513628</text:p>
          </table:table-cell>
          <table:table-cell office:value-type="float" office:value="31.0535111846" calcext:value-type="float">
            <text:p>31.0535111846</text:p>
          </table:table-cell>
          <table:table-cell office:value-type="float" office:value="41.447700634" calcext:value-type="float">
            <text:p>41.447700634</text:p>
          </table:table-cell>
          <table:table-cell office:value-type="float" office:value="33.4383340947" calcext:value-type="float">
            <text:p>33.4383340947</text:p>
          </table:table-cell>
          <table:table-cell office:value-type="float" office:value="46.48580281" calcext:value-type="float">
            <text:p>46.48580281</text:p>
          </table:table-cell>
          <table:table-cell office:value-type="float" office:value="55.2887807683" calcext:value-type="float">
            <text:p>55.2887807683</text:p>
          </table:table-cell>
          <table:table-cell office:value-type="float" office:value="38.0789257902" calcext:value-type="float">
            <text:p>38.0789257902</text:p>
          </table:table-cell>
          <table:table-cell office:value-type="float" office:value="68.9837210583" calcext:value-type="float">
            <text:p>68.9837210583</text:p>
          </table:table-cell>
          <table:table-cell office:value-type="float" office:value="49.9884250858" calcext:value-type="float">
            <text:p>49.9884250858</text:p>
          </table:table-cell>
          <table:table-cell office:value-type="float" office:value="49.6243269152" calcext:value-type="float">
            <text:p>49.6243269152</text:p>
          </table:table-cell>
          <table:table-cell office:value-type="float" office:value="37.2545528014" calcext:value-type="float">
            <text:p>37.2545528014</text:p>
          </table:table-cell>
          <table:table-cell office:value-type="float" office:value="59.8852193887" calcext:value-type="float">
            <text:p>59.8852193887</text:p>
          </table:table-cell>
          <table:table-cell office:value-type="float" office:value="51.2537223135" calcext:value-type="float">
            <text:p>51.253722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30]/[.B16]" office:value-type="float" office:value="0.884079310678644" calcext:value-type="float">
            <text:p>0.8840793107</text:p>
          </table:table-cell>
          <table:table-cell table:formula="of:=[.B30]/[.C16]" office:value-type="float" office:value="1.72818104973815" calcext:value-type="float">
            <text:p>1.7281810497</text:p>
          </table:table-cell>
          <table:table-cell table:formula="of:=[.B30]/[.D16]" office:value-type="float" office:value="2.46292712008627" calcext:value-type="float">
            <text:p>2.4629271201</text:p>
          </table:table-cell>
          <table:table-cell table:formula="of:=[.B30]/[.E16]" office:value-type="float" office:value="3.27452098340822" calcext:value-type="float">
            <text:p>3.2745209834</text:p>
          </table:table-cell>
          <table:table-cell table:formula="of:=[.B30]/[.F16]" office:value-type="float" office:value="3.94524782180557" calcext:value-type="float">
            <text:p>3.9452478218</text:p>
          </table:table-cell>
          <table:table-cell table:formula="of:=[.B30]/[.G16]" office:value-type="float" office:value="4.71819616599245" calcext:value-type="float">
            <text:p>4.718196166</text:p>
          </table:table-cell>
          <table:table-cell table:formula="of:=[.B30]/[.H16]" office:value-type="float" office:value="5.39051354441161" calcext:value-type="float">
            <text:p>5.3905135444</text:p>
          </table:table-cell>
          <table:table-cell table:formula="of:=[.B30]/[.I16]" office:value-type="float" office:value="6.15351388634264" calcext:value-type="float">
            <text:p>6.1535138863</text:p>
          </table:table-cell>
          <table:table-cell table:formula="of:=[.B30]/[.J16]" office:value-type="float" office:value="6.78393452738364" calcext:value-type="float">
            <text:p>6.7839345274</text:p>
          </table:table-cell>
          <table:table-cell table:formula="of:=[.B30]/[.K16]" office:value-type="float" office:value="7.36826542358286" calcext:value-type="float">
            <text:p>7.3682654236</text:p>
          </table:table-cell>
          <table:table-cell table:formula="of:=[.B30]/[.L16]" office:value-type="float" office:value="7.88309281609306" calcext:value-type="float">
            <text:p>7.8830928161</text:p>
          </table:table-cell>
          <table:table-cell table:formula="of:=[.B30]/[.M16]" office:value-type="float" office:value="8.41212018305999" calcext:value-type="float">
            <text:p>8.4121201831</text:p>
          </table:table-cell>
          <table:table-cell table:formula="of:=[.B30]/[.N16]" office:value-type="float" office:value="8.7821497034804" calcext:value-type="float">
            <text:p>8.7821497035</text:p>
          </table:table-cell>
          <table:table-cell table:formula="of:=[.B30]/[.O16]" office:value-type="float" office:value="9.18106315361831" calcext:value-type="float">
            <text:p>9.1810631536</text:p>
          </table:table-cell>
          <table:table-cell table:formula="of:=[.B30]/[.P16]" office:value-type="float" office:value="9.50571360593648" calcext:value-type="float">
            <text:p>9.5057136059</text:p>
          </table:table-cell>
          <table:table-cell table:formula="of:=[.B30]/[.Q16]" office:value-type="float" office:value="9.99527558862414" calcext:value-type="float">
            <text:p>9.9952755886</text:p>
          </table:table-cell>
          <table:table-cell table:formula="of:=[.B30]/[.R16]" office:value-type="float" office:value="10.4149523992413" calcext:value-type="float">
            <text:p>10.4149523992</text:p>
          </table:table-cell>
          <table:table-cell table:formula="of:=[.B30]/[.S16]" office:value-type="float" office:value="10.5353108387285" calcext:value-type="float">
            <text:p>10.5353108387</text:p>
          </table:table-cell>
          <table:table-cell table:formula="of:=[.B30]/[.T16]" office:value-type="float" office:value="11.0092666144923" calcext:value-type="float">
            <text:p>11.0092666145</text:p>
          </table:table-cell>
          <table:table-cell table:formula="of:=[.B30]/[.U16]" office:value-type="float" office:value="11.476401406618" calcext:value-type="float">
            <text:p>11.4764014066</text:p>
          </table:table-cell>
          <table:table-cell table:formula="of:=[.B30]/[.V16]" office:value-type="float" office:value="11.6410440748303" calcext:value-type="float">
            <text:p>11.6410440748</text:p>
          </table:table-cell>
          <table:table-cell table:formula="of:=[.B30]/[.W16]" office:value-type="float" office:value="12.1099120616873" calcext:value-type="float">
            <text:p>12.1099120617</text:p>
          </table:table-cell>
          <table:table-cell table:formula="of:=[.B30]/[.X16]" office:value-type="float" office:value="12.0869996171064" calcext:value-type="float">
            <text:p>12.0869996171</text:p>
          </table:table-cell>
          <table:table-cell table:formula="of:=[.B30]/[.Y16]" office:value-type="float" office:value="13.0239439167687" calcext:value-type="float">
            <text:p>13.0239439168</text:p>
          </table:table-cell>
          <table:table-cell table:formula="of:=[.B30]/[.Z16]" office:value-type="float" office:value="13.0199782275502" calcext:value-type="float">
            <text:p>13.0199782276</text:p>
          </table:table-cell>
          <table:table-cell table:formula="of:=[.B30]/[.AA16]" office:value-type="float" office:value="12.9033420290822" calcext:value-type="float">
            <text:p>12.9033420291</text:p>
          </table:table-cell>
          <table:table-cell table:formula="of:=[.B30]/[.AB16]" office:value-type="float" office:value="13.8262285671998" calcext:value-type="float">
            <text:p>13.8262285672</text:p>
          </table:table-cell>
          <table:table-cell table:formula="of:=[.B30]/[.AC16]" office:value-type="float" office:value="13.5481598184761" calcext:value-type="float">
            <text:p>13.5481598185</text:p>
          </table:table-cell>
          <table:table-cell table:formula="of:=[.B30]/[.AD16]" office:value-type="float" office:value="13.4187733391802" calcext:value-type="float">
            <text:p>13.4187733392</text:p>
          </table:table-cell>
          <table:table-cell table:formula="of:=[.B30]/[.AE16]" office:value-type="float" office:value="14.0118207967574" calcext:value-type="float">
            <text:p>14.0118207968</text:p>
          </table:table-cell>
          <table:table-cell table:formula="of:=[.B30]/[.AF16]" office:value-type="float" office:value="13.6708785190601" calcext:value-type="float">
            <text:p>13.6708785191</text:p>
          </table:table-cell>
          <table:table-cell table:formula="of:=[.B30]/[.AG16]" office:value-type="float" office:value="13.9158460830066" calcext:value-type="float">
            <text:p>13.915846083</text:p>
          </table:table-cell>
          <table:table-cell table:formula="of:=[.B30]/[.AH16]" office:value-type="float" office:value="14.4304849574055" calcext:value-type="float">
            <text:p>14.4304849574</text:p>
          </table:table-cell>
          <table:table-cell table:formula="of:=[.B30]/[.AI16]" office:value-type="float" office:value="14.3806204278134" calcext:value-type="float">
            <text:p>14.3806204278</text:p>
          </table:table-cell>
          <table:table-cell table:formula="of:=[.B30]/[.AJ16]" office:value-type="float" office:value="14.0760406933037" calcext:value-type="float">
            <text:p>14.0760406933</text:p>
          </table:table-cell>
          <table:table-cell table:formula="of:=[.B30]/[.AK16]" office:value-type="float" office:value="14.6752007259624" calcext:value-type="float">
            <text:p>14.675200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20]/[.B1]" office:value-type="float" office:value="0.884079310678644" calcext:value-type="float">
            <text:p>0.8840793107</text:p>
          </table:table-cell>
          <table:table-cell table:formula="of:=[.C20]/[.C1]" office:value-type="float" office:value="0.864090524869077" calcext:value-type="float">
            <text:p>0.8640905249</text:p>
          </table:table-cell>
          <table:table-cell table:formula="of:=[.D20]/[.D1]" office:value-type="float" office:value="0.820975706695422" calcext:value-type="float">
            <text:p>0.8209757067</text:p>
          </table:table-cell>
          <table:table-cell table:formula="of:=[.E20]/[.E1]" office:value-type="float" office:value="0.818630245852056" calcext:value-type="float">
            <text:p>0.8186302459</text:p>
          </table:table-cell>
          <table:table-cell table:formula="of:=[.F20]/[.F1]" office:value-type="float" office:value="0.789049564361113" calcext:value-type="float">
            <text:p>0.7890495644</text:p>
          </table:table-cell>
          <table:table-cell table:formula="of:=[.G20]/[.G1]" office:value-type="float" office:value="0.786366027665409" calcext:value-type="float">
            <text:p>0.7863660277</text:p>
          </table:table-cell>
          <table:table-cell table:formula="of:=[.H20]/[.H1]" office:value-type="float" office:value="0.770073363487373" calcext:value-type="float">
            <text:p>0.7700733635</text:p>
          </table:table-cell>
          <table:table-cell table:formula="of:=[.I20]/[.I1]" office:value-type="float" office:value="0.76918923579283" calcext:value-type="float">
            <text:p>0.7691892358</text:p>
          </table:table-cell>
          <table:table-cell table:formula="of:=[.J20]/[.J1]" office:value-type="float" office:value="0.753770503042627" calcext:value-type="float">
            <text:p>0.753770503</text:p>
          </table:table-cell>
          <table:table-cell table:formula="of:=[.K20]/[.K1]" office:value-type="float" office:value="0.736826542358286" calcext:value-type="float">
            <text:p>0.7368265424</text:p>
          </table:table-cell>
          <table:table-cell table:formula="of:=[.L20]/[.L1]" office:value-type="float" office:value="0.716644801463005" calcext:value-type="float">
            <text:p>0.7166448015</text:p>
          </table:table-cell>
          <table:table-cell table:formula="of:=[.M20]/[.M1]" office:value-type="float" office:value="0.701010015254999" calcext:value-type="float">
            <text:p>0.7010100153</text:p>
          </table:table-cell>
          <table:table-cell table:formula="of:=[.N20]/[.N1]" office:value-type="float" office:value="0.6755499771908" calcext:value-type="float">
            <text:p>0.6755499772</text:p>
          </table:table-cell>
          <table:table-cell table:formula="of:=[.O20]/[.O1]" office:value-type="float" office:value="0.655790225258451" calcext:value-type="float">
            <text:p>0.6557902253</text:p>
          </table:table-cell>
          <table:table-cell table:formula="of:=[.P20]/[.P1]" office:value-type="float" office:value="0.633714240395765" calcext:value-type="float">
            <text:p>0.6337142404</text:p>
          </table:table-cell>
          <table:table-cell table:formula="of:=[.Q20]/[.Q1]" office:value-type="float" office:value="0.624704724289008" calcext:value-type="float">
            <text:p>0.6247047243</text:p>
          </table:table-cell>
          <table:table-cell table:formula="of:=[.R20]/[.R1]" office:value-type="float" office:value="0.612644258778897" calcext:value-type="float">
            <text:p>0.6126442588</text:p>
          </table:table-cell>
          <table:table-cell table:formula="of:=[.S20]/[.S1]" office:value-type="float" office:value="0.585295046596029" calcext:value-type="float">
            <text:p>0.5852950466</text:p>
          </table:table-cell>
          <table:table-cell table:formula="of:=[.T20]/[.T1]" office:value-type="float" office:value="0.579435084973277" calcext:value-type="float">
            <text:p>0.579435085</text:p>
          </table:table-cell>
          <table:table-cell table:formula="of:=[.U20]/[.U1]" office:value-type="float" office:value="0.573820070330902" calcext:value-type="float">
            <text:p>0.5738200703</text:p>
          </table:table-cell>
          <table:table-cell table:formula="of:=[.V20]/[.V1]" office:value-type="float" office:value="0.554335432134775" calcext:value-type="float">
            <text:p>0.5543354321</text:p>
          </table:table-cell>
          <table:table-cell table:formula="of:=[.W20]/[.W1]" office:value-type="float" office:value="0.550450548258515" calcext:value-type="float">
            <text:p>0.5504505483</text:p>
          </table:table-cell>
          <table:table-cell table:formula="of:=[.X20]/[.X1]" office:value-type="float" office:value="0.525521722482887" calcext:value-type="float">
            <text:p>0.5255217225</text:p>
          </table:table-cell>
          <table:table-cell table:formula="of:=[.Y20]/[.Y1]" office:value-type="float" office:value="0.542664329865362" calcext:value-type="float">
            <text:p>0.5426643299</text:p>
          </table:table-cell>
          <table:table-cell table:formula="of:=[.Z20]/[.Z1]" office:value-type="float" office:value="0.520799129102009" calcext:value-type="float">
            <text:p>0.5207991291</text:p>
          </table:table-cell>
          <table:table-cell table:formula="of:=[.AA20]/[.AA1]" office:value-type="float" office:value="0.49628238573393" calcext:value-type="float">
            <text:p>0.4962823857</text:p>
          </table:table-cell>
          <table:table-cell table:formula="of:=[.AB20]/[.AB1]" office:value-type="float" office:value="0.512082539525919" calcext:value-type="float">
            <text:p>0.5120825395</text:p>
          </table:table-cell>
          <table:table-cell table:formula="of:=[.AC20]/[.AC1]" office:value-type="float" office:value="0.48386285065986" calcext:value-type="float">
            <text:p>0.4838628507</text:p>
          </table:table-cell>
          <table:table-cell table:formula="of:=[.AD20]/[.AD1]" office:value-type="float" office:value="0.462716322040697" calcext:value-type="float">
            <text:p>0.462716322</text:p>
          </table:table-cell>
          <table:table-cell table:formula="of:=[.AE20]/[.AE1]" office:value-type="float" office:value="0.467060693225248" calcext:value-type="float">
            <text:p>0.4670606932</text:p>
          </table:table-cell>
          <table:table-cell table:formula="of:=[.AF20]/[.AF1]" office:value-type="float" office:value="0.440996081260004" calcext:value-type="float">
            <text:p>0.4409960813</text:p>
          </table:table-cell>
          <table:table-cell table:formula="of:=[.AG20]/[.AG1]" office:value-type="float" office:value="0.434870190093956" calcext:value-type="float">
            <text:p>0.4348701901</text:p>
          </table:table-cell>
          <table:table-cell table:formula="of:=[.AH20]/[.AH1]" office:value-type="float" office:value="0.43728742295168" calcext:value-type="float">
            <text:p>0.437287423</text:p>
          </table:table-cell>
          <table:table-cell table:formula="of:=[.AI20]/[.AI1]" office:value-type="float" office:value="0.422959424347454" calcext:value-type="float">
            <text:p>0.4229594243</text:p>
          </table:table-cell>
          <table:table-cell table:formula="of:=[.AJ20]/[.AJ1]" office:value-type="float" office:value="0.402172591237249" calcext:value-type="float">
            <text:p>0.4021725912</text:p>
          </table:table-cell>
          <table:table-cell table:formula="of:=[.AK20]/[.AK1]" office:value-type="float" office:value="0.407644464610067" calcext:value-type="float">
            <text:p>0.4076444646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7844.593" calcext:value-type="float">
            <text:p>7844.593</text:p>
          </table:table-cell>
          <table:table-cell office:value-type="float" office:value="4185.3636666667" calcext:value-type="float">
            <text:p>4185.3636666667</text:p>
          </table:table-cell>
          <table:table-cell office:value-type="float" office:value="2326.1592380952" calcext:value-type="float">
            <text:p>2326.1592380952</text:p>
          </table:table-cell>
          <table:table-cell office:value-type="float" office:value="1656.654952381" calcext:value-type="float">
            <text:p>1656.654952381</text:p>
          </table:table-cell>
          <table:table-cell office:value-type="float" office:value="1247.9590476191" calcext:value-type="float">
            <text:p>1247.9590476191</text:p>
          </table:table-cell>
          <table:table-cell office:value-type="float" office:value="1048.5524285714" calcext:value-type="float">
            <text:p>1048.5524285714</text:p>
          </table:table-cell>
          <table:table-cell office:value-type="float" office:value="956.232" calcext:value-type="float">
            <text:p>956.232</text:p>
          </table:table-cell>
          <table:table-cell office:value-type="float" office:value="845.5672857143" calcext:value-type="float">
            <text:p>845.5672857143</text:p>
          </table:table-cell>
          <table:table-cell office:value-type="float" office:value="802.6985238095" calcext:value-type="float">
            <text:p>802.6985238095</text:p>
          </table:table-cell>
          <table:table-cell office:value-type="float" office:value="799.6442857143" calcext:value-type="float">
            <text:p>799.6442857143</text:p>
          </table:table-cell>
          <table:table-cell office:value-type="float" office:value="766.1361904762" calcext:value-type="float">
            <text:p>766.1361904762</text:p>
          </table:table-cell>
          <table:table-cell office:value-type="float" office:value="757.9147142857" calcext:value-type="float">
            <text:p>757.9147142857</text:p>
          </table:table-cell>
          <table:table-cell office:value-type="float" office:value="730.2336190476" calcext:value-type="float">
            <text:p>730.2336190476</text:p>
          </table:table-cell>
          <table:table-cell office:value-type="float" office:value="734.749" calcext:value-type="float">
            <text:p>734.749</text:p>
          </table:table-cell>
          <table:table-cell office:value-type="float" office:value="700.5223333333" calcext:value-type="float">
            <text:p>700.5223333333</text:p>
          </table:table-cell>
          <table:table-cell office:value-type="float" office:value="705.3761904762" calcext:value-type="float">
            <text:p>705.3761904762</text:p>
          </table:table-cell>
          <table:table-cell office:value-type="float" office:value="692.9966190476" calcext:value-type="float">
            <text:p>692.9966190476</text:p>
          </table:table-cell>
          <table:table-cell office:value-type="float" office:value="695.4414761905" calcext:value-type="float">
            <text:p>695.4414761905</text:p>
          </table:table-cell>
          <table:table-cell office:value-type="float" office:value="695.4675238095" calcext:value-type="float">
            <text:p>695.4675238095</text:p>
          </table:table-cell>
          <table:table-cell office:value-type="float" office:value="694.0428571429" calcext:value-type="float">
            <text:p>694.0428571429</text:p>
          </table:table-cell>
          <table:table-cell office:value-type="float" office:value="693.4494285714" calcext:value-type="float">
            <text:p>693.4494285714</text:p>
          </table:table-cell>
          <table:table-cell office:value-type="float" office:value="685.8476666667" calcext:value-type="float">
            <text:p>685.8476666667</text:p>
          </table:table-cell>
          <table:table-cell office:value-type="float" office:value="689.021952381" calcext:value-type="float">
            <text:p>689.021952381</text:p>
          </table:table-cell>
          <table:table-cell office:value-type="float" office:value="692.893047619" calcext:value-type="float">
            <text:p>692.893047619</text:p>
          </table:table-cell>
          <table:table-cell office:value-type="float" office:value="711.0333333333" calcext:value-type="float">
            <text:p>711.0333333333</text:p>
          </table:table-cell>
          <table:table-cell office:value-type="float" office:value="701.8457619048" calcext:value-type="float">
            <text:p>701.8457619048</text:p>
          </table:table-cell>
          <table:table-cell office:value-type="float" office:value="733.5087619048" calcext:value-type="float">
            <text:p>733.5087619048</text:p>
          </table:table-cell>
          <table:table-cell office:value-type="float" office:value="725.9824761905" calcext:value-type="float">
            <text:p>725.9824761905</text:p>
          </table:table-cell>
          <table:table-cell office:value-type="float" office:value="724.3623333333" calcext:value-type="float">
            <text:p>724.3623333333</text:p>
          </table:table-cell>
          <table:table-cell office:value-type="float" office:value="737.8563333333" calcext:value-type="float">
            <text:p>737.8563333333</text:p>
          </table:table-cell>
          <table:table-cell office:value-type="float" office:value="748.4131428571" calcext:value-type="float">
            <text:p>748.4131428571</text:p>
          </table:table-cell>
          <table:table-cell office:value-type="float" office:value="761.9703809524" calcext:value-type="float">
            <text:p>761.9703809524</text:p>
          </table:table-cell>
          <table:table-cell office:value-type="float" office:value="764.0196666667" calcext:value-type="float">
            <text:p>764.0196666667</text:p>
          </table:table-cell>
          <table:table-cell office:value-type="float" office:value="797.1635714286" calcext:value-type="float">
            <text:p>797.1635714286</text:p>
          </table:table-cell>
          <table:table-cell office:value-type="float" office:value="813.5881428571" calcext:value-type="float">
            <text:p>813.5881428571</text:p>
          </table:table-cell>
          <table:table-cell office:value-type="float" office:value="842.3201428571" calcext:value-type="float">
            <text:p>842.320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7893.363" calcext:value-type="float">
            <text:p>7893.363</text:p>
          </table:table-cell>
          <table:table-cell office:value-type="float" office:value="4259.558" calcext:value-type="float">
            <text:p>4259.558</text:p>
          </table:table-cell>
          <table:table-cell office:value-type="float" office:value="2562.451" calcext:value-type="float">
            <text:p>2562.451</text:p>
          </table:table-cell>
          <table:table-cell office:value-type="float" office:value="1999.955" calcext:value-type="float">
            <text:p>1999.955</text:p>
          </table:table-cell>
          <table:table-cell office:value-type="float" office:value="1483.989" calcext:value-type="float">
            <text:p>1483.989</text:p>
          </table:table-cell>
          <table:table-cell office:value-type="float" office:value="1342.282" calcext:value-type="float">
            <text:p>1342.282</text:p>
          </table:table-cell>
          <table:table-cell office:value-type="float" office:value="1114.62" calcext:value-type="float">
            <text:p>1114.62</text:p>
          </table:table-cell>
          <table:table-cell office:value-type="float" office:value="940.095" calcext:value-type="float">
            <text:p>940.095</text:p>
          </table:table-cell>
          <table:table-cell office:value-type="float" office:value="902.108" calcext:value-type="float">
            <text:p>902.108</text:p>
          </table:table-cell>
          <table:table-cell office:value-type="float" office:value="874.283" calcext:value-type="float">
            <text:p>874.283</text:p>
          </table:table-cell>
          <table:table-cell office:value-type="float" office:value="819.164" calcext:value-type="float">
            <text:p>819.164</text:p>
          </table:table-cell>
          <table:table-cell office:value-type="float" office:value="818.035" calcext:value-type="float">
            <text:p>818.035</text:p>
          </table:table-cell>
          <table:table-cell office:value-type="float" office:value="823.044" calcext:value-type="float">
            <text:p>823.044</text:p>
          </table:table-cell>
          <table:table-cell office:value-type="float" office:value="799.554" calcext:value-type="float">
            <text:p>799.554</text:p>
          </table:table-cell>
          <table:table-cell office:value-type="float" office:value="741.052" calcext:value-type="float">
            <text:p>741.052</text:p>
          </table:table-cell>
          <table:table-cell office:value-type="float" office:value="765.975" calcext:value-type="float">
            <text:p>765.975</text:p>
          </table:table-cell>
          <table:table-cell office:value-type="float" office:value="748.157" calcext:value-type="float">
            <text:p>748.157</text:p>
          </table:table-cell>
          <table:table-cell office:value-type="float" office:value="783.477" calcext:value-type="float">
            <text:p>783.477</text:p>
          </table:table-cell>
          <table:table-cell office:value-type="float" office:value="750.262" calcext:value-type="float">
            <text:p>750.262</text:p>
          </table:table-cell>
          <table:table-cell office:value-type="float" office:value="760.565" calcext:value-type="float">
            <text:p>760.565</text:p>
          </table:table-cell>
          <table:table-cell office:value-type="float" office:value="758.933" calcext:value-type="float">
            <text:p>758.933</text:p>
          </table:table-cell>
          <table:table-cell office:value-type="float" office:value="744.425" calcext:value-type="float">
            <text:p>744.425</text:p>
          </table:table-cell>
          <table:table-cell office:value-type="float" office:value="808.792" calcext:value-type="float">
            <text:p>808.792</text:p>
          </table:table-cell>
          <table:table-cell office:value-type="float" office:value="756.274" calcext:value-type="float">
            <text:p>756.274</text:p>
          </table:table-cell>
          <table:table-cell office:value-type="float" office:value="774.376" calcext:value-type="float">
            <text:p>774.376</text:p>
          </table:table-cell>
          <table:table-cell office:value-type="float" office:value="759.717" calcext:value-type="float">
            <text:p>759.717</text:p>
          </table:table-cell>
          <table:table-cell office:value-type="float" office:value="832.746" calcext:value-type="float">
            <text:p>832.746</text:p>
          </table:table-cell>
          <table:table-cell office:value-type="float" office:value="849.367" calcext:value-type="float">
            <text:p>849.367</text:p>
          </table:table-cell>
          <table:table-cell office:value-type="float" office:value="804.674" calcext:value-type="float">
            <text:p>804.674</text:p>
          </table:table-cell>
          <table:table-cell office:value-type="float" office:value="782.304" calcext:value-type="float">
            <text:p>782.304</text:p>
          </table:table-cell>
          <table:table-cell office:value-type="float" office:value="845.275" calcext:value-type="float">
            <text:p>845.275</text:p>
          </table:table-cell>
          <table:table-cell office:value-type="float" office:value="827.772" calcext:value-type="float">
            <text:p>827.772</text:p>
          </table:table-cell>
          <table:table-cell office:value-type="float" office:value="864.987" calcext:value-type="float">
            <text:p>864.987</text:p>
          </table:table-cell>
          <table:table-cell office:value-type="float" office:value="879.347" calcext:value-type="float">
            <text:p>879.347</text:p>
          </table:table-cell>
          <table:table-cell office:value-type="float" office:value="928.077" calcext:value-type="float">
            <text:p>928.077</text:p>
          </table:table-cell>
          <table:table-cell office:value-type="float" office:value="924.565" calcext:value-type="float">
            <text:p>924.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7797.186" calcext:value-type="float">
            <text:p>7797.186</text:p>
          </table:table-cell>
          <table:table-cell office:value-type="float" office:value="4068.851" calcext:value-type="float">
            <text:p>4068.851</text:p>
          </table:table-cell>
          <table:table-cell office:value-type="float" office:value="2079.569" calcext:value-type="float">
            <text:p>2079.569</text:p>
          </table:table-cell>
          <table:table-cell office:value-type="float" office:value="1388.937" calcext:value-type="float">
            <text:p>1388.937</text:p>
          </table:table-cell>
          <table:table-cell office:value-type="float" office:value="1062.4" calcext:value-type="float">
            <text:p>1062.4</text:p>
          </table:table-cell>
          <table:table-cell office:value-type="float" office:value="938.103" calcext:value-type="float">
            <text:p>938.103</text:p>
          </table:table-cell>
          <table:table-cell office:value-type="float" office:value="873.994" calcext:value-type="float">
            <text:p>873.994</text:p>
          </table:table-cell>
          <table:table-cell office:value-type="float" office:value="757.692" calcext:value-type="float">
            <text:p>757.692</text:p>
          </table:table-cell>
          <table:table-cell office:value-type="float" office:value="734.484" calcext:value-type="float">
            <text:p>734.484</text:p>
          </table:table-cell>
          <table:table-cell office:value-type="float" office:value="730.978" calcext:value-type="float">
            <text:p>730.978</text:p>
          </table:table-cell>
          <table:table-cell office:value-type="float" office:value="719.09" calcext:value-type="float">
            <text:p>719.09</text:p>
          </table:table-cell>
          <table:table-cell office:value-type="float" office:value="707.277" calcext:value-type="float">
            <text:p>707.277</text:p>
          </table:table-cell>
          <table:table-cell office:value-type="float" office:value="648.708" calcext:value-type="float">
            <text:p>648.708</text:p>
          </table:table-cell>
          <table:table-cell office:value-type="float" office:value="611.021" calcext:value-type="float">
            <text:p>611.021</text:p>
          </table:table-cell>
          <table:table-cell office:value-type="float" office:value="647.669" calcext:value-type="float">
            <text:p>647.669</text:p>
          </table:table-cell>
          <table:table-cell office:value-type="float" office:value="641.401" calcext:value-type="float">
            <text:p>641.401</text:p>
          </table:table-cell>
          <table:table-cell office:value-type="float" office:value="631.756" calcext:value-type="float">
            <text:p>631.756</text:p>
          </table:table-cell>
          <table:table-cell office:value-type="float" office:value="647.824" calcext:value-type="float">
            <text:p>647.824</text:p>
          </table:table-cell>
          <table:table-cell office:value-type="float" office:value="628.12" calcext:value-type="float">
            <text:p>628.12</text:p>
          </table:table-cell>
          <table:table-cell office:value-type="float" office:value="625.417" calcext:value-type="float">
            <text:p>625.417</text:p>
          </table:table-cell>
          <table:table-cell office:value-type="float" office:value="643.809" calcext:value-type="float">
            <text:p>643.809</text:p>
          </table:table-cell>
          <table:table-cell office:value-type="float" office:value="635.938" calcext:value-type="float">
            <text:p>635.938</text:p>
          </table:table-cell>
          <table:table-cell office:value-type="float" office:value="600.617" calcext:value-type="float">
            <text:p>600.617</text:p>
          </table:table-cell>
          <table:table-cell office:value-type="float" office:value="622.884" calcext:value-type="float">
            <text:p>622.884</text:p>
          </table:table-cell>
          <table:table-cell office:value-type="float" office:value="625.871" calcext:value-type="float">
            <text:p>625.871</text:p>
          </table:table-cell>
          <table:table-cell office:value-type="float" office:value="626.628" calcext:value-type="float">
            <text:p>626.628</text:p>
          </table:table-cell>
          <table:table-cell office:value-type="float" office:value="631.879" calcext:value-type="float">
            <text:p>631.879</text:p>
          </table:table-cell>
          <table:table-cell office:value-type="float" office:value="649.731" calcext:value-type="float">
            <text:p>649.731</text:p>
          </table:table-cell>
          <table:table-cell office:value-type="float" office:value="646.43" calcext:value-type="float">
            <text:p>646.43</text:p>
          </table:table-cell>
          <table:table-cell office:value-type="float" office:value="646.066" calcext:value-type="float">
            <text:p>646.066</text:p>
          </table:table-cell>
          <table:table-cell office:value-type="float" office:value="663.156" calcext:value-type="float">
            <text:p>663.156</text:p>
          </table:table-cell>
          <table:table-cell office:value-type="float" office:value="664.796" calcext:value-type="float">
            <text:p>664.796</text:p>
          </table:table-cell>
          <table:table-cell office:value-type="float" office:value="689.715" calcext:value-type="float">
            <text:p>689.715</text:p>
          </table:table-cell>
          <table:table-cell office:value-type="float" office:value="731.158" calcext:value-type="float">
            <text:p>731.158</text:p>
          </table:table-cell>
          <table:table-cell office:value-type="float" office:value="736.871" calcext:value-type="float">
            <text:p>736.871</text:p>
          </table:table-cell>
          <table:table-cell office:value-type="float" office:value="784.476" calcext:value-type="float">
            <text:p>784.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31.6473535492" calcext:value-type="float">
            <text:p>31.6473535492</text:p>
          </table:table-cell>
          <table:table-cell office:value-type="float" office:value="43.9416165489" calcext:value-type="float">
            <text:p>43.9416165489</text:p>
          </table:table-cell>
          <table:table-cell office:value-type="float" office:value="147.9813113555" calcext:value-type="float">
            <text:p>147.9813113555</text:p>
          </table:table-cell>
          <table:table-cell office:value-type="float" office:value="178.5317030783" calcext:value-type="float">
            <text:p>178.5317030783</text:p>
          </table:table-cell>
          <table:table-cell office:value-type="float" office:value="115.4591997822" calcext:value-type="float">
            <text:p>115.4591997822</text:p>
          </table:table-cell>
          <table:table-cell office:value-type="float" office:value="100.3900528163" calcext:value-type="float">
            <text:p>100.3900528163</text:p>
          </table:table-cell>
          <table:table-cell office:value-type="float" office:value="63.634690554" calcext:value-type="float">
            <text:p>63.634690554</text:p>
          </table:table-cell>
          <table:table-cell office:value-type="float" office:value="45.4003109165" calcext:value-type="float">
            <text:p>45.4003109165</text:p>
          </table:table-cell>
          <table:table-cell office:value-type="float" office:value="48.3179522348" calcext:value-type="float">
            <text:p>48.3179522348</text:p>
          </table:table-cell>
          <table:table-cell office:value-type="float" office:value="42.9526861304" calcext:value-type="float">
            <text:p>42.9526861304</text:p>
          </table:table-cell>
          <table:table-cell office:value-type="float" office:value="29.562810292" calcext:value-type="float">
            <text:p>29.562810292</text:p>
          </table:table-cell>
          <table:table-cell office:value-type="float" office:value="31.5553626396" calcext:value-type="float">
            <text:p>31.5553626396</text:p>
          </table:table-cell>
          <table:table-cell office:value-type="float" office:value="39.1599930228" calcext:value-type="float">
            <text:p>39.1599930228</text:p>
          </table:table-cell>
          <table:table-cell office:value-type="float" office:value="38.9994745157" calcext:value-type="float">
            <text:p>38.9994745157</text:p>
          </table:table-cell>
          <table:table-cell office:value-type="float" office:value="28.7744867136" calcext:value-type="float">
            <text:p>28.7744867136</text:p>
          </table:table-cell>
          <table:table-cell office:value-type="float" office:value="35.1946168606" calcext:value-type="float">
            <text:p>35.1946168606</text:p>
          </table:table-cell>
          <table:table-cell office:value-type="float" office:value="39.8952354743" calcext:value-type="float">
            <text:p>39.8952354743</text:p>
          </table:table-cell>
          <table:table-cell office:value-type="float" office:value="41.8511740548" calcext:value-type="float">
            <text:p>41.8511740548</text:p>
          </table:table-cell>
          <table:table-cell office:value-type="float" office:value="32.1828249469" calcext:value-type="float">
            <text:p>32.1828249469</text:p>
          </table:table-cell>
          <table:table-cell office:value-type="float" office:value="29.6248687968" calcext:value-type="float">
            <text:p>29.6248687968</text:p>
          </table:table-cell>
          <table:table-cell office:value-type="float" office:value="33.072292915" calcext:value-type="float">
            <text:p>33.072292915</text:p>
          </table:table-cell>
          <table:table-cell office:value-type="float" office:value="26.8716758862" calcext:value-type="float">
            <text:p>26.8716758862</text:p>
          </table:table-cell>
          <table:table-cell office:value-type="float" office:value="51.2925082351" calcext:value-type="float">
            <text:p>51.2925082351</text:p>
          </table:table-cell>
          <table:table-cell office:value-type="float" office:value="36.475929546" calcext:value-type="float">
            <text:p>36.475929546</text:p>
          </table:table-cell>
          <table:table-cell office:value-type="float" office:value="41.3657827586" calcext:value-type="float">
            <text:p>41.3657827586</text:p>
          </table:table-cell>
          <table:table-cell office:value-type="float" office:value="39.0897646474" calcext:value-type="float">
            <text:p>39.0897646474</text:p>
          </table:table-cell>
          <table:table-cell office:value-type="float" office:value="54.9272261332" calcext:value-type="float">
            <text:p>54.9272261332</text:p>
          </table:table-cell>
          <table:table-cell office:value-type="float" office:value="52.4818312558" calcext:value-type="float">
            <text:p>52.4818312558</text:p>
          </table:table-cell>
          <table:table-cell office:value-type="float" office:value="43.2431391857" calcext:value-type="float">
            <text:p>43.2431391857</text:p>
          </table:table-cell>
          <table:table-cell office:value-type="float" office:value="27.4708836995" calcext:value-type="float">
            <text:p>27.4708836995</text:p>
          </table:table-cell>
          <table:table-cell office:value-type="float" office:value="46.7081069273" calcext:value-type="float">
            <text:p>46.7081069273</text:p>
          </table:table-cell>
          <table:table-cell office:value-type="float" office:value="37.6762190161" calcext:value-type="float">
            <text:p>37.6762190161</text:p>
          </table:table-cell>
          <table:table-cell office:value-type="float" office:value="45.5099319296" calcext:value-type="float">
            <text:p>45.5099319296</text:p>
          </table:table-cell>
          <table:table-cell office:value-type="float" office:value="40.1164827802" calcext:value-type="float">
            <text:p>40.1164827802</text:p>
          </table:table-cell>
          <table:table-cell office:value-type="float" office:value="52.3117585599" calcext:value-type="float">
            <text:p>52.3117585599</text:p>
          </table:table-cell>
          <table:table-cell office:value-type="float" office:value="31.6819724611" calcext:value-type="float">
            <text:p>31.6819724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30]/[.B23]" office:value-type="float" office:value="0.942217167927004" calcext:value-type="float">
            <text:p>0.9422171679</text:p>
          </table:table-cell>
          <table:table-cell table:formula="of:=[.B30]/[.C23]" office:value-type="float" office:value="1.76598995658759" calcext:value-type="float">
            <text:p>1.7659899566</text:p>
          </table:table-cell>
          <table:table-cell table:formula="of:=[.B30]/[.D23]" office:value-type="float" office:value="3.17747387150179" calcext:value-type="float">
            <text:p>3.1774738715</text:p>
          </table:table-cell>
          <table:table-cell table:formula="of:=[.B30]/[.E23]" office:value-type="float" office:value="4.46158700058631" calcext:value-type="float">
            <text:p>4.4615870006</text:p>
          </table:table-cell>
          <table:table-cell table:formula="of:=[.B30]/[.F23]" office:value-type="float" office:value="5.92271854921954" calcext:value-type="float">
            <text:p>5.9227185492</text:p>
          </table:table-cell>
          <table:table-cell table:formula="of:=[.B30]/[.G23]" office:value-type="float" office:value="7.04906116146265" calcext:value-type="float">
            <text:p>7.0490611615</text:p>
          </table:table-cell>
          <table:table-cell table:formula="of:=[.B30]/[.H23]" office:value-type="float" office:value="7.72962021768776" calcext:value-type="float">
            <text:p>7.7296202177</text:p>
          </table:table-cell>
          <table:table-cell table:formula="of:=[.B30]/[.I23]" office:value-type="float" office:value="8.74124428046684" calcext:value-type="float">
            <text:p>8.7412442805</text:p>
          </table:table-cell>
          <table:table-cell table:formula="of:=[.B30]/[.J23]" office:value-type="float" office:value="9.20807747960197" calcext:value-type="float">
            <text:p>9.2080774796</text:p>
          </table:table-cell>
          <table:table-cell table:formula="of:=[.B30]/[.K23]" office:value-type="float" office:value="9.2432476940638" calcext:value-type="float">
            <text:p>9.2432476941</text:p>
          </table:table-cell>
          <table:table-cell table:formula="of:=[.B30]/[.L23]" office:value-type="float" office:value="9.6475147524435" calcext:value-type="float">
            <text:p>9.6475147524</text:p>
          </table:table-cell>
          <table:table-cell table:formula="of:=[.B30]/[.M23]" office:value-type="float" office:value="9.75216612197056" calcext:value-type="float">
            <text:p>9.752166122</text:p>
          </table:table-cell>
          <table:table-cell table:formula="of:=[.B30]/[.N23]" office:value-type="float" office:value="10.1218432118204" calcext:value-type="float">
            <text:p>10.1218432118</text:p>
          </table:table-cell>
          <table:table-cell table:formula="of:=[.B30]/[.O23]" office:value-type="float" office:value="10.059639686478" calcext:value-type="float">
            <text:p>10.0596396865</text:p>
          </table:table-cell>
          <table:table-cell table:formula="of:=[.B30]/[.P23]" office:value-type="float" office:value="10.5511414101958" calcext:value-type="float">
            <text:p>10.5511414102</text:p>
          </table:table-cell>
          <table:table-cell table:formula="of:=[.B30]/[.Q23]" office:value-type="float" office:value="10.4785365593502" calcext:value-type="float">
            <text:p>10.4785365594</text:p>
          </table:table-cell>
          <table:table-cell table:formula="of:=[.B30]/[.R23]" office:value-type="float" office:value="10.6657233193403" calcext:value-type="float">
            <text:p>10.6657233193</text:p>
          </table:table-cell>
          <table:table-cell table:formula="of:=[.B30]/[.S23]" office:value-type="float" office:value="10.6282274685258" calcext:value-type="float">
            <text:p>10.6282274685</text:p>
          </table:table-cell>
          <table:table-cell table:formula="of:=[.B30]/[.T23]" office:value-type="float" office:value="10.6278294053377" calcext:value-type="float">
            <text:p>10.6278294053</text:p>
          </table:table-cell>
          <table:table-cell table:formula="of:=[.B30]/[.U23]" office:value-type="float" office:value="10.6496452256956" calcext:value-type="float">
            <text:p>10.6496452257</text:p>
          </table:table-cell>
          <table:table-cell table:formula="of:=[.B30]/[.V23]" office:value-type="float" office:value="10.6587588012396" calcext:value-type="float">
            <text:p>10.6587588012</text:p>
          </table:table-cell>
          <table:table-cell table:formula="of:=[.B30]/[.W23]" office:value-type="float" office:value="10.7768977853678" calcext:value-type="float">
            <text:p>10.7768977854</text:p>
          </table:table-cell>
          <table:table-cell table:formula="of:=[.B30]/[.X23]" office:value-type="float" office:value="10.7272492181975" calcext:value-type="float">
            <text:p>10.7272492182</text:p>
          </table:table-cell>
          <table:table-cell table:formula="of:=[.B30]/[.Y23]" office:value-type="float" office:value="10.6673175974256" calcext:value-type="float">
            <text:p>10.6673175974</text:p>
          </table:table-cell>
          <table:table-cell table:formula="of:=[.B30]/[.Z23]" office:value-type="float" office:value="10.3951669401346" calcext:value-type="float">
            <text:p>10.3951669401</text:p>
          </table:table-cell>
          <table:table-cell table:formula="of:=[.B30]/[.AA23]" office:value-type="float" office:value="10.5312457539675" calcext:value-type="float">
            <text:p>10.531245754</text:p>
          </table:table-cell>
          <table:table-cell table:formula="of:=[.B30]/[.AB23]" office:value-type="float" office:value="10.0766488198532" calcext:value-type="float">
            <text:p>10.0766488199</text:p>
          </table:table-cell>
          <table:table-cell table:formula="of:=[.B30]/[.AC23]" office:value-type="float" office:value="10.1811137904939" calcext:value-type="float">
            <text:p>10.1811137905</text:p>
          </table:table-cell>
          <table:table-cell table:formula="of:=[.B30]/[.AD23]" office:value-type="float" office:value="10.2038853483551" calcext:value-type="float">
            <text:p>10.2038853484</text:p>
          </table:table-cell>
          <table:table-cell table:formula="of:=[.B30]/[.AE23]" office:value-type="float" office:value="10.0172755400898" calcext:value-type="float">
            <text:p>10.0172755401</text:p>
          </table:table-cell>
          <table:table-cell table:formula="of:=[.B30]/[.AF23]" office:value-type="float" office:value="9.87597595064051" calcext:value-type="float">
            <text:p>9.8759759506</text:p>
          </table:table-cell>
          <table:table-cell table:formula="of:=[.B30]/[.AG23]" office:value-type="float" office:value="9.70025920267593" calcext:value-type="float">
            <text:p>9.7002592027</text:p>
          </table:table-cell>
          <table:table-cell table:formula="of:=[.B30]/[.AH23]" office:value-type="float" office:value="9.67424075907253" calcext:value-type="float">
            <text:p>9.6742407591</text:p>
          </table:table-cell>
          <table:table-cell table:formula="of:=[.B30]/[.AI23]" office:value-type="float" office:value="9.27201199968785" calcext:value-type="float">
            <text:p>9.2720119997</text:p>
          </table:table-cell>
          <table:table-cell table:formula="of:=[.B30]/[.AJ23]" office:value-type="float" office:value="9.08483028531332" calcext:value-type="float">
            <text:p>9.0848302853</text:p>
          </table:table-cell>
          <table:table-cell table:formula="of:=[.B30]/[.AK23]" office:value-type="float" office:value="8.7749417637445" calcext:value-type="float">
            <text:p>8.7749417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27]/[.B1]" office:value-type="float" office:value="0.942217167927004" calcext:value-type="float">
            <text:p>0.9422171679</text:p>
          </table:table-cell>
          <table:table-cell table:formula="of:=[.C27]/[.C1]" office:value-type="float" office:value="0.882994978293795" calcext:value-type="float">
            <text:p>0.8829949783</text:p>
          </table:table-cell>
          <table:table-cell table:formula="of:=[.D27]/[.D1]" office:value-type="float" office:value="1.05915795716726" calcext:value-type="float">
            <text:p>1.0591579572</text:p>
          </table:table-cell>
          <table:table-cell table:formula="of:=[.E27]/[.E1]" office:value-type="float" office:value="1.11539675014658" calcext:value-type="float">
            <text:p>1.1153967501</text:p>
          </table:table-cell>
          <table:table-cell table:formula="of:=[.F27]/[.F1]" office:value-type="float" office:value="1.18454370984391" calcext:value-type="float">
            <text:p>1.1845437098</text:p>
          </table:table-cell>
          <table:table-cell table:formula="of:=[.G27]/[.G1]" office:value-type="float" office:value="1.17484352691044" calcext:value-type="float">
            <text:p>1.1748435269</text:p>
          </table:table-cell>
          <table:table-cell table:formula="of:=[.H27]/[.H1]" office:value-type="float" office:value="1.10423145966968" calcext:value-type="float">
            <text:p>1.1042314597</text:p>
          </table:table-cell>
          <table:table-cell table:formula="of:=[.I27]/[.I1]" office:value-type="float" office:value="1.09265553505836" calcext:value-type="float">
            <text:p>1.0926555351</text:p>
          </table:table-cell>
          <table:table-cell table:formula="of:=[.J27]/[.J1]" office:value-type="float" office:value="1.02311971995577" calcext:value-type="float">
            <text:p>1.02311972</text:p>
          </table:table-cell>
          <table:table-cell table:formula="of:=[.K27]/[.K1]" office:value-type="float" office:value="0.92432476940638" calcext:value-type="float">
            <text:p>0.9243247694</text:p>
          </table:table-cell>
          <table:table-cell table:formula="of:=[.L27]/[.L1]" office:value-type="float" office:value="0.877046795676682" calcext:value-type="float">
            <text:p>0.8770467957</text:p>
          </table:table-cell>
          <table:table-cell table:formula="of:=[.M27]/[.M1]" office:value-type="float" office:value="0.812680510164213" calcext:value-type="float">
            <text:p>0.8126805102</text:p>
          </table:table-cell>
          <table:table-cell table:formula="of:=[.N27]/[.N1]" office:value-type="float" office:value="0.778603323986185" calcext:value-type="float">
            <text:p>0.778603324</text:p>
          </table:table-cell>
          <table:table-cell table:formula="of:=[.O27]/[.O1]" office:value-type="float" office:value="0.718545691891283" calcext:value-type="float">
            <text:p>0.7185456919</text:p>
          </table:table-cell>
          <table:table-cell table:formula="of:=[.P27]/[.P1]" office:value-type="float" office:value="0.70340942734639" calcext:value-type="float">
            <text:p>0.7034094273</text:p>
          </table:table-cell>
          <table:table-cell table:formula="of:=[.Q27]/[.Q1]" office:value-type="float" office:value="0.654908534959385" calcext:value-type="float">
            <text:p>0.654908535</text:p>
          </table:table-cell>
          <table:table-cell table:formula="of:=[.R27]/[.R1]" office:value-type="float" office:value="0.627395489372961" calcext:value-type="float">
            <text:p>0.6273954894</text:p>
          </table:table-cell>
          <table:table-cell table:formula="of:=[.S27]/[.S1]" office:value-type="float" office:value="0.590457081584766" calcext:value-type="float">
            <text:p>0.5904570816</text:p>
          </table:table-cell>
          <table:table-cell table:formula="of:=[.T27]/[.T1]" office:value-type="float" office:value="0.559359442386195" calcext:value-type="float">
            <text:p>0.5593594424</text:p>
          </table:table-cell>
          <table:table-cell table:formula="of:=[.U27]/[.U1]" office:value-type="float" office:value="0.532482261284779" calcext:value-type="float">
            <text:p>0.5324822613</text:p>
          </table:table-cell>
          <table:table-cell table:formula="of:=[.V27]/[.V1]" office:value-type="float" office:value="0.507559942916173" calcext:value-type="float">
            <text:p>0.5075599429</text:p>
          </table:table-cell>
          <table:table-cell table:formula="of:=[.W27]/[.W1]" office:value-type="float" office:value="0.489858990243989" calcext:value-type="float">
            <text:p>0.4898589902</text:p>
          </table:table-cell>
          <table:table-cell table:formula="of:=[.X27]/[.X1]" office:value-type="float" office:value="0.466402139921631" calcext:value-type="float">
            <text:p>0.4664021399</text:p>
          </table:table-cell>
          <table:table-cell table:formula="of:=[.Y27]/[.Y1]" office:value-type="float" office:value="0.444471566559399" calcext:value-type="float">
            <text:p>0.4444715666</text:p>
          </table:table-cell>
          <table:table-cell table:formula="of:=[.Z27]/[.Z1]" office:value-type="float" office:value="0.415806677605383" calcext:value-type="float">
            <text:p>0.4158066776</text:p>
          </table:table-cell>
          <table:table-cell table:formula="of:=[.AA27]/[.AA1]" office:value-type="float" office:value="0.405047913614134" calcext:value-type="float">
            <text:p>0.4050479136</text:p>
          </table:table-cell>
          <table:table-cell table:formula="of:=[.AB27]/[.AB1]" office:value-type="float" office:value="0.373209215550119" calcext:value-type="float">
            <text:p>0.3732092156</text:p>
          </table:table-cell>
          <table:table-cell table:formula="of:=[.AC27]/[.AC1]" office:value-type="float" office:value="0.363611206803353" calcext:value-type="float">
            <text:p>0.3636112068</text:p>
          </table:table-cell>
          <table:table-cell table:formula="of:=[.AD27]/[.AD1]" office:value-type="float" office:value="0.351858115460522" calcext:value-type="float">
            <text:p>0.3518581155</text:p>
          </table:table-cell>
          <table:table-cell table:formula="of:=[.AE27]/[.AE1]" office:value-type="float" office:value="0.333909184669659" calcext:value-type="float">
            <text:p>0.3339091847</text:p>
          </table:table-cell>
          <table:table-cell table:formula="of:=[.AF27]/[.AF1]" office:value-type="float" office:value="0.3185798693755" calcext:value-type="float">
            <text:p>0.3185798694</text:p>
          </table:table-cell>
          <table:table-cell table:formula="of:=[.AG27]/[.AG1]" office:value-type="float" office:value="0.303133100083623" calcext:value-type="float">
            <text:p>0.3031331001</text:p>
          </table:table-cell>
          <table:table-cell table:formula="of:=[.AH27]/[.AH1]" office:value-type="float" office:value="0.293158810880986" calcext:value-type="float">
            <text:p>0.2931588109</text:p>
          </table:table-cell>
          <table:table-cell table:formula="of:=[.AI27]/[.AI1]" office:value-type="float" office:value="0.272706235284937" calcext:value-type="float">
            <text:p>0.2727062353</text:p>
          </table:table-cell>
          <table:table-cell table:formula="of:=[.AJ27]/[.AJ1]" office:value-type="float" office:value="0.259566579580381" calcext:value-type="float">
            <text:p>0.2595665796</text:p>
          </table:table-cell>
          <table:table-cell table:formula="of:=[.AK27]/[.AK1]" office:value-type="float" office:value="0.243748382326236" calcext:value-type="float">
            <text:p>0.2437483823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7391.3102" calcext:value-type="float">
            <text:p>7391.3102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0:47:43.1469841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05:08.736744055</dc:date>
    <meta:editing-duration>PT31M43S</meta:editing-duration>
    <meta:editing-cycles>8</meta:editing-cycles>
    <meta:generator>LibreOffice/5.1.4.2$Linux_X86_64 LibreOffice_project/10m0$Build-2</meta:generator>
    <meta:document-statistic meta:table-count="1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1:all.A2 all.A9:all.AK9 all.A16:all.AK16 all.A23:all.AK23" chart:data-source-has-labels="both" svg:x="1.471cm" svg:y="0.255cm" svg:width="18.295cm" svg:height="12.267cm">
          <chartooo:coordinate-region svg:x="2.463cm" svg:y="0.454cm" svg:width="16.931cm" svg:height="11.421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16:all.AK16" chart:label-cell-address="all.A16:all.A16" chart:class="chart:line">
            <chart:data-point chart:repeated="36"/>
          </chart:series>
          <chart:series chart:style-name="ch10" chart:values-cell-range-address="all.B23:all.AK23" chart:label-cell-address="all.A23:all.A23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avg</text:p>
                <draw:g>
                  <svg:desc>all.A2:all.A2</svg:desc>
                </draw:g>
              </table:table-cell>
              <table:table-cell office:value-type="float" office:value="10250.54">
                <text:p>10250.54</text:p>
                <draw:g>
                  <svg:desc>all.B2:all.AK2</svg:desc>
                </draw:g>
              </table:table-cell>
              <table:table-cell office:value-type="float" office:value="5214.6746190476">
                <text:p>5214.6746190476</text:p>
              </table:table-cell>
              <table:table-cell office:value-type="float" office:value="3697.2988571429">
                <text:p>3697.2988571429</text:p>
              </table:table-cell>
              <table:table-cell office:value-type="float" office:value="2723.6254285714">
                <text:p>2723.6254285714</text:p>
              </table:table-cell>
              <table:table-cell office:value-type="float" office:value="2264.3820952381">
                <text:p>2264.3820952381</text:p>
              </table:table-cell>
              <table:table-cell office:value-type="float" office:value="1871.5470952381">
                <text:p>1871.5470952381</text:p>
              </table:table-cell>
              <table:table-cell office:value-type="float" office:value="1655.8490476191">
                <text:p>1655.8490476191</text:p>
              </table:table-cell>
              <table:table-cell office:value-type="float" office:value="1443.3795714286">
                <text:p>1443.3795714286</text:p>
              </table:table-cell>
              <table:table-cell office:value-type="float" office:value="1312.5980952381">
                <text:p>1312.5980952381</text:p>
              </table:table-cell>
              <table:table-cell office:value-type="float" office:value="1198.3184285714">
                <text:p>1198.3184285714</text:p>
              </table:table-cell>
              <table:table-cell office:value-type="float" office:value="1116.4570476191">
                <text:p>1116.4570476191</text:p>
              </table:table-cell>
              <table:table-cell office:value-type="float" office:value="1048.8777619048">
                <text:p>1048.8777619048</text:p>
              </table:table-cell>
              <table:table-cell office:value-type="float" office:value="994.0569047619">
                <text:p>994.0569047619</text:p>
              </table:table-cell>
              <table:table-cell office:value-type="float" office:value="946.9243333333">
                <text:p>946.9243333333</text:p>
              </table:table-cell>
              <table:table-cell office:value-type="float" office:value="898.3555714286">
                <text:p>898.3555714286</text:p>
              </table:table-cell>
              <table:table-cell office:value-type="float" office:value="855.5536666667">
                <text:p>855.5536666667</text:p>
              </table:table-cell>
              <table:table-cell office:value-type="float" office:value="860.3478571429">
                <text:p>860.3478571429</text:p>
              </table:table-cell>
              <table:table-cell office:value-type="float" office:value="829.8643809524">
                <text:p>829.8643809524</text:p>
              </table:table-cell>
              <table:table-cell office:value-type="float" office:value="752.0374285714">
                <text:p>752.0374285714</text:p>
              </table:table-cell>
              <table:table-cell office:value-type="float" office:value="784.7483333333">
                <text:p>784.7483333333</text:p>
              </table:table-cell>
              <table:table-cell office:value-type="float" office:value="736.5311428571">
                <text:p>736.5311428571</text:p>
              </table:table-cell>
              <table:table-cell office:value-type="float" office:value="725.0917619048">
                <text:p>725.0917619048</text:p>
              </table:table-cell>
              <table:table-cell office:value-type="float" office:value="671.0061428571">
                <text:p>671.0061428571</text:p>
              </table:table-cell>
              <table:table-cell office:value-type="float" office:value="674.9446666667">
                <text:p>674.9446666667</text:p>
              </table:table-cell>
              <table:table-cell office:value-type="float" office:value="673.5189047619">
                <text:p>673.5189047619</text:p>
              </table:table-cell>
              <table:table-cell office:value-type="float" office:value="672.4134285714">
                <text:p>672.4134285714</text:p>
              </table:table-cell>
              <table:table-cell office:value-type="float" office:value="663.9006666667">
                <text:p>663.9006666667</text:p>
              </table:table-cell>
              <table:table-cell office:value-type="float" office:value="639.9925238095">
                <text:p>639.9925238095</text:p>
              </table:table-cell>
              <table:table-cell office:value-type="float" office:value="649.7108095238">
                <text:p>649.7108095238</text:p>
              </table:table-cell>
              <table:table-cell office:value-type="float" office:value="653.5208095238">
                <text:p>653.5208095238</text:p>
              </table:table-cell>
              <table:table-cell office:value-type="float" office:value="632.1742380952">
                <text:p>632.1742380952</text:p>
              </table:table-cell>
              <table:table-cell office:value-type="float" office:value="612.7461904762">
                <text:p>612.7461904762</text:p>
              </table:table-cell>
              <table:table-cell office:value-type="float" office:value="639.3712380952">
                <text:p>639.3712380952</text:p>
              </table:table-cell>
              <table:table-cell office:value-type="float" office:value="625.9566666667">
                <text:p>625.9566666667</text:p>
              </table:table-cell>
              <table:table-cell office:value-type="float" office:value="595.5236190476">
                <text:p>595.5236190476</text:p>
              </table:table-cell>
              <table:table-cell office:value-type="float" office:value="608.586952381">
                <text:p>608.586952381</text:p>
              </table:table-cell>
            </table:table-row>
            <table:table-row>
              <table:table-cell office:value-type="string">
                <text:p>cilk1_avg</text:p>
                <draw:g>
                  <svg:desc>all.A9:all.A9</svg:desc>
                </draw:g>
              </table:table-cell>
              <table:table-cell office:value-type="float" office:value="11492.6889">
                <text:p>11492.6889</text:p>
                <draw:g>
                  <svg:desc>all.B9:all.AK9</svg:desc>
                </draw:g>
              </table:table-cell>
              <table:table-cell office:value-type="float" office:value="5728.998952381">
                <text:p>5728.998952381</text:p>
              </table:table-cell>
              <table:table-cell office:value-type="float" office:value="4081.582952381">
                <text:p>4081.582952381</text:p>
              </table:table-cell>
              <table:table-cell office:value-type="float" office:value="2986.7993809524">
                <text:p>2986.7993809524</text:p>
              </table:table-cell>
              <table:table-cell office:value-type="float" office:value="2484.7153809524">
                <text:p>2484.7153809524</text:p>
              </table:table-cell>
              <table:table-cell office:value-type="float" office:value="2055.9625714286">
                <text:p>2055.9625714286</text:p>
              </table:table-cell>
              <table:table-cell office:value-type="float" office:value="1805.047">
                <text:p>1805.047</text:p>
              </table:table-cell>
              <table:table-cell office:value-type="float" office:value="1576.791">
                <text:p>1576.791</text:p>
              </table:table-cell>
              <table:table-cell office:value-type="float" office:value="1427.2700952381">
                <text:p>1427.2700952381</text:p>
              </table:table-cell>
              <table:table-cell office:value-type="float" office:value="1296.2540476191">
                <text:p>1296.2540476191</text:p>
              </table:table-cell>
              <table:table-cell office:value-type="float" office:value="1198.7798095238">
                <text:p>1198.7798095238</text:p>
              </table:table-cell>
              <table:table-cell office:value-type="float" office:value="1134.3390476191">
                <text:p>1134.3390476191</text:p>
              </table:table-cell>
              <table:table-cell office:value-type="float" office:value="1076.0786190476">
                <text:p>1076.0786190476</text:p>
              </table:table-cell>
              <table:table-cell office:value-type="float" office:value="1045.0310952381">
                <text:p>1045.0310952381</text:p>
              </table:table-cell>
              <table:table-cell office:value-type="float" office:value="991.3478095238">
                <text:p>991.3478095238</text:p>
              </table:table-cell>
              <table:table-cell office:value-type="float" office:value="942.7066190476">
                <text:p>942.7066190476</text:p>
              </table:table-cell>
              <table:table-cell office:value-type="float" office:value="926.0888095238">
                <text:p>926.0888095238</text:p>
              </table:table-cell>
              <table:table-cell office:value-type="float" office:value="869.5146190476">
                <text:p>869.5146190476</text:p>
              </table:table-cell>
              <table:table-cell office:value-type="float" office:value="844.7147142857">
                <text:p>844.7147142857</text:p>
              </table:table-cell>
              <table:table-cell office:value-type="float" office:value="830.4745714286">
                <text:p>830.4745714286</text:p>
              </table:table-cell>
              <table:table-cell office:value-type="float" office:value="809.3604761905">
                <text:p>809.3604761905</text:p>
              </table:table-cell>
              <table:table-cell office:value-type="float" office:value="752.9210952381">
                <text:p>752.9210952381</text:p>
              </table:table-cell>
              <table:table-cell office:value-type="float" office:value="731.1333809524">
                <text:p>731.1333809524</text:p>
              </table:table-cell>
              <table:table-cell office:value-type="float" office:value="736.6575238095">
                <text:p>736.6575238095</text:p>
              </table:table-cell>
              <table:table-cell office:value-type="float" office:value="719.9634285714">
                <text:p>719.9634285714</text:p>
              </table:table-cell>
              <table:table-cell office:value-type="float" office:value="698.3748571429">
                <text:p>698.3748571429</text:p>
              </table:table-cell>
              <table:table-cell office:value-type="float" office:value="684.8950952381">
                <text:p>684.8950952381</text:p>
              </table:table-cell>
              <table:table-cell office:value-type="float" office:value="688.5410952381">
                <text:p>688.5410952381</text:p>
              </table:table-cell>
              <table:table-cell office:value-type="float" office:value="668.9745238095">
                <text:p>668.9745238095</text:p>
              </table:table-cell>
              <table:table-cell office:value-type="float" office:value="655.4833333333">
                <text:p>655.4833333333</text:p>
              </table:table-cell>
              <table:table-cell office:value-type="float" office:value="650.7567142857">
                <text:p>650.7567142857</text:p>
              </table:table-cell>
              <table:table-cell office:value-type="float" office:value="648.8407619048">
                <text:p>648.8407619048</text:p>
              </table:table-cell>
              <table:table-cell office:value-type="float" office:value="627.018">
                <text:p>627.018</text:p>
              </table:table-cell>
              <table:table-cell office:value-type="float" office:value="612.706047619">
                <text:p>612.706047619</text:p>
              </table:table-cell>
              <table:table-cell office:value-type="float" office:value="622.232">
                <text:p>622.232</text:p>
              </table:table-cell>
              <table:table-cell office:value-type="float" office:value="626.332047619">
                <text:p>626.332047619</text:p>
              </table:table-cell>
            </table:table-row>
            <table:table-row>
              <table:table-cell office:value-type="string">
                <text:p>cilk2_avg</text:p>
                <draw:g>
                  <svg:desc>all.A16:all.A16</svg:desc>
                </draw:g>
              </table:table-cell>
              <table:table-cell office:value-type="float" office:value="8360.46055">
                <text:p>8360.46055</text:p>
                <draw:g>
                  <svg:desc>all.B16:all.AK16</svg:desc>
                </draw:g>
              </table:table-cell>
              <table:table-cell office:value-type="float" office:value="4276.9304761905">
                <text:p>4276.9304761905</text:p>
              </table:table-cell>
              <table:table-cell office:value-type="float" office:value="3001.0267619048">
                <text:p>3001.0267619048</text:p>
              </table:table-cell>
              <table:table-cell office:value-type="float" office:value="2257.2187619048">
                <text:p>2257.2187619048</text:p>
              </table:table-cell>
              <table:table-cell office:value-type="float" office:value="1873.4717142857">
                <text:p>1873.4717142857</text:p>
              </table:table-cell>
              <table:table-cell office:value-type="float" office:value="1566.5542380952">
                <text:p>1566.5542380952</text:p>
              </table:table-cell>
              <table:table-cell office:value-type="float" office:value="1371.169952381">
                <text:p>1371.169952381</text:p>
              </table:table-cell>
              <table:table-cell office:value-type="float" office:value="1201.1527619048">
                <text:p>1201.1527619048</text:p>
              </table:table-cell>
              <table:table-cell office:value-type="float" office:value="1089.5314761905">
                <text:p>1089.5314761905</text:p>
              </table:table-cell>
              <table:table-cell office:value-type="float" office:value="1003.1275714286">
                <text:p>1003.1275714286</text:p>
              </table:table-cell>
              <table:table-cell office:value-type="float" office:value="937.6155238095">
                <text:p>937.6155238095</text:p>
              </table:table-cell>
              <table:table-cell office:value-type="float" office:value="878.6500952381">
                <text:p>878.6500952381</text:p>
              </table:table-cell>
              <table:table-cell office:value-type="float" office:value="841.6288095238">
                <text:p>841.6288095238</text:p>
              </table:table-cell>
              <table:table-cell office:value-type="float" office:value="805.0603809524">
                <text:p>805.0603809524</text:p>
              </table:table-cell>
              <table:table-cell office:value-type="float" office:value="777.565">
                <text:p>777.565</text:p>
              </table:table-cell>
              <table:table-cell office:value-type="float" office:value="739.4803809524">
                <text:p>739.4803809524</text:p>
              </table:table-cell>
              <table:table-cell office:value-type="float" office:value="709.6825714286">
                <text:p>709.6825714286</text:p>
              </table:table-cell>
              <table:table-cell office:value-type="float" office:value="701.574952381">
                <text:p>701.574952381</text:p>
              </table:table-cell>
              <table:table-cell office:value-type="float" office:value="671.3717142857">
                <text:p>671.3717142857</text:p>
              </table:table-cell>
              <table:table-cell office:value-type="float" office:value="644.0442380952">
                <text:p>644.0442380952</text:p>
              </table:table-cell>
              <table:table-cell office:value-type="float" office:value="634.9353333333">
                <text:p>634.9353333333</text:p>
              </table:table-cell>
              <table:table-cell office:value-type="float" office:value="610.3520952381">
                <text:p>610.3520952381</text:p>
              </table:table-cell>
              <table:table-cell office:value-type="float" office:value="611.5090952381">
                <text:p>611.5090952381</text:p>
              </table:table-cell>
              <table:table-cell office:value-type="float" office:value="567.517047619">
                <text:p>567.517047619</text:p>
              </table:table-cell>
              <table:table-cell office:value-type="float" office:value="567.6899047619">
                <text:p>567.6899047619</text:p>
              </table:table-cell>
              <table:table-cell office:value-type="float" office:value="572.8213809524">
                <text:p>572.8213809524</text:p>
              </table:table-cell>
              <table:table-cell office:value-type="float" office:value="534.5861428571">
                <text:p>534.5861428571</text:p>
              </table:table-cell>
              <table:table-cell office:value-type="float" office:value="545.5582380952">
                <text:p>545.5582380952</text:p>
              </table:table-cell>
              <table:table-cell office:value-type="float" office:value="550.8186190476">
                <text:p>550.8186190476</text:p>
              </table:table-cell>
              <table:table-cell office:value-type="float" office:value="527.5053333333">
                <text:p>527.5053333333</text:p>
              </table:table-cell>
              <table:table-cell office:value-type="float" office:value="540.660952381">
                <text:p>540.660952381</text:p>
              </table:table-cell>
              <table:table-cell office:value-type="float" office:value="531.1434285714">
                <text:p>531.1434285714</text:p>
              </table:table-cell>
              <table:table-cell office:value-type="float" office:value="512.2010952381">
                <text:p>512.2010952381</text:p>
              </table:table-cell>
              <table:table-cell office:value-type="float" office:value="513.9771428571">
                <text:p>513.9771428571</text:p>
              </table:table-cell>
              <table:table-cell office:value-type="float" office:value="525.0986666667">
                <text:p>525.0986666667</text:p>
              </table:table-cell>
              <table:table-cell office:value-type="float" office:value="503.6599047619">
                <text:p>503.6599047619</text:p>
              </table:table-cell>
            </table:table-row>
            <table:table-row>
              <table:table-cell office:value-type="string">
                <text:p>omp_avg</text:p>
                <draw:g>
                  <svg:desc>all.A23:all.A23</svg:desc>
                </draw:g>
              </table:table-cell>
              <table:table-cell office:value-type="float" office:value="7844.593">
                <text:p>7844.593</text:p>
                <draw:g>
                  <svg:desc>all.B23:all.AK23</svg:desc>
                </draw:g>
              </table:table-cell>
              <table:table-cell office:value-type="float" office:value="4185.3636666667">
                <text:p>4185.3636666667</text:p>
              </table:table-cell>
              <table:table-cell office:value-type="float" office:value="2326.1592380952">
                <text:p>2326.1592380952</text:p>
              </table:table-cell>
              <table:table-cell office:value-type="float" office:value="1656.654952381">
                <text:p>1656.654952381</text:p>
              </table:table-cell>
              <table:table-cell office:value-type="float" office:value="1247.9590476191">
                <text:p>1247.9590476191</text:p>
              </table:table-cell>
              <table:table-cell office:value-type="float" office:value="1048.5524285714">
                <text:p>1048.5524285714</text:p>
              </table:table-cell>
              <table:table-cell office:value-type="float" office:value="956.232">
                <text:p>956.232</text:p>
              </table:table-cell>
              <table:table-cell office:value-type="float" office:value="845.5672857143">
                <text:p>845.5672857143</text:p>
              </table:table-cell>
              <table:table-cell office:value-type="float" office:value="802.6985238095">
                <text:p>802.6985238095</text:p>
              </table:table-cell>
              <table:table-cell office:value-type="float" office:value="799.6442857143">
                <text:p>799.6442857143</text:p>
              </table:table-cell>
              <table:table-cell office:value-type="float" office:value="766.1361904762">
                <text:p>766.1361904762</text:p>
              </table:table-cell>
              <table:table-cell office:value-type="float" office:value="757.9147142857">
                <text:p>757.9147142857</text:p>
              </table:table-cell>
              <table:table-cell office:value-type="float" office:value="730.2336190476">
                <text:p>730.2336190476</text:p>
              </table:table-cell>
              <table:table-cell office:value-type="float" office:value="734.749">
                <text:p>734.749</text:p>
              </table:table-cell>
              <table:table-cell office:value-type="float" office:value="700.5223333333">
                <text:p>700.5223333333</text:p>
              </table:table-cell>
              <table:table-cell office:value-type="float" office:value="705.3761904762">
                <text:p>705.3761904762</text:p>
              </table:table-cell>
              <table:table-cell office:value-type="float" office:value="692.9966190476">
                <text:p>692.9966190476</text:p>
              </table:table-cell>
              <table:table-cell office:value-type="float" office:value="695.4414761905">
                <text:p>695.4414761905</text:p>
              </table:table-cell>
              <table:table-cell office:value-type="float" office:value="695.4675238095">
                <text:p>695.4675238095</text:p>
              </table:table-cell>
              <table:table-cell office:value-type="float" office:value="694.0428571429">
                <text:p>694.0428571429</text:p>
              </table:table-cell>
              <table:table-cell office:value-type="float" office:value="693.4494285714">
                <text:p>693.4494285714</text:p>
              </table:table-cell>
              <table:table-cell office:value-type="float" office:value="685.8476666667">
                <text:p>685.8476666667</text:p>
              </table:table-cell>
              <table:table-cell office:value-type="float" office:value="689.021952381">
                <text:p>689.021952381</text:p>
              </table:table-cell>
              <table:table-cell office:value-type="float" office:value="692.893047619">
                <text:p>692.893047619</text:p>
              </table:table-cell>
              <table:table-cell office:value-type="float" office:value="711.0333333333">
                <text:p>711.0333333333</text:p>
              </table:table-cell>
              <table:table-cell office:value-type="float" office:value="701.8457619048">
                <text:p>701.8457619048</text:p>
              </table:table-cell>
              <table:table-cell office:value-type="float" office:value="733.5087619048">
                <text:p>733.5087619048</text:p>
              </table:table-cell>
              <table:table-cell office:value-type="float" office:value="725.9824761905">
                <text:p>725.9824761905</text:p>
              </table:table-cell>
              <table:table-cell office:value-type="float" office:value="724.3623333333">
                <text:p>724.3623333333</text:p>
              </table:table-cell>
              <table:table-cell office:value-type="float" office:value="737.8563333333">
                <text:p>737.8563333333</text:p>
              </table:table-cell>
              <table:table-cell office:value-type="float" office:value="748.4131428571">
                <text:p>748.4131428571</text:p>
              </table:table-cell>
              <table:table-cell office:value-type="float" office:value="761.9703809524">
                <text:p>761.9703809524</text:p>
              </table:table-cell>
              <table:table-cell office:value-type="float" office:value="764.0196666667">
                <text:p>764.0196666667</text:p>
              </table:table-cell>
              <table:table-cell office:value-type="float" office:value="797.1635714286">
                <text:p>797.1635714286</text:p>
              </table:table-cell>
              <table:table-cell office:value-type="float" office:value="813.5881428571">
                <text:p>813.5881428571</text:p>
              </table:table-cell>
              <table:table-cell office:value-type="float" office:value="842.3201428571">
                <text:p>842.320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 all.A20:all.AK20 all.A27:all.AK27" chart:data-source-has-labels="both" svg:x="0.32cm" svg:y="0.18cm" svg:width="12.561cm" svg:height="8.64cm">
          <chartooo:coordinate-region svg:x="0.941cm" svg:y="0.379cm" svg:width="11.9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20:all.AK20" chart:label-cell-address="all.A20:all.A20" chart:class="chart:line">
            <chart:data-point chart:repeated="36"/>
          </chart:series>
          <chart:series chart:style-name="ch9" chart:values-cell-range-address="all.B27:all.AK27" chart:label-cell-address="all.A27:all.A27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0.721065446308194">
                <text:p>0.721065446308194</text:p>
                <draw:g>
                  <svg:desc>all.B6:all.AK6</svg:desc>
                </draw:g>
              </table:table-cell>
              <table:table-cell office:value-type="float" office:value="1.41740582873605">
                <text:p>1.41740582873605</text:p>
              </table:table-cell>
              <table:table-cell office:value-type="float" office:value="1.99911083349958">
                <text:p>1.99911083349958</text:p>
              </table:table-cell>
              <table:table-cell office:value-type="float" office:value="2.71377632271443">
                <text:p>2.71377632271443</text:p>
              </table:table-cell>
              <table:table-cell office:value-type="float" office:value="3.26416209328965">
                <text:p>3.26416209328965</text:p>
              </table:table-cell>
              <table:table-cell office:value-type="float" office:value="3.9493049460557">
                <text:p>3.9493049460557</text:p>
              </table:table-cell>
              <table:table-cell office:value-type="float" office:value="4.46375846314479">
                <text:p>4.46375846314479</text:p>
              </table:table-cell>
              <table:table-cell office:value-type="float" office:value="5.12083608934854">
                <text:p>5.12083608934854</text:p>
              </table:table-cell>
              <table:table-cell office:value-type="float" office:value="5.63105357749224">
                <text:p>5.63105357749224</text:p>
              </table:table-cell>
              <table:table-cell office:value-type="float" office:value="6.16806853985522">
                <text:p>6.16806853985522</text:p>
              </table:table-cell>
              <table:table-cell office:value-type="float" office:value="6.62032651928915">
                <text:p>6.62032651928915</text:p>
              </table:table-cell>
              <table:table-cell office:value-type="float" office:value="7.04687473455163">
                <text:p>7.04687473455163</text:p>
              </table:table-cell>
              <table:table-cell office:value-type="float" office:value="7.43550008514894">
                <text:p>7.43550008514894</text:p>
              </table:table-cell>
              <table:table-cell office:value-type="float" office:value="7.80559749054246">
                <text:p>7.80559749054246</text:p>
              </table:table-cell>
              <table:table-cell office:value-type="float" office:value="8.22759988925771">
                <text:p>8.22759988925771</text:p>
              </table:table-cell>
              <table:table-cell office:value-type="float" office:value="8.63921281384614">
                <text:p>8.63921281384614</text:p>
              </table:table-cell>
              <table:table-cell office:value-type="float" office:value="8.59107178408691">
                <text:p>8.59107178408691</text:p>
              </table:table-cell>
              <table:table-cell office:value-type="float" office:value="8.90664832670286">
                <text:p>8.90664832670286</text:p>
              </table:table-cell>
              <table:table-cell office:value-type="float" office:value="9.8283807682828">
                <text:p>9.8283807682828</text:p>
              </table:table-cell>
              <table:table-cell office:value-type="float" office:value="9.41870136710535">
                <text:p>9.41870136710535</text:p>
              </table:table-cell>
              <table:table-cell office:value-type="float" office:value="10.035298943814">
                <text:p>10.035298943814</text:p>
              </table:table-cell>
              <table:table-cell office:value-type="float" office:value="10.1936204330652">
                <text:p>10.1936204330652</text:p>
              </table:table-cell>
              <table:table-cell office:value-type="float" office:value="11.0152645824199">
                <text:p>11.0152645824199</text:p>
              </table:table-cell>
              <table:table-cell office:value-type="float" office:value="10.9509868957154">
                <text:p>10.9509868957154</text:p>
              </table:table-cell>
              <table:table-cell office:value-type="float" office:value="10.9741688729776">
                <text:p>10.9741688729776</text:p>
              </table:table-cell>
              <table:table-cell office:value-type="float" office:value="10.9922108719683">
                <text:p>10.9922108719683</text:p>
              </table:table-cell>
              <table:table-cell office:value-type="float" office:value="11.1331567674275">
                <text:p>11.1331567674275</text:p>
              </table:table-cell>
              <table:table-cell office:value-type="float" office:value="11.5490570983609">
                <text:p>11.5490570983609</text:p>
              </table:table-cell>
              <table:table-cell office:value-type="float" office:value="11.3763078767574">
                <text:p>11.3763078767574</text:p>
              </table:table-cell>
              <table:table-cell office:value-type="float" office:value="11.3099844599988">
                <text:p>11.3099844599988</text:p>
              </table:table-cell>
              <table:table-cell office:value-type="float" office:value="11.6918877021479">
                <text:p>11.6918877021479</text:p>
              </table:table-cell>
              <table:table-cell office:value-type="float" office:value="12.0625967405131">
                <text:p>12.0625967405131</text:p>
              </table:table-cell>
              <table:table-cell office:value-type="float" office:value="11.560279473972">
                <text:p>11.560279473972</text:p>
              </table:table-cell>
              <table:table-cell office:value-type="float" office:value="11.8080221740583">
                <text:p>11.8080221740583</text:p>
              </table:table-cell>
              <table:table-cell office:value-type="float" office:value="12.4114476128095">
                <text:p>12.4114476128095</text:p>
              </table:table-cell>
              <table:table-cell office:value-type="float" office:value="12.1450355961176">
                <text:p>12.1450355961176</text:p>
              </table:table-cell>
            </table:table-row>
            <table:table-row>
              <table:table-cell office:value-type="string">
                <text:p>cilk1_spu</text:p>
                <draw:g>
                  <svg:desc>all.A13:all.A13</svg:desc>
                </draw:g>
              </table:table-cell>
              <table:table-cell office:value-type="float" office:value="0.643131495537132">
                <text:p>0.643131495537132</text:p>
                <draw:g>
                  <svg:desc>all.B13:all.AK13</svg:desc>
                </draw:g>
              </table:table-cell>
              <table:table-cell office:value-type="float" office:value="1.29015736631059">
                <text:p>1.29015736631059</text:p>
              </table:table-cell>
              <table:table-cell office:value-type="float" office:value="1.81089304964101">
                <text:p>1.81089304964101</text:p>
              </table:table-cell>
              <table:table-cell office:value-type="float" office:value="2.47465907725049">
                <text:p>2.47465907725049</text:p>
              </table:table-cell>
              <table:table-cell office:value-type="float" office:value="2.97471100982475">
                <text:p>2.97471100982475</text:p>
              </table:table-cell>
              <table:table-cell office:value-type="float" office:value="3.59506067995396">
                <text:p>3.59506067995396</text:p>
              </table:table-cell>
              <table:table-cell office:value-type="float" office:value="4.09480207440582">
                <text:p>4.09480207440582</text:p>
              </table:table-cell>
              <table:table-cell office:value-type="float" office:value="4.68756493409716">
                <text:p>4.68756493409716</text:p>
              </table:table-cell>
              <table:table-cell office:value-type="float" office:value="5.17863453081525">
                <text:p>5.17863453081525</text:p>
              </table:table-cell>
              <table:table-cell office:value-type="float" office:value="5.70205370897473">
                <text:p>5.70205370897473</text:p>
              </table:table-cell>
              <table:table-cell office:value-type="float" office:value="6.16569460152662">
                <text:p>6.16569460152662</text:p>
              </table:table-cell>
              <table:table-cell office:value-type="float" office:value="6.51596206223691">
                <text:p>6.51596206223691</text:p>
              </table:table-cell>
              <table:table-cell office:value-type="float" office:value="6.86874552580721">
                <text:p>6.86874552580721</text:p>
              </table:table-cell>
              <table:table-cell office:value-type="float" office:value="7.07281365471327">
                <text:p>7.07281365471327</text:p>
              </table:table-cell>
              <table:table-cell office:value-type="float" office:value="7.45581936933967">
                <text:p>7.45581936933967</text:p>
              </table:table-cell>
              <table:table-cell office:value-type="float" office:value="7.84052010525535">
                <text:p>7.84052010525535</text:p>
              </table:table-cell>
              <table:table-cell office:value-type="float" office:value="7.98121100696666">
                <text:p>7.98121100696666</text:p>
              </table:table-cell>
              <table:table-cell office:value-type="float" office:value="8.50050135798278">
                <text:p>8.50050135798278</text:p>
              </table:table-cell>
              <table:table-cell office:value-type="float" office:value="8.75006682729586">
                <text:p>8.75006682729586</text:p>
              </table:table-cell>
              <table:table-cell office:value-type="float" office:value="8.90010417451471">
                <text:p>8.90010417451471</text:p>
              </table:table-cell>
              <table:table-cell office:value-type="float" office:value="9.13228458447766">
                <text:p>9.13228458447766</text:p>
              </table:table-cell>
              <table:table-cell office:value-type="float" office:value="9.81684567844737">
                <text:p>9.81684567844737</text:p>
              </table:table-cell>
              <table:table-cell office:value-type="float" office:value="10.1093868677858">
                <text:p>10.1093868677858</text:p>
              </table:table-cell>
              <table:table-cell office:value-type="float" office:value="10.0335772880959">
                <text:p>10.0335772880959</text:p>
              </table:table-cell>
              <table:table-cell office:value-type="float" office:value="10.2662300704167">
                <text:p>10.2662300704167</text:p>
              </table:table-cell>
              <table:table-cell office:value-type="float" office:value="10.5835857697374">
                <text:p>10.5835857697374</text:p>
              </table:table-cell>
              <table:table-cell office:value-type="float" office:value="10.7918865989695">
                <text:p>10.7918865989695</text:p>
              </table:table-cell>
              <table:table-cell office:value-type="float" office:value="10.734740818112">
                <text:p>10.734740818112</text:p>
              </table:table-cell>
              <table:table-cell office:value-type="float" office:value="11.0487170092964">
                <text:p>11.0487170092964</text:p>
              </table:table-cell>
              <table:table-cell office:value-type="float" office:value="11.276122250757">
                <text:p>11.276122250757</text:p>
              </table:table-cell>
              <table:table-cell office:value-type="float" office:value="11.3580237249078">
                <text:p>11.3580237249078</text:p>
              </table:table-cell>
              <table:table-cell office:value-type="float" office:value="11.3915626667803">
                <text:p>11.3915626667803</text:p>
              </table:table-cell>
              <table:table-cell office:value-type="float" office:value="11.7880351122296">
                <text:p>11.7880351122296</text:p>
              </table:table-cell>
              <table:table-cell office:value-type="float" office:value="12.0633870495043">
                <text:p>12.0633870495043</text:p>
              </table:table-cell>
              <table:table-cell office:value-type="float" office:value="11.8787047274971">
                <text:p>11.8787047274971</text:p>
              </table:table-cell>
              <table:table-cell office:value-type="float" office:value="11.8009452463722">
                <text:p>11.8009452463722</text:p>
              </table:table-cell>
            </table:table-row>
            <table:table-row>
              <table:table-cell office:value-type="string">
                <text:p>cilk2_spu</text:p>
                <draw:g>
                  <svg:desc>all.A20:all.A20</svg:desc>
                </draw:g>
              </table:table-cell>
              <table:table-cell office:value-type="float" office:value="0.884079310678644">
                <text:p>0.884079310678644</text:p>
                <draw:g>
                  <svg:desc>all.B20:all.AK20</svg:desc>
                </draw:g>
              </table:table-cell>
              <table:table-cell office:value-type="float" office:value="1.72818104973815">
                <text:p>1.72818104973815</text:p>
              </table:table-cell>
              <table:table-cell office:value-type="float" office:value="2.46292712008627">
                <text:p>2.46292712008627</text:p>
              </table:table-cell>
              <table:table-cell office:value-type="float" office:value="3.27452098340822">
                <text:p>3.27452098340822</text:p>
              </table:table-cell>
              <table:table-cell office:value-type="float" office:value="3.94524782180557">
                <text:p>3.94524782180557</text:p>
              </table:table-cell>
              <table:table-cell office:value-type="float" office:value="4.71819616599245">
                <text:p>4.71819616599245</text:p>
              </table:table-cell>
              <table:table-cell office:value-type="float" office:value="5.39051354441161">
                <text:p>5.39051354441161</text:p>
              </table:table-cell>
              <table:table-cell office:value-type="float" office:value="6.15351388634264">
                <text:p>6.15351388634264</text:p>
              </table:table-cell>
              <table:table-cell office:value-type="float" office:value="6.78393452738364">
                <text:p>6.78393452738364</text:p>
              </table:table-cell>
              <table:table-cell office:value-type="float" office:value="7.36826542358286">
                <text:p>7.36826542358286</text:p>
              </table:table-cell>
              <table:table-cell office:value-type="float" office:value="7.88309281609306">
                <text:p>7.88309281609306</text:p>
              </table:table-cell>
              <table:table-cell office:value-type="float" office:value="8.41212018305999">
                <text:p>8.41212018305999</text:p>
              </table:table-cell>
              <table:table-cell office:value-type="float" office:value="8.7821497034804">
                <text:p>8.7821497034804</text:p>
              </table:table-cell>
              <table:table-cell office:value-type="float" office:value="9.18106315361831">
                <text:p>9.18106315361831</text:p>
              </table:table-cell>
              <table:table-cell office:value-type="float" office:value="9.50571360593648">
                <text:p>9.50571360593648</text:p>
              </table:table-cell>
              <table:table-cell office:value-type="float" office:value="9.99527558862414">
                <text:p>9.99527558862414</text:p>
              </table:table-cell>
              <table:table-cell office:value-type="float" office:value="10.4149523992413">
                <text:p>10.4149523992413</text:p>
              </table:table-cell>
              <table:table-cell office:value-type="float" office:value="10.5353108387285">
                <text:p>10.5353108387285</text:p>
              </table:table-cell>
              <table:table-cell office:value-type="float" office:value="11.0092666144923">
                <text:p>11.0092666144923</text:p>
              </table:table-cell>
              <table:table-cell office:value-type="float" office:value="11.476401406618">
                <text:p>11.476401406618</text:p>
              </table:table-cell>
              <table:table-cell office:value-type="float" office:value="11.6410440748303">
                <text:p>11.6410440748303</text:p>
              </table:table-cell>
              <table:table-cell office:value-type="float" office:value="12.1099120616873">
                <text:p>12.1099120616873</text:p>
              </table:table-cell>
              <table:table-cell office:value-type="float" office:value="12.0869996171064">
                <text:p>12.0869996171064</text:p>
              </table:table-cell>
              <table:table-cell office:value-type="float" office:value="13.0239439167687">
                <text:p>13.0239439167687</text:p>
              </table:table-cell>
              <table:table-cell office:value-type="float" office:value="13.0199782275502">
                <text:p>13.0199782275502</text:p>
              </table:table-cell>
              <table:table-cell office:value-type="float" office:value="12.9033420290822">
                <text:p>12.9033420290822</text:p>
              </table:table-cell>
              <table:table-cell office:value-type="float" office:value="13.8262285671998">
                <text:p>13.8262285671998</text:p>
              </table:table-cell>
              <table:table-cell office:value-type="float" office:value="13.5481598184761">
                <text:p>13.5481598184761</text:p>
              </table:table-cell>
              <table:table-cell office:value-type="float" office:value="13.4187733391802">
                <text:p>13.4187733391802</text:p>
              </table:table-cell>
              <table:table-cell office:value-type="float" office:value="14.0118207967574">
                <text:p>14.0118207967574</text:p>
              </table:table-cell>
              <table:table-cell office:value-type="float" office:value="13.6708785190601">
                <text:p>13.6708785190601</text:p>
              </table:table-cell>
              <table:table-cell office:value-type="float" office:value="13.9158460830066">
                <text:p>13.9158460830066</text:p>
              </table:table-cell>
              <table:table-cell office:value-type="float" office:value="14.4304849574055">
                <text:p>14.4304849574055</text:p>
              </table:table-cell>
              <table:table-cell office:value-type="float" office:value="14.3806204278134">
                <text:p>14.3806204278134</text:p>
              </table:table-cell>
              <table:table-cell office:value-type="float" office:value="14.0760406933037">
                <text:p>14.0760406933037</text:p>
              </table:table-cell>
              <table:table-cell office:value-type="float" office:value="14.6752007259624">
                <text:p>14.6752007259624</text:p>
              </table:table-cell>
            </table:table-row>
            <table:table-row>
              <table:table-cell office:value-type="string">
                <text:p>omp_spu</text:p>
                <draw:g>
                  <svg:desc>all.A27:all.A27</svg:desc>
                </draw:g>
              </table:table-cell>
              <table:table-cell office:value-type="float" office:value="0.942217167927004">
                <text:p>0.942217167927004</text:p>
                <draw:g>
                  <svg:desc>all.B27:all.AK27</svg:desc>
                </draw:g>
              </table:table-cell>
              <table:table-cell office:value-type="float" office:value="1.76598995658759">
                <text:p>1.76598995658759</text:p>
              </table:table-cell>
              <table:table-cell office:value-type="float" office:value="3.17747387150179">
                <text:p>3.17747387150179</text:p>
              </table:table-cell>
              <table:table-cell office:value-type="float" office:value="4.46158700058631">
                <text:p>4.46158700058631</text:p>
              </table:table-cell>
              <table:table-cell office:value-type="float" office:value="5.92271854921954">
                <text:p>5.92271854921954</text:p>
              </table:table-cell>
              <table:table-cell office:value-type="float" office:value="7.04906116146265">
                <text:p>7.04906116146265</text:p>
              </table:table-cell>
              <table:table-cell office:value-type="float" office:value="7.72962021768776">
                <text:p>7.72962021768776</text:p>
              </table:table-cell>
              <table:table-cell office:value-type="float" office:value="8.74124428046684">
                <text:p>8.74124428046684</text:p>
              </table:table-cell>
              <table:table-cell office:value-type="float" office:value="9.20807747960197">
                <text:p>9.20807747960197</text:p>
              </table:table-cell>
              <table:table-cell office:value-type="float" office:value="9.2432476940638">
                <text:p>9.2432476940638</text:p>
              </table:table-cell>
              <table:table-cell office:value-type="float" office:value="9.6475147524435">
                <text:p>9.6475147524435</text:p>
              </table:table-cell>
              <table:table-cell office:value-type="float" office:value="9.75216612197056">
                <text:p>9.75216612197056</text:p>
              </table:table-cell>
              <table:table-cell office:value-type="float" office:value="10.1218432118204">
                <text:p>10.1218432118204</text:p>
              </table:table-cell>
              <table:table-cell office:value-type="float" office:value="10.059639686478">
                <text:p>10.059639686478</text:p>
              </table:table-cell>
              <table:table-cell office:value-type="float" office:value="10.5511414101958">
                <text:p>10.5511414101958</text:p>
              </table:table-cell>
              <table:table-cell office:value-type="float" office:value="10.4785365593502">
                <text:p>10.4785365593502</text:p>
              </table:table-cell>
              <table:table-cell office:value-type="float" office:value="10.6657233193403">
                <text:p>10.6657233193403</text:p>
              </table:table-cell>
              <table:table-cell office:value-type="float" office:value="10.6282274685258">
                <text:p>10.6282274685258</text:p>
              </table:table-cell>
              <table:table-cell office:value-type="float" office:value="10.6278294053377">
                <text:p>10.6278294053377</text:p>
              </table:table-cell>
              <table:table-cell office:value-type="float" office:value="10.6496452256956">
                <text:p>10.6496452256956</text:p>
              </table:table-cell>
              <table:table-cell office:value-type="float" office:value="10.6587588012396">
                <text:p>10.6587588012396</text:p>
              </table:table-cell>
              <table:table-cell office:value-type="float" office:value="10.7768977853678">
                <text:p>10.7768977853678</text:p>
              </table:table-cell>
              <table:table-cell office:value-type="float" office:value="10.7272492181975">
                <text:p>10.7272492181975</text:p>
              </table:table-cell>
              <table:table-cell office:value-type="float" office:value="10.6673175974256">
                <text:p>10.6673175974256</text:p>
              </table:table-cell>
              <table:table-cell office:value-type="float" office:value="10.3951669401346">
                <text:p>10.3951669401346</text:p>
              </table:table-cell>
              <table:table-cell office:value-type="float" office:value="10.5312457539675">
                <text:p>10.5312457539675</text:p>
              </table:table-cell>
              <table:table-cell office:value-type="float" office:value="10.0766488198532">
                <text:p>10.0766488198532</text:p>
              </table:table-cell>
              <table:table-cell office:value-type="float" office:value="10.1811137904939">
                <text:p>10.1811137904939</text:p>
              </table:table-cell>
              <table:table-cell office:value-type="float" office:value="10.2038853483551">
                <text:p>10.2038853483551</text:p>
              </table:table-cell>
              <table:table-cell office:value-type="float" office:value="10.0172755400898">
                <text:p>10.0172755400898</text:p>
              </table:table-cell>
              <table:table-cell office:value-type="float" office:value="9.87597595064051">
                <text:p>9.87597595064051</text:p>
              </table:table-cell>
              <table:table-cell office:value-type="float" office:value="9.70025920267593">
                <text:p>9.70025920267593</text:p>
              </table:table-cell>
              <table:table-cell office:value-type="float" office:value="9.67424075907253">
                <text:p>9.67424075907253</text:p>
              </table:table-cell>
              <table:table-cell office:value-type="float" office:value="9.27201199968785">
                <text:p>9.27201199968785</text:p>
              </table:table-cell>
              <table:table-cell office:value-type="float" office:value="9.08483028531332">
                <text:p>9.08483028531332</text:p>
              </table:table-cell>
              <table:table-cell office:value-type="float" office:value="8.7749417637445">
                <text:p>8.7749417637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21:all.AK21 all.A28:all.AK28 all.A32:all.AK32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21:all.AK21" chart:label-cell-address="all.A21:all.A21" chart:class="chart:line">
            <chart:data-point chart:repeated="36"/>
          </chart:series>
          <chart:series chart:style-name="ch9" chart:values-cell-range-address="all.B28:all.AK28" chart:label-cell-address="all.A28:all.A28" chart:class="chart:line">
            <chart:data-point chart:repeated="36"/>
          </chart:series>
          <chart:series chart:style-name="ch10" chart:values-cell-range-address="all.B32:all.AK32" chart:label-cell-address="all.A32:all.A32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eff</text:p>
                <draw:g>
                  <svg:desc>all.A7:all.A7</svg:desc>
                </draw:g>
              </table:table-cell>
              <table:table-cell office:value-type="float" office:value="0.721065446308194">
                <text:p>0.721065446308194</text:p>
                <draw:g>
                  <svg:desc>all.B7:all.AK7</svg:desc>
                </draw:g>
              </table:table-cell>
              <table:table-cell office:value-type="float" office:value="0.708702914368024">
                <text:p>0.708702914368024</text:p>
              </table:table-cell>
              <table:table-cell office:value-type="float" office:value="0.666370277833194">
                <text:p>0.666370277833194</text:p>
              </table:table-cell>
              <table:table-cell office:value-type="float" office:value="0.678444080678607">
                <text:p>0.678444080678607</text:p>
              </table:table-cell>
              <table:table-cell office:value-type="float" office:value="0.65283241865793">
                <text:p>0.65283241865793</text:p>
              </table:table-cell>
              <table:table-cell office:value-type="float" office:value="0.658217491009283">
                <text:p>0.658217491009283</text:p>
              </table:table-cell>
              <table:table-cell office:value-type="float" office:value="0.637679780449256">
                <text:p>0.637679780449256</text:p>
              </table:table-cell>
              <table:table-cell office:value-type="float" office:value="0.640104511168567">
                <text:p>0.640104511168567</text:p>
              </table:table-cell>
              <table:table-cell office:value-type="float" office:value="0.62567261972136">
                <text:p>0.62567261972136</text:p>
              </table:table-cell>
              <table:table-cell office:value-type="float" office:value="0.616806853985522">
                <text:p>0.616806853985522</text:p>
              </table:table-cell>
              <table:table-cell office:value-type="float" office:value="0.601847865389923">
                <text:p>0.601847865389923</text:p>
              </table:table-cell>
              <table:table-cell office:value-type="float" office:value="0.587239561212636">
                <text:p>0.587239561212636</text:p>
              </table:table-cell>
              <table:table-cell office:value-type="float" office:value="0.571961545011457">
                <text:p>0.571961545011457</text:p>
              </table:table-cell>
              <table:table-cell office:value-type="float" office:value="0.55754267789589">
                <text:p>0.55754267789589</text:p>
              </table:table-cell>
              <table:table-cell office:value-type="float" office:value="0.548506659283848">
                <text:p>0.548506659283848</text:p>
              </table:table-cell>
              <table:table-cell office:value-type="float" office:value="0.539950800865384">
                <text:p>0.539950800865384</text:p>
              </table:table-cell>
              <table:table-cell office:value-type="float" office:value="0.505357163769818">
                <text:p>0.505357163769818</text:p>
              </table:table-cell>
              <table:table-cell office:value-type="float" office:value="0.494813795927937">
                <text:p>0.494813795927937</text:p>
              </table:table-cell>
              <table:table-cell office:value-type="float" office:value="0.517283198330674">
                <text:p>0.517283198330674</text:p>
              </table:table-cell>
              <table:table-cell office:value-type="float" office:value="0.470935068355268">
                <text:p>0.470935068355268</text:p>
              </table:table-cell>
              <table:table-cell office:value-type="float" office:value="0.477871378276859">
                <text:p>0.477871378276859</text:p>
              </table:table-cell>
              <table:table-cell office:value-type="float" office:value="0.463346383321144">
                <text:p>0.463346383321144</text:p>
              </table:table-cell>
              <table:table-cell office:value-type="float" office:value="0.478924547061735">
                <text:p>0.478924547061735</text:p>
              </table:table-cell>
              <table:table-cell office:value-type="float" office:value="0.456291120654806">
                <text:p>0.456291120654806</text:p>
              </table:table-cell>
              <table:table-cell office:value-type="float" office:value="0.438966754919104">
                <text:p>0.438966754919104</text:p>
              </table:table-cell>
              <table:table-cell office:value-type="float" office:value="0.422777341229549">
                <text:p>0.422777341229549</text:p>
              </table:table-cell>
              <table:table-cell office:value-type="float" office:value="0.412339139534352">
                <text:p>0.412339139534352</text:p>
              </table:table-cell>
              <table:table-cell office:value-type="float" office:value="0.41246632494146">
                <text:p>0.41246632494146</text:p>
              </table:table-cell>
              <table:table-cell office:value-type="float" office:value="0.392286478508874">
                <text:p>0.392286478508874</text:p>
              </table:table-cell>
              <table:table-cell office:value-type="float" office:value="0.376999481999959">
                <text:p>0.376999481999959</text:p>
              </table:table-cell>
              <table:table-cell office:value-type="float" office:value="0.377157667811223">
                <text:p>0.377157667811223</text:p>
              </table:table-cell>
              <table:table-cell office:value-type="float" office:value="0.376956148141033">
                <text:p>0.376956148141033</text:p>
              </table:table-cell>
              <table:table-cell office:value-type="float" office:value="0.350311499211272">
                <text:p>0.350311499211272</text:p>
              </table:table-cell>
              <table:table-cell office:value-type="float" office:value="0.347294769825243">
                <text:p>0.347294769825243</text:p>
              </table:table-cell>
              <table:table-cell office:value-type="float" office:value="0.354612788937414">
                <text:p>0.354612788937414</text:p>
              </table:table-cell>
              <table:table-cell office:value-type="float" office:value="0.337362099892157">
                <text:p>0.337362099892157</text:p>
              </table:table-cell>
            </table:table-row>
            <table:table-row>
              <table:table-cell office:value-type="string">
                <text:p>cilk1_eff</text:p>
                <draw:g>
                  <svg:desc>all.A14:all.A14</svg:desc>
                </draw:g>
              </table:table-cell>
              <table:table-cell office:value-type="float" office:value="0.643131495537132">
                <text:p>0.643131495537132</text:p>
                <draw:g>
                  <svg:desc>all.B14:all.AK14</svg:desc>
                </draw:g>
              </table:table-cell>
              <table:table-cell office:value-type="float" office:value="0.645078683155295">
                <text:p>0.645078683155295</text:p>
              </table:table-cell>
              <table:table-cell office:value-type="float" office:value="0.603631016547004">
                <text:p>0.603631016547004</text:p>
              </table:table-cell>
              <table:table-cell office:value-type="float" office:value="0.618664769312622">
                <text:p>0.618664769312622</text:p>
              </table:table-cell>
              <table:table-cell office:value-type="float" office:value="0.59494220196495">
                <text:p>0.59494220196495</text:p>
              </table:table-cell>
              <table:table-cell office:value-type="float" office:value="0.599176779992327">
                <text:p>0.599176779992327</text:p>
              </table:table-cell>
              <table:table-cell office:value-type="float" office:value="0.584971724915117">
                <text:p>0.584971724915117</text:p>
              </table:table-cell>
              <table:table-cell office:value-type="float" office:value="0.585945616762145">
                <text:p>0.585945616762145</text:p>
              </table:table-cell>
              <table:table-cell office:value-type="float" office:value="0.57540383675725">
                <text:p>0.57540383675725</text:p>
              </table:table-cell>
              <table:table-cell office:value-type="float" office:value="0.570205370897473">
                <text:p>0.570205370897473</text:p>
              </table:table-cell>
              <table:table-cell office:value-type="float" office:value="0.560517691047874">
                <text:p>0.560517691047874</text:p>
              </table:table-cell>
              <table:table-cell office:value-type="float" office:value="0.542996838519742">
                <text:p>0.542996838519742</text:p>
              </table:table-cell>
              <table:table-cell office:value-type="float" office:value="0.528365040446708">
                <text:p>0.528365040446708</text:p>
              </table:table-cell>
              <table:table-cell office:value-type="float" office:value="0.505200975336662">
                <text:p>0.505200975336662</text:p>
              </table:table-cell>
              <table:table-cell office:value-type="float" office:value="0.497054624622645">
                <text:p>0.497054624622645</text:p>
              </table:table-cell>
              <table:table-cell office:value-type="float" office:value="0.490032506578459">
                <text:p>0.490032506578459</text:p>
              </table:table-cell>
              <table:table-cell office:value-type="float" office:value="0.469483000409803">
                <text:p>0.469483000409803</text:p>
              </table:table-cell>
              <table:table-cell office:value-type="float" office:value="0.472250075443488">
                <text:p>0.472250075443488</text:p>
              </table:table-cell>
              <table:table-cell office:value-type="float" office:value="0.460529833015571">
                <text:p>0.460529833015571</text:p>
              </table:table-cell>
              <table:table-cell office:value-type="float" office:value="0.445005208725736">
                <text:p>0.445005208725736</text:p>
              </table:table-cell>
              <table:table-cell office:value-type="float" office:value="0.434870694498936">
                <text:p>0.434870694498936</text:p>
              </table:table-cell>
              <table:table-cell office:value-type="float" office:value="0.446220258111244">
                <text:p>0.446220258111244</text:p>
              </table:table-cell>
              <table:table-cell office:value-type="float" office:value="0.439538559468946">
                <text:p>0.439538559468946</text:p>
              </table:table-cell>
              <table:table-cell office:value-type="float" office:value="0.418065720337331">
                <text:p>0.418065720337331</text:p>
              </table:table-cell>
              <table:table-cell office:value-type="float" office:value="0.410649202816667">
                <text:p>0.410649202816667</text:p>
              </table:table-cell>
              <table:table-cell office:value-type="float" office:value="0.407060991143747">
                <text:p>0.407060991143747</text:p>
              </table:table-cell>
              <table:table-cell office:value-type="float" office:value="0.399699503665538">
                <text:p>0.399699503665538</text:p>
              </table:table-cell>
              <table:table-cell office:value-type="float" office:value="0.383383600646859">
                <text:p>0.383383600646859</text:p>
              </table:table-cell>
              <table:table-cell office:value-type="float" office:value="0.380990241699877">
                <text:p>0.380990241699877</text:p>
              </table:table-cell>
              <table:table-cell office:value-type="float" office:value="0.3758707416919">
                <text:p>0.3758707416919</text:p>
              </table:table-cell>
              <table:table-cell office:value-type="float" office:value="0.366387862093799">
                <text:p>0.366387862093799</text:p>
              </table:table-cell>
              <table:table-cell office:value-type="float" office:value="0.355986333336884">
                <text:p>0.355986333336884</text:p>
              </table:table-cell>
              <table:table-cell office:value-type="float" office:value="0.35721318521908">
                <text:p>0.35721318521908</text:p>
              </table:table-cell>
              <table:table-cell office:value-type="float" office:value="0.354805501456008">
                <text:p>0.354805501456008</text:p>
              </table:table-cell>
              <table:table-cell office:value-type="float" office:value="0.339391563642775">
                <text:p>0.339391563642775</text:p>
              </table:table-cell>
              <table:table-cell office:value-type="float" office:value="0.32780403462145">
                <text:p>0.32780403462145</text:p>
              </table:table-cell>
            </table:table-row>
            <table:table-row>
              <table:table-cell office:value-type="string">
                <text:p>cilk2_eff</text:p>
                <draw:g>
                  <svg:desc>all.A21:all.A21</svg:desc>
                </draw:g>
              </table:table-cell>
              <table:table-cell office:value-type="float" office:value="0.884079310678644">
                <text:p>0.884079310678644</text:p>
                <draw:g>
                  <svg:desc>all.B21:all.AK21</svg:desc>
                </draw:g>
              </table:table-cell>
              <table:table-cell office:value-type="float" office:value="0.864090524869077">
                <text:p>0.864090524869077</text:p>
              </table:table-cell>
              <table:table-cell office:value-type="float" office:value="0.820975706695422">
                <text:p>0.820975706695422</text:p>
              </table:table-cell>
              <table:table-cell office:value-type="float" office:value="0.818630245852056">
                <text:p>0.818630245852056</text:p>
              </table:table-cell>
              <table:table-cell office:value-type="float" office:value="0.789049564361113">
                <text:p>0.789049564361113</text:p>
              </table:table-cell>
              <table:table-cell office:value-type="float" office:value="0.786366027665409">
                <text:p>0.786366027665409</text:p>
              </table:table-cell>
              <table:table-cell office:value-type="float" office:value="0.770073363487373">
                <text:p>0.770073363487373</text:p>
              </table:table-cell>
              <table:table-cell office:value-type="float" office:value="0.76918923579283">
                <text:p>0.76918923579283</text:p>
              </table:table-cell>
              <table:table-cell office:value-type="float" office:value="0.753770503042627">
                <text:p>0.753770503042627</text:p>
              </table:table-cell>
              <table:table-cell office:value-type="float" office:value="0.736826542358286">
                <text:p>0.736826542358286</text:p>
              </table:table-cell>
              <table:table-cell office:value-type="float" office:value="0.716644801463005">
                <text:p>0.716644801463005</text:p>
              </table:table-cell>
              <table:table-cell office:value-type="float" office:value="0.701010015254999">
                <text:p>0.701010015254999</text:p>
              </table:table-cell>
              <table:table-cell office:value-type="float" office:value="0.6755499771908">
                <text:p>0.6755499771908</text:p>
              </table:table-cell>
              <table:table-cell office:value-type="float" office:value="0.655790225258451">
                <text:p>0.655790225258451</text:p>
              </table:table-cell>
              <table:table-cell office:value-type="float" office:value="0.633714240395765">
                <text:p>0.633714240395765</text:p>
              </table:table-cell>
              <table:table-cell office:value-type="float" office:value="0.624704724289008">
                <text:p>0.624704724289008</text:p>
              </table:table-cell>
              <table:table-cell office:value-type="float" office:value="0.612644258778897">
                <text:p>0.612644258778897</text:p>
              </table:table-cell>
              <table:table-cell office:value-type="float" office:value="0.585295046596029">
                <text:p>0.585295046596029</text:p>
              </table:table-cell>
              <table:table-cell office:value-type="float" office:value="0.579435084973277">
                <text:p>0.579435084973277</text:p>
              </table:table-cell>
              <table:table-cell office:value-type="float" office:value="0.573820070330902">
                <text:p>0.573820070330902</text:p>
              </table:table-cell>
              <table:table-cell office:value-type="float" office:value="0.554335432134775">
                <text:p>0.554335432134775</text:p>
              </table:table-cell>
              <table:table-cell office:value-type="float" office:value="0.550450548258515">
                <text:p>0.550450548258515</text:p>
              </table:table-cell>
              <table:table-cell office:value-type="float" office:value="0.525521722482887">
                <text:p>0.525521722482887</text:p>
              </table:table-cell>
              <table:table-cell office:value-type="float" office:value="0.542664329865362">
                <text:p>0.542664329865362</text:p>
              </table:table-cell>
              <table:table-cell office:value-type="float" office:value="0.520799129102009">
                <text:p>0.520799129102009</text:p>
              </table:table-cell>
              <table:table-cell office:value-type="float" office:value="0.49628238573393">
                <text:p>0.49628238573393</text:p>
              </table:table-cell>
              <table:table-cell office:value-type="float" office:value="0.512082539525919">
                <text:p>0.512082539525919</text:p>
              </table:table-cell>
              <table:table-cell office:value-type="float" office:value="0.48386285065986">
                <text:p>0.48386285065986</text:p>
              </table:table-cell>
              <table:table-cell office:value-type="float" office:value="0.462716322040697">
                <text:p>0.462716322040697</text:p>
              </table:table-cell>
              <table:table-cell office:value-type="float" office:value="0.467060693225248">
                <text:p>0.467060693225248</text:p>
              </table:table-cell>
              <table:table-cell office:value-type="float" office:value="0.440996081260004">
                <text:p>0.440996081260004</text:p>
              </table:table-cell>
              <table:table-cell office:value-type="float" office:value="0.434870190093956">
                <text:p>0.434870190093956</text:p>
              </table:table-cell>
              <table:table-cell office:value-type="float" office:value="0.43728742295168">
                <text:p>0.43728742295168</text:p>
              </table:table-cell>
              <table:table-cell office:value-type="float" office:value="0.422959424347454">
                <text:p>0.422959424347454</text:p>
              </table:table-cell>
              <table:table-cell office:value-type="float" office:value="0.402172591237249">
                <text:p>0.402172591237249</text:p>
              </table:table-cell>
              <table:table-cell office:value-type="float" office:value="0.407644464610067">
                <text:p>0.407644464610067</text:p>
              </table:table-cell>
            </table:table-row>
            <table:table-row>
              <table:table-cell office:value-type="string">
                <text:p>omp_eff</text:p>
                <draw:g>
                  <svg:desc>all.A28:all.A28</svg:desc>
                </draw:g>
              </table:table-cell>
              <table:table-cell office:value-type="float" office:value="0.942217167927004">
                <text:p>0.942217167927004</text:p>
                <draw:g>
                  <svg:desc>all.B28:all.AK28</svg:desc>
                </draw:g>
              </table:table-cell>
              <table:table-cell office:value-type="float" office:value="0.882994978293795">
                <text:p>0.882994978293795</text:p>
              </table:table-cell>
              <table:table-cell office:value-type="float" office:value="1.05915795716726">
                <text:p>1.05915795716726</text:p>
              </table:table-cell>
              <table:table-cell office:value-type="float" office:value="1.11539675014658">
                <text:p>1.11539675014658</text:p>
              </table:table-cell>
              <table:table-cell office:value-type="float" office:value="1.18454370984391">
                <text:p>1.18454370984391</text:p>
              </table:table-cell>
              <table:table-cell office:value-type="float" office:value="1.17484352691044">
                <text:p>1.17484352691044</text:p>
              </table:table-cell>
              <table:table-cell office:value-type="float" office:value="1.10423145966968">
                <text:p>1.10423145966968</text:p>
              </table:table-cell>
              <table:table-cell office:value-type="float" office:value="1.09265553505836">
                <text:p>1.09265553505836</text:p>
              </table:table-cell>
              <table:table-cell office:value-type="float" office:value="1.02311971995577">
                <text:p>1.02311971995577</text:p>
              </table:table-cell>
              <table:table-cell office:value-type="float" office:value="0.92432476940638">
                <text:p>0.92432476940638</text:p>
              </table:table-cell>
              <table:table-cell office:value-type="float" office:value="0.877046795676682">
                <text:p>0.877046795676682</text:p>
              </table:table-cell>
              <table:table-cell office:value-type="float" office:value="0.812680510164213">
                <text:p>0.812680510164213</text:p>
              </table:table-cell>
              <table:table-cell office:value-type="float" office:value="0.778603323986185">
                <text:p>0.778603323986185</text:p>
              </table:table-cell>
              <table:table-cell office:value-type="float" office:value="0.718545691891283">
                <text:p>0.718545691891283</text:p>
              </table:table-cell>
              <table:table-cell office:value-type="float" office:value="0.70340942734639">
                <text:p>0.70340942734639</text:p>
              </table:table-cell>
              <table:table-cell office:value-type="float" office:value="0.654908534959385">
                <text:p>0.654908534959385</text:p>
              </table:table-cell>
              <table:table-cell office:value-type="float" office:value="0.627395489372961">
                <text:p>0.627395489372961</text:p>
              </table:table-cell>
              <table:table-cell office:value-type="float" office:value="0.590457081584766">
                <text:p>0.590457081584766</text:p>
              </table:table-cell>
              <table:table-cell office:value-type="float" office:value="0.559359442386195">
                <text:p>0.559359442386195</text:p>
              </table:table-cell>
              <table:table-cell office:value-type="float" office:value="0.532482261284779">
                <text:p>0.532482261284779</text:p>
              </table:table-cell>
              <table:table-cell office:value-type="float" office:value="0.507559942916173">
                <text:p>0.507559942916173</text:p>
              </table:table-cell>
              <table:table-cell office:value-type="float" office:value="0.489858990243989">
                <text:p>0.489858990243989</text:p>
              </table:table-cell>
              <table:table-cell office:value-type="float" office:value="0.466402139921631">
                <text:p>0.466402139921631</text:p>
              </table:table-cell>
              <table:table-cell office:value-type="float" office:value="0.444471566559399">
                <text:p>0.444471566559399</text:p>
              </table:table-cell>
              <table:table-cell office:value-type="float" office:value="0.415806677605383">
                <text:p>0.415806677605383</text:p>
              </table:table-cell>
              <table:table-cell office:value-type="float" office:value="0.405047913614134">
                <text:p>0.405047913614134</text:p>
              </table:table-cell>
              <table:table-cell office:value-type="float" office:value="0.373209215550119">
                <text:p>0.373209215550119</text:p>
              </table:table-cell>
              <table:table-cell office:value-type="float" office:value="0.363611206803353">
                <text:p>0.363611206803353</text:p>
              </table:table-cell>
              <table:table-cell office:value-type="float" office:value="0.351858115460522">
                <text:p>0.351858115460522</text:p>
              </table:table-cell>
              <table:table-cell office:value-type="float" office:value="0.333909184669659">
                <text:p>0.333909184669659</text:p>
              </table:table-cell>
              <table:table-cell office:value-type="float" office:value="0.3185798693755">
                <text:p>0.3185798693755</text:p>
              </table:table-cell>
              <table:table-cell office:value-type="float" office:value="0.303133100083623">
                <text:p>0.303133100083623</text:p>
              </table:table-cell>
              <table:table-cell office:value-type="float" office:value="0.293158810880986">
                <text:p>0.293158810880986</text:p>
              </table:table-cell>
              <table:table-cell office:value-type="float" office:value="0.272706235284937">
                <text:p>0.272706235284937</text:p>
              </table:table-cell>
              <table:table-cell office:value-type="float" office:value="0.259566579580381">
                <text:p>0.259566579580381</text:p>
              </table:table-cell>
              <table:table-cell office:value-type="float" office:value="0.243748382326236">
                <text:p>0.243748382326236</text:p>
              </table:table-cell>
            </table:table-row>
            <table:table-row>
              <table:table-cell office:value-type="string">
                <text:p>linear</text:p>
                <draw:g>
                  <svg:desc>all.A32:all.A32</svg:desc>
                </draw:g>
              </table:table-cell>
              <table:table-cell office:value-type="float" office:value="1">
                <text:p>1</text:p>
                <draw:g>
                  <svg:desc>all.B32:all.AK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